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6944in"/>
    </style:style>
    <style:style style:name="Table1.B" style:family="table-column">
      <style:table-column-properties style:column-width="3.2306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486in"/>
    </style:style>
    <style:style style:name="Table2.B" style:family="table-column">
      <style:table-column-properties style:column-width="1.316in"/>
    </style:style>
    <style:style style:name="Table2.C" style:family="table-column">
      <style:table-column-properties style:column-width="0.7799in"/>
    </style:style>
    <style:style style:name="Table2.D" style:family="table-column">
      <style:table-column-properties style:column-width="1.6611in"/>
    </style:style>
    <style:style style:name="Table2.E" style:family="table-column">
      <style:table-column-properties style:column-width="2.1194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in" fo:margin-bottom="0in"/>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visible-area-top="0in" draw:visible-area-width="3.937in" draw:visible-area-height="3.93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ec:6"/><text:a xlink:type="simple" xlink:href="http://railstutorial.org/chapters/modeling-and-viewing-users-one?version=2.3#top">Chapter 6 Modeling and viewing users, part I</text:a></text:h>
      <text:section text:style-name="Sect1" text:name="book">
        <text:p text:style-name="Text_20_body">In <text:a xlink:type="simple" xlink:href="http://railstutorial.org/chapters/filling-in-the-layout?version=2.3#top">Chapter 5</text:a>, we ended with a stub page for creating new users (<text:a xlink:type="simple" xlink:href="http://railstutorial.org/chapters/filling-in-the-layout?version=2.3#sec:user_signup">Section 5.3</text:a>); over the course of the next three chapters, we’ll fulfill the promise implicit in this incipient signup page. The first critical step is to create a <text:span text:style-name="Emphasis">data model</text:span> for users of our site, together with a way to store that data. Completing this task is the goal for this chapter and the next (<text:a xlink:type="simple" xlink:href="http://railstutorial.org/chapters/modeling-and-viewing-users-two?version=2.3#top">Chapter 7</text:a>), and we’ll give users the ability to sign up (<text:a xlink:type="simple" xlink:href="http://railstutorial.org/chapters/sign-up?version=2.3#top">Chapter 8</text:a>). Once the sample application can create new users, we’ll let them sign in and sign out (<text:a xlink:type="simple" xlink:href="http://railstutorial.org/chapters/sign-in-sign-out?version=2.3#top">Chapter 9</text:a>), and in <text:a xlink:type="simple" xlink:href="http://railstutorial.org/chapters/updating-showing-and-deleting-users?version=2.3#top">Chapter 10</text:a> (<text:a xlink:type="simple" xlink:href="http://railstutorial.org/chapters/updating-showing-and-deleting-users?version=2.3#sec:protecting_pages">Section 10.2</text:a>) we’ll learn how to protect pages from improper access.</text:p>
        <text:p text:style-name="Text_20_body">Taken together, the material in <text:a xlink:type="simple" xlink:href="http://railstutorial.org/chapters/modeling-and-viewing-users-one?version=2.3#top">Chapter 6</text:a> through <text:a xlink:type="simple" xlink:href="http://railstutorial.org/chapters/updating-showing-and-deleting-users?version=2.3#top">Chapter 10</text:a> develops a full Rails login and authentication system. As you may know, there are various pre-built authentication solutions out there in Rails land; <text:a xlink:type="simple" xlink:href="http://railstutorial.org/chapters/modeling-and-viewing-users-one?version=2.3#sidebar:roll_your_own">Box 6.1</text:a> explains why (at least at first) it’s a good idea to roll your own.</text:p>
        <text:section text:style-name="Sect1" text:name="sidebar:roll_your_own">
          <text:p text:style-name="Text_20_body"/>
        </text:section>
        <text:p text:style-name="Text_20_body">Box 6.1.Roll your own authentication system </text:p>
        <text:p text:style-name="Text_20_body">Virtually all web applications nowadays require a login and authentication system of some sort. Unsurprisingly, most web frameworks have a plethora of options for implementing such systems, and Rails is no exception. Examples of authentication and authorization systems include <text:a xlink:type="simple" xlink:href="http://github.com/thoughtbot/clearance">Clearance</text:a>, <text:a xlink:type="simple" xlink:href="http://github.com/binarylogic/authlogic">Authlogic</text:a>, <text:a xlink:type="simple" xlink:href="http://github.com/plataformatec/devise">Devise</text:a>, and <text:a xlink:type="simple" xlink:href="http://railscasts.com/episodes/192-authorization-with-cancan">CanCan</text:a> (as well as non-Rails-specific solutions built on top of <text:a xlink:type="simple" xlink:href="http://en.wikipedia.org/wiki/OpenID">OpenID</text:a> or <text:a xlink:type="simple" xlink:href="http://en.wikipedia.org/wiki/Oauth">OAuth</text:a>). It’s reasonable to ask why we should reinvent the wheel. Why not just use an off-the-shelf solution instead of rolling our own?</text:p>
        <text:p text:style-name="Text_20_body">There are several reasons why building our own authentication system is a good idea. First, there is no standard answer to Rails authentication; tying the tutorial to a specific project would leave us open to the risk that the our particular choice would go out of fashion or out of date. Moreover, even if we guessed right, the project’s codebase would continue to evolve, rendering any tutorial explanation quickly obsolete. Finally, introducing all the authentication machinery at once would be a pedagogical disaster—to take one example, Clearance contains more than 1,000 lines of code and creates a complicated data model right from the start. Authentication systems are a challenging and rich programming exercise; rolling our own means that we can consider one small piece at a time, leading to a far deeper understanding—of both authentication and of Rails.</text:p>
        <text:p text:style-name="Text_20_body">I encourage you to study <text:a xlink:type="simple" xlink:href="http://railstutorial.org/chapters/modeling-and-viewing-users-one?version=2.3#top">Chapter 6</text:a> through <text:a xlink:type="simple" xlink:href="http://railstutorial.org/chapters/updating-showing-and-deleting-users?version=2.3#top">Chapter 10</text:a> to give yourself a good foundation for future projects. When the time comes, if you decide to use an off-the-shelf authentication system for your own applications, you will be in a good position both to understand it and to tailor it to meet your specific needs.</text:p>
        <text:p text:style-name="Text_20_body">In parallel with our data modeling, we’ll also develop a web page for <text:span text:style-name="Emphasis">showing</text:span> users, which will give us a first taste of the REST architecture for structuring web applications. Though we won’t get very far in this chapter, our eventual goal for the user profile pages is to show the user’s profile image, basic user data, and a list of microposts, as mocked up in <text:a xlink:type="simple" xlink:href="http://railstutorial.org/chapters/modeling-and-viewing-users-one?version=2.3#fig:profile_mockup">Figure 6.1</text:a>.<text:bookmark text:name="fnref:6.1"/><text:a xlink:type="simple" xlink:href="http://railstutorial.org/chapters/modeling-and-viewing-users-one?version=2.3#fn:6.1">1</text:a> (<text:a xlink:type="simple" xlink:href="http://railstutorial.org/chapters/modeling-and-viewing-users-one?version=2.3#fig:profile_mockup">Figure 6.1</text:a> has our first example of <text:span text:style-name="Emphasis">lorem ipsum</text:span> text, which has a <text:a xlink:type="simple" xlink:href="http://www.straightdope.com/columns/read/2290/what-does-the-filler-text-lorem-ipsum-mean">fascinating story</text:a> that you should definitely read about some time.) In this chapter, we’ll lay the essential foundation for the user show page, and will start filling in the details starting in <text:a xlink:type="simple" xlink:href="http://railstutorial.org/chapters/modeling-and-viewing-users-two?version=2.3#top">Chapter 7</text:a>.</text:p>
        <text:section text:style-name="Sect1" text:name="fig:profile_mockup">
          <text:p text:style-name="Text_20_body"/>
        </text:section>
        <text:p text:style-name="P4"><draw:frame draw:style-name="fr1" draw:name="graphics1" text:anchor-type="as-char" svg:width="0.7862in" svg:height="0.3929in" draw:z-index="0"><draw:image xlink:href="http://railstutorial.org/images/figures/profile_mockup.png" xlink:type="simple" xlink:show="embed" xlink:actuate="onLoad"/><svg:title>profile_mockup</svg:title></draw:frame></text:p>
        <text:p text:style-name="Text_20_body">Figure 6.1: A mockup of our best guess at the user show page. <text:a xlink:type="simple" xlink:href="http://www.railstutorial.org/images/figures/profile_mockup-full.png">(full size)</text:a></text:p>
        <text:p text:style-name="Text_20_body"><text:soft-page-break/>As usual, if you’re following along using Git for version control, now would be a good time to make a topic branch for modeling users:</text:p>
        <text:p text:style-name="Preformatted_20_Text">$ git checkout master</text:p>
        <text:p text:style-name="P8">$ git checkout -b modeling-users</text:p>
        <text:p text:style-name="Text_20_body">(The first line here is just to make sure that you start on the master branch, so that the <text:span text:style-name="Teletype">modeling-users</text:span> topic branch is based on <text:span text:style-name="Teletype">master</text:span>. You can skip that command if you’re already on the master branch.)</text:p>
        <text:section text:style-name="Sect1" text:name="sec:user_model">
          <text:p text:style-name="Text_20_body"/>
        </text:section>
        <text:h text:style-name="Heading_20_2" text:outline-level="2"><text:bookmark text:name="sec:6.1"/><text:a xlink:type="simple" xlink:href="http://railstutorial.org/chapters/modeling-and-viewing-users-one?version=2.3#sec:user_model">6.1 User model</text:a></text:h>
        <text:p text:style-name="Text_20_body">Although the ultimate goal of the next three chapters is to make a signup page for our site, it would do little good to accept signup information now, since we don’t currently have any place to put it. Thus, the first step in signing up users is to make a data structure to capture and store their information. In Rails, the default data structure for a data model is called, naturally enough, a <text:span text:style-name="Emphasis">model</text:span> (the M in MVC from <text:a xlink:type="simple" xlink:href="http://railstutorial.org/chapters/beginning?version=2.3#sec:mvc">Section 1.2.4</text:a>). The default Rails solution to the problem of persistence is to use a <text:span text:style-name="Emphasis">database</text:span> for long-term data storage, and the default library for interacting with the database is called <text:span text:style-name="Emphasis">Active Record</text:span>.<text:bookmark text:name="fnref:6.2"/><text:a xlink:type="simple" xlink:href="http://railstutorial.org/chapters/modeling-and-viewing-users-one?version=2.3#fn:6.2">2</text:a></text:p>
        <text:p text:style-name="Text_20_body">Active Record comes with a host of methods for creating, saving, and finding data objects, all without having to use the structured query language (SQL)<text:bookmark text:name="fnref:6.3"/><text:a xlink:type="simple" xlink:href="http://railstutorial.org/chapters/modeling-and-viewing-users-one?version=2.3#fn:6.3">3</text:a> used by <text:a xlink:type="simple" xlink:href="http://en.wikipedia.org/wiki/Relational_database">relational databases</text:a>. Moreover, Rails has a feature called <text:span text:style-name="Emphasis">migrations</text:span> to allow data definitions to be written in pure Ruby, without having to learn an SQL data definition language (DDL).<text:bookmark text:name="fnref:6.4"/><text:a xlink:type="simple" xlink:href="http://railstutorial.org/chapters/modeling-and-viewing-users-one?version=2.3#fn:6.4">4</text:a> The effect is that Rails insulates you almost entirely from the details of the data store. In this book, by using SQLite for development and Heroku for deployment (<text:a xlink:type="simple" xlink:href="http://railstutorial.org/chapters/beginning?version=2.3#sec:deploying">Section 1.4</text:a>), we have developed this theme even further, to the point where we barely ever have to think about how Rails stores data, even for production applications.<text:bookmark text:name="fnref:6.5"/><text:a xlink:type="simple" xlink:href="http://railstutorial.org/chapters/modeling-and-viewing-users-one?version=2.3#fn:6.5">5</text:a></text:p>
        <text:section text:style-name="Sect1" text:name="sec:database_migrations">
          <text:p text:style-name="Text_20_body"/>
        </text:section>
        <text:h text:style-name="Heading_20_3" text:outline-level="3"><text:bookmark text:name="sec:6.1.1"/><text:a xlink:type="simple" xlink:href="http://railstutorial.org/chapters/modeling-and-viewing-users-one?version=2.3#sec:database_migrations">6.1.1 Database migrations</text:a></text:h>
        <text:p text:style-name="Text_20_body">You may recall from <text:a xlink:type="simple" xlink:href="http://railstutorial.org/chapters/rails-flavored-ruby?version=2.3#sec:a_user_class">Section 4.4.5</text:a> that we have already encountered, via a custom-built <text:span text:style-name="Source_20_Text">User</text:span> class, user objects with <text:span text:style-name="Source_20_Text">name</text:span> and <text:span text:style-name="Source_20_Text">email</text:span> attributes. That class served as a useful example, but it lacked the critical property of <text:span text:style-name="Emphasis">persistence</text:span>: when we created a User object at the Rails console, it disappeared as soon as we exited. Our goal in this section is to create a model for users that won’t disappear quite so easily.</text:p>
        <text:p text:style-name="Text_20_body">As with the User class in <text:a xlink:type="simple" xlink:href="http://railstutorial.org/chapters/rails-flavored-ruby?version=2.3#sec:a_user_class">Section 4.4.5</text:a>, we’ll start by modeling a user with two attributes, a <text:span text:style-name="Source_20_Text">name</text:span> and an <text:span text:style-name="Source_20_Text">email</text:span> address, the latter of which we’ll use as a unique username.<text:bookmark text:name="fnref:6.6"/><text:a xlink:type="simple" xlink:href="http://railstutorial.org/chapters/modeling-and-viewing-users-one?version=2.3#fn:6.6">6</text:a> (We’ll add a password attribute in <text:a xlink:type="simple" xlink:href="http://railstutorial.org/chapters/modeling-and-viewing-users-two?version=2.3#sec:insecure_passwords">Section 7.1</text:a>.) In <text:a xlink:type="simple" xlink:href="http://railstutorial.org/chapters/rails-flavored-ruby?version=2.3#code:example_user">Listing 4.8</text:a>, we did this with Ruby’s <text:span text:style-name="Source_20_Text">attr_accessor</text:span> keyword:</text:p>
        <text:p text:style-name="Preformatted_20_Text">class User</text:p>
        <text:p text:style-name="Preformatted_20_Text"><text:s text:c="2"/>attr_accessor :name, :email</text:p>
        <text:p text:style-name="Preformatted_20_Text"><text:s text:c="2"/>.</text:p>
        <text:p text:style-name="Preformatted_20_Text"><text:s text:c="2"/>.</text:p>
        <text:p text:style-name="Preformatted_20_Text"><text:s text:c="2"/>.</text:p>
        <text:p text:style-name="P8">end</text:p>
        <text:p text:style-name="Text_20_body">In contrast, when using Rails to model users we don’t need to identify the attributes explicitly. As noted briefly above, to store data Rails uses a relational database by default, which consists of <text:span text:style-name="Emphasis">tables</text:span> <text:soft-page-break/>composed of data <text:span text:style-name="Emphasis">rows</text:span>, where each row has <text:span text:style-name="Emphasis">columns</text:span> of data attributes. For example, to store users with names and email addresses, we’ll create a <text:span text:style-name="Source_20_Text">users</text:span> table with <text:span text:style-name="Source_20_Text">name</text:span> and <text:span text:style-name="Source_20_Text">email</text:span> columns (with each row corresponding to one user). By naming the columns in this way, we’ll let Active Record figure out the User object attributes for us.</text:p>
        <text:p text:style-name="Text_20_body">Let’s see how this works. (If this discussion gets too abstract for your taste, be patient; the console examples starting in <text:a xlink:type="simple" xlink:href="http://railstutorial.org/chapters/modeling-and-viewing-users-one?version=2.3#sec:creating_user_objects">Section 6.1.3</text:a> and the database browser screenshots in <text:a xlink:type="simple" xlink:href="http://railstutorial.org/chapters/modeling-and-viewing-users-one?version=2.3#fig:sqlite_database_browser">Figure 6.3</text:a> and <text:a xlink:type="simple" xlink:href="http://railstutorial.org/chapters/modeling-and-viewing-users-one?version=2.3#fig:sqlite_user_row">Figure 6.8</text:a> should make things clearer.) In <text:a xlink:type="simple" xlink:href="http://railstutorial.org/chapters/filling-in-the-layout?version=2.3#sec:users_controller">Section 5.3.1</text:a>, recall that we created a Users controller (along with a <text:span text:style-name="Source_20_Text">new</text:span> action) with the command</text:p>
        <text:p text:style-name="P8">$ script/generate rspec_controller Users new</text:p>
        <text:p text:style-name="Text_20_body">There is an analogous command for making a User model (<text:a xlink:type="simple" xlink:href="http://railstutorial.org/chapters/modeling-and-viewing-users-one?version=2.3#code:generate_user_model">Listing 6.1</text:a>).</text:p>
        <text:section text:style-name="Sect1" text:name="code:generate_user_model">
          <text:p text:style-name="Text_20_body"/>
        </text:section>
        <text:p text:style-name="Text_20_body">Listing 6.1. Generating a User model. </text:p>
        <text:p text:style-name="P8">$ script/generate rspec_model User name:string email:string</text:p>
        <text:p text:style-name="Text_20_body">(Note that, in contrast to the plural convention for controller names, model names are singular: a Users controller, but a User model.) By passing the optional parameters <text:span text:style-name="Source_20_Text">name:string</text:span> and <text:span text:style-name="Source_20_Text">email:string</text:span>, we tell Rails about the two attributes we want, along with what types those attributes have; compare this with including the action names in <text:a xlink:type="simple" xlink:href="http://railstutorial.org/chapters/static-pages?version=2.3#code:generating_pages">Listing 3.2</text:a> and <text:a xlink:type="simple" xlink:href="http://railstutorial.org/chapters/filling-in-the-layout?version=2.3#code:generate_users_controller">Listing 5.22</text:a>.</text:p>
        <text:p text:style-name="Text_20_body">One of the results of the <text:span text:style-name="Source_20_Text">generate</text:span> command in <text:a xlink:type="simple" xlink:href="http://railstutorial.org/chapters/modeling-and-viewing-users-one?version=2.3#code:generate_user_model">Listing 6.1</text:a> is a new file called a <text:span text:style-name="Emphasis">migration</text:span>. Migrations provide a way to alter the structure of the database incrementally, so that our data model can adapt to changing requirements. In the case of the User model, the migration is created automatically by the model generation script; it creates a <text:span text:style-name="Source_20_Text">users</text:span> table with two columns, <text:span text:style-name="Source_20_Text">name</text:span> and <text:span text:style-name="Source_20_Text">email</text:span>, as shown in <text:a xlink:type="simple" xlink:href="http://railstutorial.org/chapters/modeling-and-viewing-users-one?version=2.3#code:users_migration">Listing 6.2</text:a>. (We’ll see in <text:a xlink:type="simple" xlink:href="http://railstutorial.org/chapters/modeling-and-viewing-users-one?version=2.3#sec:uniqueness_validation">Section 6.2.4</text:a> how to make a migration from scratch.)</text:p>
        <text:section text:style-name="Sect1" text:name="code:users_migration">
          <text:p text:style-name="Text_20_body"/>
        </text:section>
        <text:p text:style-name="Text_20_body">Listing 6.2. Migration for the User model (to create a <text:span text:style-name="Source_20_Text">users</text:span> table). <text:line-break/><text:span text:style-name="Source_20_Text">db/migrate/&lt;timestamp&gt;_create_users.rb</text:span> <draw:frame draw:name="clippy" text:anchor-type="as-char" svg:width="1.1457in" svg:height="0.1457in" draw:z-index="1"><draw:plugin xlink:href="http://railstutorial.org/flash/clippy.swf" xlink:type="simple" xlink:show="embed" xlink:actuate="onLoad" draw:mime-type="application/x-shockwave-flash"><draw:param draw:name="bgcolor" draw:value="#ffffff"/><draw:param draw:name="flashvars" draw:value="text=class%20CreateUsers%20%3C%20ActiveRecord::Migration%0A%20%20def%20self.up%0A%20%20%20%20create_table%20:users%20do%20%7Ct%7C%0A%20%20%20%20%20%20t.string%20:name%0A%20%20%20%20%20%20t.string%20:email%0A%0A%20%20%20%20%20%20t.timestamps%0A%20%20%20%20end%0A%20%20end%0A%0A%20%20def%20self.down%0A%20%20%20%20drop_table%20:users%0A%20%20end%0Aend%0A"/><draw:param draw:name="pluginspage" draw:value="http://www.macromedia.com/go/getflashplayer"/><draw:param draw:name="allowscriptaccess" draw:value="always"/><draw:param draw:name="quality" draw:value="high"/></draw:plugin></draw:frame> </text:p>
        <text:p text:style-name="Preformatted_20_Text">class CreateUsers &lt; ActiveRecord::Migration</text:p>
        <text:p text:style-name="Preformatted_20_Text"><text:s text:c="2"/>def self.up</text:p>
        <text:p text:style-name="Preformatted_20_Text"><text:s text:c="4"/>create_table :users do |t|</text:p>
        <text:p text:style-name="Preformatted_20_Text"><text:s text:c="6"/>t.string :name</text:p>
        <text:p text:style-name="Preformatted_20_Text"><text:s text:c="6"/>t.string :email</text:p>
        <text:p text:style-name="Preformatted_20_Text"/>
        <text:p text:style-name="Preformatted_20_Text"><text:s text:c="6"/>t.timestamps</text:p>
        <text:p text:style-name="Preformatted_20_Text"><text:s text:c="4"/>end</text:p>
        <text:p text:style-name="Preformatted_20_Text"><text:s text:c="2"/>end</text:p>
        <text:p text:style-name="Preformatted_20_Text"/>
        <text:p text:style-name="Preformatted_20_Text"><text:s text:c="2"/>def self.down</text:p>
        <text:p text:style-name="Preformatted_20_Text"><text:s text:c="4"/>drop_table :users</text:p>
        <text:p text:style-name="Preformatted_20_Text"><text:s text:c="2"/>end</text:p>
        <text:p text:style-name="P8">end</text:p>
        <text:p text:style-name="Text_20_body">Note that the name of the migration is prefixed by a <text:span text:style-name="Emphasis">timestamp</text:span> based on when the migration was generated. In the early days of migrations, the filenames were prefixed with incrementing integers, which caused conflicts for collaborating teams when two programmers had migrations with the same number. Using timestamps conveniently avoids such collisions.</text:p>
        <text:p text:style-name="Text_20_body">Let’s focus on the <text:span text:style-name="Source_20_Text">self.up</text:span> method, which uses a Rails method called <text:span text:style-name="Source_20_Text">create_table</text:span> to create a <text:soft-page-break/><text:span text:style-name="Emphasis">table</text:span> in the database for storing users. (The use of <text:span text:style-name="Source_20_Text">self</text:span> in <text:span text:style-name="Source_20_Text">self.up</text:span> identifies it as a <text:span text:style-name="Emphasis">class method</text:span>. This doesn’t matter now, but we’ll learn about class methods when we make one of our own in <text:a xlink:type="simple" xlink:href="http://railstutorial.org/chapters/modeling-and-viewing-users-two?version=2.3#sec:an_authenticate_method">Section 7.2.4</text:a>.) The <text:span text:style-name="Source_20_Text">create_table</text:span> method accepts a block (<text:a xlink:type="simple" xlink:href="http://railstutorial.org/chapters/rails-flavored-ruby?version=2.3#sec:blocks">Section 4.3.2</text:a>) with one block variable, in this case called <text:span text:style-name="Source_20_Text">t</text:span> (for “table”). Inside the block, the <text:span text:style-name="Source_20_Text">create_table</text:span> method uses the <text:span text:style-name="Source_20_Text">t</text:span> object to create <text:span text:style-name="Source_20_Text">name</text:span> and <text:span text:style-name="Source_20_Text">email</text:span> columns in the database, both of type <text:span text:style-name="Source_20_Text">string</text:span>.<text:bookmark text:name="fnref:6.7"/><text:a xlink:type="simple" xlink:href="http://railstutorial.org/chapters/modeling-and-viewing-users-one?version=2.3#fn:6.7">7</text:a> Here the table name is plural (<text:span text:style-name="Source_20_Text">users</text:span>) even though the model name is singular (User), which reflects a linguistic convention followed by Rails: a model represents a single user, whereas a database table consists of many users. The final line in the block, <text:span text:style-name="Source_20_Text">t.timestamps</text:span>, is a special command that creates two <text:span text:style-name="Emphasis">magic columns</text:span> called <text:span text:style-name="Source_20_Text">created_at</text:span> and <text:span text:style-name="Source_20_Text">updated_at</text:span>, which are timestamps that automatically record when a given user is created and updated. (We’ll see concrete examples of the magic columns starting in <text:a xlink:type="simple" xlink:href="http://railstutorial.org/chapters/modeling-and-viewing-users-one?version=2.3#sec:creating_user_objects">Section 6.1.3</text:a>.) The full data model represented by this migration is shown in <text:a xlink:type="simple" xlink:href="http://railstutorial.org/chapters/modeling-and-viewing-users-one?version=2.3#fig:user_model_initial">Figure 6.2</text:a>.</text:p>
        <text:section text:style-name="Sect1" text:name="fig:user_model_initial">
          <text:p text:style-name="Text_20_body"/>
        </text:section>
        <text:p text:style-name="P4"><draw:frame draw:style-name="fr1" draw:name="graphics2" text:anchor-type="as-char" svg:width="0.7862in" svg:height="0.3929in" draw:z-index="2"><draw:image xlink:href="http://railstutorial.org/images/figures/user_model_initial.png" xlink:type="simple" xlink:show="embed" xlink:actuate="onLoad"/><svg:title>user_model_initial</svg:title></draw:frame></text:p>
        <text:p text:style-name="Text_20_body">Figure 6.2: The users data model produced by <text:a xlink:type="simple" xlink:href="http://railstutorial.org/chapters/modeling-and-viewing-users-one?version=2.3#code:users_migration">Listing 6.2</text:a>.</text:p>
        <text:p text:style-name="Text_20_body">We can run the migration, known as “migrating up”, using the <text:span text:style-name="Source_20_Text">rake</text:span> command (<text:a xlink:type="simple" xlink:href="http://railstutorial.org/chapters/beginning?version=2.3#sidebar:rake">Box 1.2</text:a>) as follows:<text:bookmark text:name="fnref:6.8"/><text:a xlink:type="simple" xlink:href="http://railstutorial.org/chapters/modeling-and-viewing-users-one?version=2.3#fn:6.8">8</text:a></text:p>
        <text:p text:style-name="P8">$ rake db:migrate</text:p>
        <text:p text:style-name="Text_20_body">(You may recall that we have run this command before, in <text:a xlink:type="simple" xlink:href="http://railstutorial.org/chapters/beginning?version=2.3#sec:script_server">Section 1.2.5</text:a> and again in <text:a xlink:type="simple" xlink:href="http://railstutorial.org/chapters/a-demo-app?version=2.3#top">Chapter 2</text:a>.) The first time <text:span text:style-name="Source_20_Text">db:migrate</text:span> is run, it creates a file called <text:span text:style-name="Source_20_Text">db/development.sqlite3</text:span>, which is an <text:a xlink:type="simple" xlink:href="http://sqlite.org/">SQLite</text:a><text:bookmark text:name="fnref:6.9"/><text:a xlink:type="simple" xlink:href="http://railstutorial.org/chapters/modeling-and-viewing-users-one?version=2.3#fn:6.9">9</text:a> database. We can see the structure of the database using the excellent <text:a xlink:type="simple" xlink:href="http://sqlitebrowser.sourceforge.net/">SQLite Database Browser</text:a> to open the <text:span text:style-name="Source_20_Text">db/development.sqlite3</text:span> file (<text:a xlink:type="simple" xlink:href="http://railstutorial.org/chapters/modeling-and-viewing-users-one?version=2.3#fig:sqlite_database_browser">Figure 6.3</text:a>); compare with the diagram in <text:a xlink:type="simple" xlink:href="http://railstutorial.org/chapters/modeling-and-viewing-users-one?version=2.3#fig:user_model_initial">Figure 6.2</text:a>. You might note that there’s one column in <text:a xlink:type="simple" xlink:href="http://railstutorial.org/chapters/modeling-and-viewing-users-one?version=2.3#fig:sqlite_database_browser">Figure 6.3</text:a> not accounted for in the migration: the <text:span text:style-name="Source_20_Text">id</text:span> column. As noted briefly in <text:a xlink:type="simple" xlink:href="http://railstutorial.org/chapters/a-demo-app?version=2.3#sec:demo_users_resource">Section 2.2</text:a>, this column is created automatically, and is used by Rails to identify each row uniquely.</text:p>
        <text:section text:style-name="Sect1" text:name="fig:sqlite_database_browser">
          <text:p text:style-name="Text_20_body"/>
        </text:section>
        <text:p text:style-name="P4"><draw:frame draw:style-name="fr1" draw:name="graphics3" text:anchor-type="as-char" svg:width="0.7862in" svg:height="0.3929in" draw:z-index="3"><draw:image xlink:href="http://railstutorial.org/images/figures/sqlite_database_browser.png" xlink:type="simple" xlink:show="embed" xlink:actuate="onLoad"/><svg:title>sqlite_database_browser</svg:title></draw:frame></text:p>
        <text:p text:style-name="Text_20_body">Figure 6.3: The <text:a xlink:type="simple" xlink:href="http://sqlitebrowser.sourceforge.net/">SQLite Database Browser</text:a> with our new <text:span text:style-name="Source_20_Text">users</text:span> table. <text:a xlink:type="simple" xlink:href="http://www.railstutorial.org/images/figures/sqlite_database_browser-full.png">(full size)</text:a></text:p>
        <text:p text:style-name="Text_20_body">You’ve probably inferred that running <text:span text:style-name="Source_20_Text">db:migrate</text:span> executes the <text:span text:style-name="Source_20_Text">self.up</text:span> command in the migration file. What, then, of <text:span text:style-name="Source_20_Text">self.down</text:span>? As you might guess, <text:span text:style-name="Source_20_Text">down</text:span> migrates <text:span text:style-name="Emphasis">down</text:span>, reversing the effects of migrating up. In our case, this means <text:span text:style-name="Emphasis">dropping</text:span> the <text:span text:style-name="Source_20_Text">users</text:span> table from the database:</text:p>
        <text:p text:style-name="Preformatted_20_Text">class CreateUsers &lt; ActiveRecord::Migration</text:p>
        <text:p text:style-name="Preformatted_20_Text"><text:s text:c="2"/>.</text:p>
        <text:p text:style-name="Preformatted_20_Text"><text:s text:c="2"/>.</text:p>
        <text:p text:style-name="Preformatted_20_Text"><text:s text:c="2"/>.</text:p>
        <text:p text:style-name="Preformatted_20_Text"><text:s text:c="2"/>def self.down</text:p>
        <text:p text:style-name="Preformatted_20_Text"><text:s text:c="4"/>drop_table :users</text:p>
        <text:p text:style-name="Preformatted_20_Text"><text:s text:c="2"/>end</text:p>
        <text:p text:style-name="P8">end</text:p>
        <text:p text:style-name="Text_20_body">You can execute <text:span text:style-name="Source_20_Text">down</text:span> with <text:span text:style-name="Source_20_Text">rake</text:span> using the argument <text:span text:style-name="Source_20_Text">db:rollback</text:span>:</text:p>
        <text:p text:style-name="P8">$ rake db:rollback</text:p>
        <text:p text:style-name="Text_20_body">This is often useful if you realize there’s another column you want to add but don’t want the trouble of making a new migration: you can roll back the migration, add the desired column, and then migrate <text:soft-page-break/>back up. (This isn’t always convenient, and we’ll learn how to add columns to an existing table in <text:a xlink:type="simple" xlink:href="http://railstutorial.org/chapters/modeling-and-viewing-users-two?version=2.3#sec:password_migration">Section 7.1.2</text:a>.)</text:p>
        <text:p text:style-name="Text_20_body">If you rolled back the database, migrate up again before proceeding:</text:p>
        <text:p text:style-name="P8">$ rake db:migrate</text:p>
        <text:section text:style-name="Sect1" text:name="sec:the_model_file">
          <text:p text:style-name="Text_20_body"/>
        </text:section>
        <text:h text:style-name="Heading_20_3" text:outline-level="3"><text:bookmark text:name="sec:6.1.2"/><text:a xlink:type="simple" xlink:href="http://railstutorial.org/chapters/modeling-and-viewing-users-one?version=2.3#sec:the_model_file">6.1.2 The model file</text:a></text:h>
        <text:p text:style-name="Text_20_body">We’ve seen how the User model generation in <text:a xlink:type="simple" xlink:href="http://railstutorial.org/chapters/modeling-and-viewing-users-one?version=2.3#code:generate_user_model">Listing 6.1</text:a> generated a migration file (<text:a xlink:type="simple" xlink:href="http://railstutorial.org/chapters/modeling-and-viewing-users-one?version=2.3#code:users_migration">Listing 6.2</text:a>), and we saw in <text:a xlink:type="simple" xlink:href="http://railstutorial.org/chapters/modeling-and-viewing-users-one?version=2.3#fig:sqlite_database_browser">Figure 6.3</text:a> the results of running this migration: it updated a file called <text:span text:style-name="Source_20_Text">development.sqlite3</text:span> by creating a table <text:span text:style-name="Source_20_Text">users</text:span> with columns <text:span text:style-name="Source_20_Text">id</text:span>, <text:span text:style-name="Source_20_Text">name</text:span>, <text:span text:style-name="Source_20_Text">email</text:span>, <text:span text:style-name="Source_20_Text">created_at</text:span>, and <text:span text:style-name="Source_20_Text">updated_at</text:span>. <text:a xlink:type="simple" xlink:href="http://railstutorial.org/chapters/modeling-and-viewing-users-one?version=2.3#code:generate_user_model">Listing 6.1</text:a> also created the model itself; the rest of this section is dedicated to understanding it.</text:p>
        <text:p text:style-name="Text_20_body">We begin by looking at the code for the User model, which lives in the file <text:span text:style-name="Source_20_Text">user.rb</text:span> inside the <text:span text:style-name="Source_20_Text">app/models/</text:span> directory; it is, to put it mildly, very compact (<text:a xlink:type="simple" xlink:href="http://railstutorial.org/chapters/modeling-and-viewing-users-one?version=2.3#code:raw_user_model">Listing 6.3</text:a>).</text:p>
        <text:section text:style-name="Sect1" text:name="code:raw_user_model">
          <text:p text:style-name="Text_20_body"/>
        </text:section>
        <text:p text:style-name="Text_20_body">Listing 6.3. The brand new User model. <text:line-break/><text:span text:style-name="Source_20_Text">app/models/user.rb</text:span> <draw:frame draw:name="clippy" text:anchor-type="as-char" svg:width="1.1457in" svg:height="0.1457in" draw:z-index="4"><draw:plugin xlink:href="http://railstutorial.org/flash/clippy.swf" xlink:type="simple" xlink:show="embed" xlink:actuate="onLoad" draw:mime-type="application/x-shockwave-flash"><draw:param draw:name="bgcolor" draw:value="#ffffff"/><draw:param draw:name="flashvars" draw:value="text=class%20User%20%3C%20ActiveRecord::Base%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8">end</text:p>
        <text:p text:style-name="Text_20_body">Recall from <text:a xlink:type="simple" xlink:href="http://railstutorial.org/chapters/rails-flavored-ruby?version=2.3#sec:a_class_of_our_own">Section 4.4.2</text:a> that the syntax <text:span text:style-name="Source_20_Text">class User &lt; ActiveRecord::Base</text:span> means that the <text:span text:style-name="Source_20_Text">User</text:span> class <text:span text:style-name="Emphasis">inherits</text:span> from <text:span text:style-name="Source_20_Text">ActiveRecord::Base</text:span>, so that the User model automatically has all the functionality of the <text:span text:style-name="Source_20_Text">ActiveRecord::Base</text:span> class. Of course, knowledge of this inheritance doesn’t do any good unless we know what <text:span text:style-name="Source_20_Text">ActiveRecord::Base</text:span> contains, and we’ll get a first taste starting momentarily. Before we move on, though, there are two tasks to complete.</text:p>
        <text:section text:style-name="Sect1" text:name="sec:model_annotation">
          <text:p text:style-name="Text_20_body"/>
        </text:section>
        <text:h text:style-name="Heading_20_4" text:outline-level="4"><text:bookmark text:name="sec:6.1.2.1"/><text:a xlink:type="simple" xlink:href="http://railstutorial.org/chapters/modeling-and-viewing-users-one?version=2.3#sec:model_annotation">Model annotation</text:a></text:h>
        <text:p text:style-name="Text_20_body">Though it’s not strictly necessary, I like to <text:span text:style-name="Emphasis">annotate</text:span> my Rails models using the <text:span text:style-name="Source_20_Text">annotate-models</text:span> gem:</text:p>
        <text:p text:style-name="P8">$ [sudo] gem install annotate-models -v 1.0.4</text:p>
        <text:p text:style-name="Text_20_body">This gem gives us a command called <text:span text:style-name="Source_20_Text">annotate</text:span>, which simply adds the comments containing the data model to the model file:</text:p>
        <text:p text:style-name="Preformatted_20_Text">$ annotate</text:p>
        <text:p text:style-name="P8">Annotated User</text:p>
        <text:p text:style-name="Text_20_body">The results appear in <text:a xlink:type="simple" xlink:href="http://railstutorial.org/chapters/modeling-and-viewing-users-one?version=2.3#code:annotated_user_model">Listing 6.4</text:a>.</text:p>
        <text:section text:style-name="Sect1" text:name="code:annotated_user_model">
          <text:p text:style-name="Text_20_body"/>
        </text:section>
        <text:p text:style-name="Text_20_body">Listing 6.4. The annotated User model. <text:line-break/><text:span text:style-name="Source_20_Text">app/models/user.rb</text:span> <draw:frame draw:name="clippy" text:anchor-type="as-char" svg:width="1.1457in" svg:height="0.1457in" draw:z-index="5"><draw:plugin xlink:href="http://railstutorial.org/flash/clippy.swf" xlink:type="simple" xlink:show="embed" xlink:actuate="onLoad" draw:mime-type="application/x-shockwave-flash"><draw:param draw:name="bgcolor" draw:value="#ffffff"/><draw:param draw:name="flashvars" draw:value="text=%23%20==%20Schema%20Information%0A%23%20Schema%20version:%20%3Ctimestamp%3E%0A%23%0A%23%20Table%20name:%20users%0A%23%0A%23%20%20id%20%20%20%20%20%20%20%20%20:integer%20%20%20%20%20%20%20%20%20not%20null,%20primary%20key%0A%23%20%20name%20%20%20%20%20%20%20:string(255)%0A%23%20%20email%20%20%20%20%20%20:string(255)%0A%23%20%20created_at%20:datetime%0A%23%20%20updated_at%20:datetime%0A%23%0A%0Aclass%20User%20%3C%20ActiveRecord::Base%0Aend%0A"/><draw:param draw:name="pluginspage" draw:value="http://www.macromedia.com/go/getflashplayer"/><draw:param draw:name="allowscriptaccess" draw:value="always"/><draw:param draw:name="quality" draw:value="high"/></draw:plugin></draw:frame> </text:p>
        <text:p text:style-name="Preformatted_20_Text"># == Schema Information</text:p>
        <text:p text:style-name="Preformatted_20_Text"><text:soft-page-break/># Schema version: &lt;timestamp&gt;</text:p>
        <text:p text:style-name="Preformatted_20_Text">#</text:p>
        <text:p text:style-name="Preformatted_20_Text"># Table name: users</text:p>
        <text:p text:style-name="Preformatted_20_Text">#</text:p>
        <text:p text:style-name="Preformatted_20_Text"># <text:s/>id <text:s text:c="8"/>:integer <text:s text:c="8"/>not null, primary key</text:p>
        <text:p text:style-name="Preformatted_20_Text"># <text:s/>name <text:s text:c="6"/>:string(255)</text:p>
        <text:p text:style-name="Preformatted_20_Text"># <text:s/>email <text:s text:c="5"/>:string(255)</text:p>
        <text:p text:style-name="Preformatted_20_Text"># <text:s/>created_at :datetime</text:p>
        <text:p text:style-name="Preformatted_20_Text"># <text:s/>updated_at :datetime</text:p>
        <text:p text:style-name="Preformatted_20_Text">#</text:p>
        <text:p text:style-name="Preformatted_20_Text"/>
        <text:p text:style-name="Preformatted_20_Text">class User &lt; ActiveRecord::Base</text:p>
        <text:p text:style-name="P8">end</text:p>
        <text:p text:style-name="Text_20_body">I find that having the data model visible in the model files is useful for reminding me which attributes the model has, but future code listings will usually omit the annotations for brevity.</text:p>
        <text:section text:style-name="Sect1" text:name="sec:accessible_attributes">
          <text:p text:style-name="Text_20_body"/>
        </text:section>
        <text:h text:style-name="Heading_20_4" text:outline-level="4"><text:bookmark text:name="sec:6.1.2.2"/><text:a xlink:type="simple" xlink:href="http://railstutorial.org/chapters/modeling-and-viewing-users-one?version=2.3#sec:accessible_attributes">Accessible attributes</text:a></text:h>
        <text:p text:style-name="Text_20_body">Another step that isn’t strictly necessary but is a really good idea is to tell Rails which attributes of the model are accessible, i.e., which attributes can be modified by outside users (such as users submitting requests with web browsers). We do this with the <text:span text:style-name="Source_20_Text">attr_accessible</text:span> method (<text:a xlink:type="simple" xlink:href="http://railstutorial.org/chapters/modeling-and-viewing-users-one?version=2.3#code:attr_accessible">Listing 6.5</text:a>). We’ll see in <text:a xlink:type="simple" xlink:href="http://railstutorial.org/chapters/updating-showing-and-deleting-users?version=2.3#top">Chapter 10</text:a> that using <text:span text:style-name="Source_20_Text">attr_accessible</text:span> is important for preventing a <text:span text:style-name="Emphasis">mass assignment</text:span> vulnerability, a distressingly common and often serious security hole in many Rails applications.</text:p>
        <text:section text:style-name="Sect1" text:name="code:attr_accessible">
          <text:p text:style-name="Text_20_body"/>
        </text:section>
        <text:p text:style-name="Text_20_body">Listing 6.5. Making the <text:span text:style-name="Source_20_Text">name</text:span> and <text:span text:style-name="Source_20_Text">email</text:span> attributes accessible. <text:line-break/><text:span text:style-name="Source_20_Text">app/models/user.rb</text:span> <draw:frame draw:name="clippy" text:anchor-type="as-char" svg:width="1.1457in" svg:height="0.1457in" draw:z-index="6"><draw:plugin xlink:href="http://railstutorial.org/flash/clippy.swf" xlink:type="simple" xlink:show="embed" xlink:actuate="onLoad" draw:mime-type="application/x-shockwave-flash"><draw:param draw:name="bgcolor" draw:value="#ffffff"/><draw:param draw:name="flashvars" draw:value="text=class%20User%20%3C%20ActiveRecord::Base%0A%20%20attr_accessible%20:name,%20:email%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attr_accessible :name, :email</text:p>
        <text:p text:style-name="P8">end</text:p>
        <text:section text:style-name="Sect1" text:name="sec:creating_user_objects">
          <text:p text:style-name="Text_20_body"/>
        </text:section>
        <text:h text:style-name="Heading_20_3" text:outline-level="3"><text:bookmark text:name="sec:6.1.3"/><text:a xlink:type="simple" xlink:href="http://railstutorial.org/chapters/modeling-and-viewing-users-one?version=2.3#sec:creating_user_objects">6.1.3 Creating user objects</text:a></text:h>
        <text:p text:style-name="Text_20_body">We’ve done some good prep work, and now it’s time to cash in and learn about Active Record by playing with our newly created User model. As in <text:a xlink:type="simple" xlink:href="http://railstutorial.org/chapters/rails-flavored-ruby?version=2.3#top">Chapter 4</text:a>, our tool of choice is the Rails console. Since we don’t (yet) want to make any changes to our database, we’ll start the console in a <text:span text:style-name="Emphasis">sandbox</text:span>:</text:p>
        <text:p text:style-name="Preformatted_20_Text">$ script/console --sandbox</text:p>
        <text:p text:style-name="Preformatted_20_Text">Loading development environment in sandbox (Rails 2.3.8)</text:p>
        <text:p text:style-name="Preformatted_20_Text">Any modifications you make will be rolled back on exit</text:p>
        <text:p text:style-name="P8">&gt;&gt; </text:p>
        <text:p text:style-name="Text_20_body">As indicated by the helpful message “Any modifications you make will be rolled back on exit”, when started in a sandbox the console will “roll back” (i.e., undo) any database changes introduced during the session.</text:p>
        <text:p text:style-name="Text_20_body">When working at the console, it’s useful to keep an eye on the <text:span text:style-name="Emphasis">development log</text:span>, which records the actual low-level SQL statements being issued by Active Record, as shown in <text:a xlink:type="simple" xlink:href="http://railstutorial.org/chapters/modeling-and-viewing-users-one?version=2.3#fig:development_log">Figure 6.4</text:a>. The way to get <text:soft-page-break/>this output at a Unix command line is to <text:span text:style-name="Source_20_Text">tail</text:span> the log:</text:p>
        <text:p text:style-name="P8">$ tail -f log/development.log</text:p>
        <text:p text:style-name="Text_20_body">The <text:span text:style-name="Source_20_Text">-f</text:span> flag ensures that <text:span text:style-name="Source_20_Text">tail</text:span> will display additional lines as they are written. I recommend keeping a terminal window for tailing the log open whenever working at the console.</text:p>
        <text:section text:style-name="Sect1" text:name="fig:development_log">
          <text:p text:style-name="Text_20_body"/>
        </text:section>
        <text:p text:style-name="P4"><draw:frame draw:style-name="fr1" draw:name="graphics4" text:anchor-type="as-char" svg:width="0.7862in" svg:height="0.3929in" draw:z-index="7"><draw:image xlink:href="http://railstutorial.org/images/figures/development_log.png" xlink:type="simple" xlink:show="embed" xlink:actuate="onLoad"/><svg:title>development_log</svg:title></draw:frame></text:p>
        <text:p text:style-name="Text_20_body">Figure 6.4: Tailing the development log. <text:a xlink:type="simple" xlink:href="http://www.railstutorial.org/images/figures/development_log-full.png">(full size)</text:a></text:p>
        <text:p text:style-name="Text_20_body">In the console session in <text:a xlink:type="simple" xlink:href="http://railstutorial.org/chapters/rails-flavored-ruby?version=2.3#sec:a_user_class">Section 4.4.5</text:a>, we created a new user object with <text:span text:style-name="Source_20_Text">User.new</text:span>, which we had access to only after requiring the example user file in <text:a xlink:type="simple" xlink:href="http://railstutorial.org/chapters/rails-flavored-ruby?version=2.3#code:example_user">Listing 4.8</text:a>. With models, the situation is different; as you may recall from <text:a xlink:type="simple" xlink:href="http://railstutorial.org/chapters/rails-flavored-ruby?version=2.3#sec:a_controller_class">Section 4.4.4</text:a>, the Rails console automatically loads the Rails environment, which includes the models. This means that we can make a new user object without any further work:</text:p>
        <text:p text:style-name="Preformatted_20_Text">&gt;&gt; User.new</text:p>
        <text:p text:style-name="P8">=&gt; #&lt;User id: nil, name: nil, email: nil, created_at: nil, updated_at: nil&gt;</text:p>
        <text:p text:style-name="Text_20_body">We see here the default console representation of a user object, which prints out the same attributes shown in <text:a xlink:type="simple" xlink:href="http://railstutorial.org/chapters/modeling-and-viewing-users-one?version=2.3#fig:sqlite_database_browser">Figure 6.3</text:a> and <text:a xlink:type="simple" xlink:href="http://railstutorial.org/chapters/modeling-and-viewing-users-one?version=2.3#code:annotated_user_model">Listing 6.4</text:a>.</text:p>
        <text:p text:style-name="Text_20_body">When called with no arguments, <text:span text:style-name="Source_20_Text">User.new</text:span> returns an object with all <text:span text:style-name="Source_20_Text">nil</text:span> attributes. In <text:a xlink:type="simple" xlink:href="http://railstutorial.org/chapters/rails-flavored-ruby?version=2.3#sec:a_user_class">Section 4.4.5</text:a>, we designed the example User class to take an <text:span text:style-name="Emphasis">initialization hash</text:span> to set the object attributes; that design choice was motivated by Active Record, which allows objects to be initialized in the same way:</text:p>
        <text:p text:style-name="Preformatted_20_Text">&gt;&gt; user = User.new(:name =&gt; "Michael Hartl", :email =&gt; "mhartl@example.com")</text:p>
        <text:p text:style-name="Preformatted_20_Text">#&lt;User id: nil, name: "Michael Hartl", email: "mhartl@example.com",</text:p>
        <text:p text:style-name="P8">created_at: nil, updated_at: nil&gt;</text:p>
        <text:p text:style-name="Text_20_body">Here we see that the name and email attributes have been set as expected.</text:p>
        <text:p text:style-name="Text_20_body">If you’ve been tailing the development log, you may have noticed that no new lines have shown up yet. This is because calling <text:span text:style-name="Source_20_Text">User.new</text:span> doesn’t touch the database; it simply creates a new Ruby object in memory. To save the user object to the database, we call the <text:span text:style-name="Source_20_Text">save</text:span> method on the <text:span text:style-name="Source_20_Text">user</text:span> variable:</text:p>
        <text:p text:style-name="Preformatted_20_Text">&gt;&gt; user.save</text:p>
        <text:p text:style-name="P8">=&gt; true</text:p>
        <text:p text:style-name="Text_20_body">The <text:span text:style-name="Source_20_Text">save</text:span> method returns <text:span text:style-name="Source_20_Text">true</text:span> if it succeeds and <text:span text:style-name="Source_20_Text">false</text:span> otherwise. (Currently, all saves should succeed; we’ll see cases in <text:a xlink:type="simple" xlink:href="http://railstutorial.org/chapters/modeling-and-viewing-users-one?version=2.3#sec:user_validations">Section 6.2</text:a> when some will fail.) As soon as you save, you should see a line in the development log with the SQL command to <text:span text:style-name="Source_20_Text">INSERT INTO "users"</text:span>. Because of the many methods supplied by Active Record, we won’t ever need raw SQL in this book, and I’ll omit discussion of the SQL commands from now on. But you can learn a lot by watching the log.</text:p>
        <text:p text:style-name="Text_20_body">You may have noticed that the new user object had <text:span text:style-name="Source_20_Text">nil</text:span> values for the <text:span text:style-name="Source_20_Text">id</text:span> and the magic columns <text:span text:style-name="Source_20_Text">created_at</text:span> and <text:span text:style-name="Source_20_Text">updated_at</text:span> attributes. Let’s see if our <text:span text:style-name="Source_20_Text">save</text:span> changed anything:</text:p>
        <text:p text:style-name="Preformatted_20_Text">&gt;&gt; user</text:p>
        <text:p text:style-name="Preformatted_20_Text">=&gt; #&lt;User id: 1, name: "Michael Hartl", email: "mhartl@example.com",</text:p>
        <text:p text:style-name="P8">created_at: "2010-01-05 00:57:46", updated_at: "2010-01-05 00:57:46"&gt;</text:p>
        <text:p text:style-name="Text_20_body">We see that the <text:span text:style-name="Source_20_Text">id</text:span> has been assigned a value of <text:span text:style-name="Source_20_Text">1</text:span>, while the magic columns have been assigned the <text:soft-page-break/>current time and date.<text:bookmark text:name="fnref:6.10"/><text:a xlink:type="simple" xlink:href="http://railstutorial.org/chapters/modeling-and-viewing-users-one?version=2.3#fn:6.10">10</text:a> Currently the created and updated timestamps are identical; we’ll see them differ in <text:a xlink:type="simple" xlink:href="http://railstutorial.org/chapters/modeling-and-viewing-users-one?version=2.3#sec:updating_user_objects">Section 6.1.5</text:a>.</text:p>
        <text:p text:style-name="Text_20_body">As with the User class in <text:a xlink:type="simple" xlink:href="http://railstutorial.org/chapters/rails-flavored-ruby?version=2.3#sec:a_user_class">Section 4.4.5</text:a>, instances of the User model allow access to their attributes using a dot notation:<text:bookmark text:name="fnref:6.11"/><text:a xlink:type="simple" xlink:href="http://railstutorial.org/chapters/modeling-and-viewing-users-one?version=2.3#fn:6.11">11</text:a></text:p>
        <text:p text:style-name="Preformatted_20_Text">&gt;&gt; user.name</text:p>
        <text:p text:style-name="Preformatted_20_Text">=&gt; "Michael Hartl"</text:p>
        <text:p text:style-name="Preformatted_20_Text">&gt;&gt; user.email</text:p>
        <text:p text:style-name="Preformatted_20_Text">=&gt; "mhartl@example.com"</text:p>
        <text:p text:style-name="Preformatted_20_Text">&gt;&gt; user.updated_at</text:p>
        <text:p text:style-name="P8">=&gt; Tue, 05 Jan 2010 00:57:46 UTC +00:00</text:p>
        <text:p text:style-name="Text_20_body">As we’ll see in <text:a xlink:type="simple" xlink:href="http://railstutorial.org/chapters/sign-up?version=2.3#top">Chapter 8</text:a>, it’s often convenient to make and save a model in two steps as we have above, but Active Record also lets you combine them into one step with <text:span text:style-name="Source_20_Text">User.create</text:span>:</text:p>
        <text:p text:style-name="Preformatted_20_Text">&gt;&gt; User.create(:name =&gt; "A Nother", :email =&gt; "another@example.org")</text:p>
        <text:p text:style-name="Preformatted_20_Text">=&gt; #&lt;User id: 2, name: "A Nother", email: "another@example.org", created_at:</text:p>
        <text:p text:style-name="Preformatted_20_Text">"2010-01-05 01:05:24", updated_at: "2010-01-05 01:05:24"&gt;</text:p>
        <text:p text:style-name="Preformatted_20_Text">&gt;&gt; foo = User.create(:name =&gt; "Foo", :email =&gt; "foo@bar.com")</text:p>
        <text:p text:style-name="Preformatted_20_Text">=&gt; #&lt;User id: 3, name: "Foo", email: "foo@bar.com", created_at: "2010-01-05</text:p>
        <text:p text:style-name="P8">01:05:42", updated_at: "2010-01-05 01:05:42"&gt;</text:p>
        <text:p text:style-name="Text_20_body">Note that <text:span text:style-name="Source_20_Text">User.create</text:span>, rather than returning <text:span text:style-name="Source_20_Text">true</text:span> or <text:span text:style-name="Source_20_Text">false</text:span>, returns the User object itself, which we can optionally assign to a variable (such as <text:span text:style-name="Source_20_Text">foo</text:span> in the second command above).</text:p>
        <text:p text:style-name="Text_20_body">The inverse of <text:span text:style-name="Source_20_Text">create</text:span> is <text:span text:style-name="Source_20_Text">destroy</text:span>:</text:p>
        <text:p text:style-name="Preformatted_20_Text">&gt;&gt; foo.destroy</text:p>
        <text:p text:style-name="Preformatted_20_Text">=&gt; #&lt;User id: 3, name: "Foo", email: "foo@bar.com", created_at: "2010-01-05</text:p>
        <text:p text:style-name="P8">01:05:42", updated_at: "2010-01-05 01:05:42"&gt;</text:p>
        <text:p text:style-name="Text_20_body">Oddly, <text:span text:style-name="Source_20_Text">destroy</text:span>, like <text:span text:style-name="Source_20_Text">create</text:span>, returns the object in question, though I can’t recall ever having used the return value of <text:span text:style-name="Source_20_Text">destroy</text:span>. Even odder, perhaps, is that the <text:span text:style-name="Source_20_Text">destroy</text:span>ed object still exists in memory:</text:p>
        <text:p text:style-name="Preformatted_20_Text">&gt;&gt; foo</text:p>
        <text:p text:style-name="Preformatted_20_Text">=&gt; #&lt;User id: 3, name: "Foo", email: "foo@bar.com", created_at: "2010-01-05</text:p>
        <text:p text:style-name="P8">01:05:42", updated_at: "2010-01-05 01:05:42"&gt;</text:p>
        <text:p text:style-name="Text_20_body">How do we know if we really destroyed an object? And for saved and non-destroyed objects, how can we retrieve users from the database? It’s time to learn how to use Active Record to find user objects.</text:p>
        <text:section text:style-name="Sect1" text:name="sec:finding_user_objects">
          <text:p text:style-name="Text_20_body"/>
        </text:section>
        <text:h text:style-name="Heading_20_3" text:outline-level="3"><text:bookmark text:name="sec:6.1.4"/><text:a xlink:type="simple" xlink:href="http://railstutorial.org/chapters/modeling-and-viewing-users-one?version=2.3#sec:finding_user_objects">6.1.4 Finding user objects</text:a></text:h>
        <text:p text:style-name="Text_20_body">Active Record provides several options for finding objects. Let’s use them to find the first user we created while verifying that the third user (<text:span text:style-name="Source_20_Text">foo</text:span>) has been destroyed. We’ll start with the existing user:</text:p>
        <text:p text:style-name="Preformatted_20_Text">&gt;&gt; User.find(1)</text:p>
        <text:p text:style-name="Preformatted_20_Text">=&gt; #&lt;User id: 1, name: "Michael Hartl", email: "mhartl@example.com",</text:p>
        <text:p text:style-name="P8">created_at: "2010-01-05 00:57:46", updated_at: "2010-01-05 00:57:46"&gt;</text:p>
        <text:p text:style-name="Text_20_body">Here we’ve passed the id of the user to <text:span text:style-name="Source_20_Text">User.find</text:span>; Active Record returns the user with that <text:span text:style-name="Source_20_Text">id</text:span> attribute.</text:p>
        <text:p text:style-name="Text_20_body"><text:soft-page-break/>Let’s see if the user with an <text:span text:style-name="Source_20_Text">id</text:span> of <text:span text:style-name="Source_20_Text">3</text:span> still exists in the database:</text:p>
        <text:p text:style-name="Preformatted_20_Text">&gt;&gt; User.find(3)</text:p>
        <text:p text:style-name="P8">ActiveRecord::RecordNotFound: Couldn't find User with ID=3</text:p>
        <text:p text:style-name="Text_20_body">Since we destroyed our third user in <text:a xlink:type="simple" xlink:href="http://railstutorial.org/chapters/modeling-and-viewing-users-one?version=2.3#sec:creating_user_objects">Section 6.1.3</text:a>, Active Record can’t find it in the database. Instead, <text:span text:style-name="Source_20_Text">find</text:span> raises an <text:span text:style-name="Emphasis">exception</text:span>, which is a way of indicating an exceptional event in the execution of a program—in this case, a nonexistent Active Record id, which causes <text:span text:style-name="Source_20_Text">find</text:span> to raise an <text:span text:style-name="Source_20_Text">ActiveRecord::RecordNotFound</text:span> exception.<text:bookmark text:name="fnref:6.12"/><text:a xlink:type="simple" xlink:href="http://railstutorial.org/chapters/modeling-and-viewing-users-one?version=2.3#fn:6.12">12</text:a></text:p>
        <text:p text:style-name="Text_20_body">In addition to the generic <text:span text:style-name="Source_20_Text">find</text:span>, Active Record also allows us to find users by specific attributes:</text:p>
        <text:p text:style-name="Preformatted_20_Text">&gt;&gt; User.find_by_email("mhartl@example.com")</text:p>
        <text:p text:style-name="Preformatted_20_Text">=&gt; #&lt;User id: 1, name: "Michael Hartl", email: "mhartl@example.com",</text:p>
        <text:p text:style-name="P8">created_at: "2010-01-05 00:57:46", updated_at: "2010-01-05 00:57:46"&gt;</text:p>
        <text:p text:style-name="Text_20_body">Since we will be using email addresses as usernames, this sort of find will be useful when we learn how to let users sign in to our site (<text:a xlink:type="simple" xlink:href="http://railstutorial.org/chapters/sign-up?version=2.3#top">Chapter 8</text:a>).<text:bookmark text:name="fnref:6.13"/><text:a xlink:type="simple" xlink:href="http://railstutorial.org/chapters/modeling-and-viewing-users-one?version=2.3#fn:6.13">13</text:a></text:p>
        <text:p text:style-name="Text_20_body">We’ll end with a couple of more general ways of finding users. First, there’s <text:span text:style-name="Source_20_Text">first</text:span>:</text:p>
        <text:p text:style-name="Preformatted_20_Text">&gt;&gt; User.first</text:p>
        <text:p text:style-name="Preformatted_20_Text">=&gt; #&lt;User id: 1, name: "Michael Hartl", email: "mhartl@example.com",</text:p>
        <text:p text:style-name="P8">created_at: "2010-01-05 00:57:46", updated_at: "2010-01-05 00:57:46"&gt;</text:p>
        <text:p text:style-name="Text_20_body">Naturally, <text:span text:style-name="Source_20_Text">first</text:span> just returns the first user in the database. There’s also <text:span text:style-name="Source_20_Text">all</text:span>:</text:p>
        <text:p text:style-name="Preformatted_20_Text">&gt;&gt; User.all</text:p>
        <text:p text:style-name="Preformatted_20_Text">=&gt; [#&lt;User id: 1, name: "Michael Hartl", email: "mhartl@example.com",</text:p>
        <text:p text:style-name="Preformatted_20_Text">created_at: "2010-01-05 00:57:46", updated_at: "2010-01-05 00:57:46"&gt;,</text:p>
        <text:p text:style-name="Preformatted_20_Text">#&lt;User id: 2, name: "A Nother", email: "another@example.org", created_at:</text:p>
        <text:p text:style-name="P8">"2010-01-05 01:05:24", updated_at: "2010-01-05 01:05:24"&gt;]</text:p>
        <text:p text:style-name="Text_20_body">No prizes for inferring that <text:span text:style-name="Source_20_Text">all</text:span> returns an array (<text:a xlink:type="simple" xlink:href="http://railstutorial.org/chapters/rails-flavored-ruby?version=2.3#sec:arrays_and_ranges">Section 4.3.1</text:a>) of all users in the database.</text:p>
        <text:section text:style-name="Sect1" text:name="sec:updating_user_objects">
          <text:p text:style-name="Text_20_body"/>
        </text:section>
        <text:h text:style-name="Heading_20_3" text:outline-level="3"><text:bookmark text:name="sec:6.1.5"/><text:a xlink:type="simple" xlink:href="http://railstutorial.org/chapters/modeling-and-viewing-users-one?version=2.3#sec:updating_user_objects">6.1.5 Updating user objects</text:a></text:h>
        <text:p text:style-name="Text_20_body">Once we’ve created objects, we often want to update them. There are two basic ways to do this. First, we can assign attributes individually, as we did in <text:a xlink:type="simple" xlink:href="http://railstutorial.org/chapters/rails-flavored-ruby?version=2.3#sec:a_user_class">Section 4.4.5</text:a>:</text:p>
        <text:p text:style-name="Preformatted_20_Text">&gt;&gt; user <text:s text:c="10"/># Just a reminder about our user's attributes</text:p>
        <text:p text:style-name="Preformatted_20_Text">=&gt; #&lt;User id: 1, name: "Michael Hartl", email: "mhartl@example.com",</text:p>
        <text:p text:style-name="Preformatted_20_Text">created_at: "2010-01-05 00:57:46", updated_at: "2010-01-05 00:57:46"&gt;</text:p>
        <text:p text:style-name="Preformatted_20_Text">&gt;&gt; user.email = "mhartl@example.net"</text:p>
        <text:p text:style-name="Preformatted_20_Text">=&gt; "mhartl@example.net"</text:p>
        <text:p text:style-name="Preformatted_20_Text">&gt;&gt; user.save</text:p>
        <text:p text:style-name="P8">=&gt; true</text:p>
        <text:p text:style-name="Text_20_body">Note that the final step is necessary to write the changes to the database. We can see what happens without a save by using <text:span text:style-name="Source_20_Text">reload</text:span>, which reloads the object based on the database information:</text:p>
        <text:p text:style-name="Preformatted_20_Text">&gt;&gt; user.email</text:p>
        <text:p text:style-name="Preformatted_20_Text">=&gt; "mhartl@example.net"</text:p>
        <text:p text:style-name="Preformatted_20_Text">&gt;&gt; user.email = "foo@bar.com"</text:p>
        <text:p text:style-name="Preformatted_20_Text">=&gt; "foo@bar.com"</text:p>
        <text:p text:style-name="Preformatted_20_Text"><text:soft-page-break/>&gt;&gt; user.reload.email</text:p>
        <text:p text:style-name="P8">=&gt; "mhartl@example.net"</text:p>
        <text:p text:style-name="Text_20_body">Now that we’ve updated the user, the magic columns differ, as promised in <text:a xlink:type="simple" xlink:href="http://railstutorial.org/chapters/modeling-and-viewing-users-one?version=2.3#sec:creating_user_objects">Section 6.1.3</text:a>:</text:p>
        <text:p text:style-name="Preformatted_20_Text">&gt;&gt; user.created_at</text:p>
        <text:p text:style-name="Preformatted_20_Text">=&gt; "2010-01-05 00:57:46"</text:p>
        <text:p text:style-name="Preformatted_20_Text">&gt;&gt; user.updated_at</text:p>
        <text:p text:style-name="P8">=&gt; "2010-01-05 01:37:32"</text:p>
        <text:p text:style-name="Text_20_body">The second way to update attributes is to use <text:span text:style-name="Source_20_Text">update_attributes</text:span>:</text:p>
        <text:p text:style-name="Preformatted_20_Text">&gt;&gt; user.update_attributes(:name =&gt; "The Dude", :email =&gt; "dude@abides.org")</text:p>
        <text:p text:style-name="Preformatted_20_Text">=&gt; true</text:p>
        <text:p text:style-name="Preformatted_20_Text">&gt;&gt; user.name</text:p>
        <text:p text:style-name="Preformatted_20_Text">=&gt; "The Dude"</text:p>
        <text:p text:style-name="Preformatted_20_Text">&gt;&gt; user.email</text:p>
        <text:p text:style-name="P8">=&gt; "dude@abides.org"</text:p>
        <text:p text:style-name="Text_20_body">The <text:span text:style-name="Source_20_Text">update_attributes</text:span> method accepts a hash of attributes, and on success performs both the update and the save in one step (returning <text:span text:style-name="Source_20_Text">true</text:span> to indicate that the save went through). It’s worth noting that, once you have defined some attributes as accessible using <text:span text:style-name="Source_20_Text">attr_accessible</text:span> (<text:a xlink:type="simple" xlink:href="http://railstutorial.org/chapters/modeling-and-viewing-users-one?version=2.3#sec:accessible_attributes">Section 6.1.2.2</text:a>), <text:span text:style-name="Emphasis">only</text:span> those attributes can be modified using <text:span text:style-name="Source_20_Text">update_attributes</text:span>. If you ever find that your models mysteriously start refusing to update certain columns, check to make sure that those columns are included in the call to <text:span text:style-name="Source_20_Text">attr_accessible</text:span>.</text:p>
        <text:section text:style-name="Sect1" text:name="sec:user_validations">
          <text:p text:style-name="Text_20_body"/>
        </text:section>
        <text:h text:style-name="Heading_20_2" text:outline-level="2"><text:bookmark text:name="sec:6.2"/><text:a xlink:type="simple" xlink:href="http://railstutorial.org/chapters/modeling-and-viewing-users-one?version=2.3#sec:user_validations">6.2 User validations</text:a></text:h>
        <text:p text:style-name="Text_20_body">The User model we created in <text:a xlink:type="simple" xlink:href="http://railstutorial.org/chapters/modeling-and-viewing-users-one?version=2.3#sec:user_model">Section 6.1</text:a> now has working <text:span text:style-name="Source_20_Text">name</text:span> and <text:span text:style-name="Source_20_Text">email</text:span> attributes, but they are completely generic: any string (including an empty one) is currently valid in either case. And yet, names and email addresses are more specific than this. For example, <text:span text:style-name="Source_20_Text">name</text:span> should be non-blank, and <text:span text:style-name="Source_20_Text">email</text:span> should match the specific format characteristic of email addresses. Moreover, since we’ll be using email addresses as unique usernames when users sign in, we shouldn’t allow email duplicates in the database.</text:p>
        <text:p text:style-name="Text_20_body">In short, we shouldn’t allow <text:span text:style-name="Source_20_Text">name</text:span> and <text:span text:style-name="Source_20_Text">email</text:span> to be just any strings; we should enforce certain constraints on their values. Active Record allows us to impose such constraints using <text:span text:style-name="Emphasis">validations</text:span>. In this section we’ll cover several of the most common cases, validating <text:span text:style-name="Emphasis">presence</text:span>, <text:span text:style-name="Emphasis">length</text:span>, <text:span text:style-name="Emphasis">format</text:span> and <text:span text:style-name="Emphasis">uniqueness</text:span>. In <text:a xlink:type="simple" xlink:href="http://railstutorial.org/chapters/modeling-and-viewing-users-two?version=2.3#sec:password_validations">Section 7.1.1</text:a> we’ll add a final common validation, <text:span text:style-name="Emphasis">confirmation</text:span>. And we’ll see in <text:a xlink:type="simple" xlink:href="http://railstutorial.org/chapters/sign-up?version=2.3#sec:signup_failure">Section 8.2</text:a> how validations give us convenient error messages when users make submissions that violate them.</text:p>
        <text:p text:style-name="Text_20_body">As with the other features of our sample app, we’ll add User model validations using test-driven development. Since we’ve changed the data model, it’s a good idea to prepare the test database before proceeding:</text:p>
        <text:p text:style-name="P8">$ rake db:test:prepare</text:p>
        <text:p text:style-name="Text_20_body">This just ensures that the data model from the development database, <text:span text:style-name="Source_20_Text">db/development.sqlite3</text:span>, is reflected in the test database, <text:span text:style-name="Source_20_Text">db/test.sqlite3</text:span>.</text:p>
        <text:section text:style-name="Sect1" text:name="sec:presence_validation">
          <text:p text:style-name="Text_20_body"/>
        </text:section>
        <text:h text:style-name="Heading_20_3" text:outline-level="3"><text:bookmark text:name="sec:6.2.1"/><text:soft-page-break/><text:a xlink:type="simple" xlink:href="http://railstutorial.org/chapters/modeling-and-viewing-users-one?version=2.3#sec:presence_validation">6.2.1 Validating presence</text:a></text:h>
        <text:p text:style-name="Text_20_body">We’ll start with a test for the presence of a <text:span text:style-name="Source_20_Text">name</text:span> attribute. Although the first step in TDD is to write a <text:span text:style-name="Emphasis">failing</text:span> test (<text:a xlink:type="simple" xlink:href="http://railstutorial.org/chapters/static-pages?version=2.3#sec:TDD">Section 3.2.2</text:a>), in this case we don’t yet know enough about validations to write the proper test, so we’ll write the validation first, using the console to understand it. Then we’ll comment out the validation, write a failing test, and verify that uncommenting the validation gets the test to pass. This procedure may seem pedantic for such a simple test, but I have seen<text:bookmark text:name="fnref:6.14"/><text:a xlink:type="simple" xlink:href="http://railstutorial.org/chapters/modeling-and-viewing-users-one?version=2.3#fn:6.14">14</text:a> <text:span text:style-name="Emphasis">many</text:span> “simple” tests that test the wrong thing; being meticulous about TDD is simply the <text:span text:style-name="Emphasis">only</text:span> way to be confident that we’re testing the right thing. (This comment-out technique is also useful when rescuing an application whose application code is already written but—<text:a xlink:type="simple" xlink:href="http://en.wiktionary.org/wiki/quelle_horreur"><text:span text:style-name="Emphasis">quelle horreur!</text:span></text:a>—has no tests.)</text:p>
        <text:p text:style-name="Text_20_body">The way to validate the presence of particular attribute is to use <text:span text:style-name="Source_20_Text">validates_presence_of</text:span>, whose arguments are symbols indicating which attributes to validate—in this case, <text:span text:style-name="Source_20_Text">name</text:span> (<text:a xlink:type="simple" xlink:href="http://railstutorial.org/chapters/modeling-and-viewing-users-one?version=2.3#code:validates_presence_of_name">Listing 6.6</text:a>).</text:p>
        <text:section text:style-name="Sect1" text:name="code:validates_presence_of_name">
          <text:p text:style-name="Text_20_body"/>
        </text:section>
        <text:p text:style-name="Text_20_body">Listing 6.6. Validating the presence of a <text:span text:style-name="Source_20_Text">name</text:span> attribute. <text:line-break/><text:span text:style-name="Source_20_Text">app/models/user.rb</text:span> <draw:frame draw:name="clippy" text:anchor-type="as-char" svg:width="1.1457in" svg:height="0.1457in" draw:z-index="8"><draw:plugin xlink:href="http://railstutorial.org/flash/clippy.swf" xlink:type="simple" xlink:show="embed" xlink:actuate="onLoad" draw:mime-type="application/x-shockwave-flash"><draw:param draw:name="bgcolor" draw:value="#ffffff"/><draw:param draw:name="flashvars" draw:value="text=class%20User%20%3C%20ActiveRecord::Base%20%0A%20%20attr_accessible%20:name,%20:email%0A%0A%20%20validates_presence_of%20:name%0Aend%0A"/><draw:param draw:name="pluginspage" draw:value="http://www.macromedia.com/go/getflashplayer"/><draw:param draw:name="allowscriptaccess" draw:value="always"/><draw:param draw:name="quality" draw:value="high"/></draw:plugin></draw:frame> </text:p>
        <text:p text:style-name="Preformatted_20_Text">class User &lt; ActiveRecord::Base </text:p>
        <text:p text:style-name="Preformatted_20_Text"><text:s text:c="2"/>attr_accessible :name, :email</text:p>
        <text:p text:style-name="Preformatted_20_Text"/>
        <text:p text:style-name="Preformatted_20_Text"><text:s text:c="2"/>validates_presence_of :name</text:p>
        <text:p text:style-name="P8">end</text:p>
        <text:p text:style-name="Text_20_body">This may look like magic, but <text:span text:style-name="Source_20_Text">validates_presence_of</text:span> is just a method, as indeed is <text:span text:style-name="Source_20_Text">attr_accessible</text:span>; an equivalent formulation of <text:a xlink:type="simple" xlink:href="http://railstutorial.org/chapters/modeling-and-viewing-users-one?version=2.3#code:validates_presence_of_name">Listing 6.6</text:a> is as follows:</text:p>
        <text:p text:style-name="Preformatted_20_Text">class User &lt; ActiveRecord::Base </text:p>
        <text:p text:style-name="Preformatted_20_Text"><text:s text:c="2"/>attr_accessible(:name, :email)</text:p>
        <text:p text:style-name="Preformatted_20_Text"/>
        <text:p text:style-name="Preformatted_20_Text"><text:s text:c="2"/>validates_presence_of(:name)</text:p>
        <text:p text:style-name="P8">end</text:p>
        <text:p text:style-name="Text_20_body">Let’s drop into the console to see the effects of adding a validation to our User model:<text:bookmark text:name="fnref:6.15"/><text:a xlink:type="simple" xlink:href="http://railstutorial.org/chapters/modeling-and-viewing-users-one?version=2.3#fn:6.15">15</text:a></text:p>
        <text:p text:style-name="Preformatted_20_Text">$ script/console --sandbox</text:p>
        <text:p text:style-name="Preformatted_20_Text">&gt;&gt; user = User.new(:name =&gt; "", :email =&gt; "mhartl@example.com")</text:p>
        <text:p text:style-name="Preformatted_20_Text">&gt;&gt; user.save</text:p>
        <text:p text:style-name="Preformatted_20_Text">=&gt; false</text:p>
        <text:p text:style-name="Preformatted_20_Text">&gt;&gt; user.valid?</text:p>
        <text:p text:style-name="P8">=&gt; false</text:p>
        <text:p text:style-name="Text_20_body">Here <text:span text:style-name="Source_20_Text">user.save</text:span> returns <text:span text:style-name="Source_20_Text">false</text:span>, indicating a failed save. In the final command, we use the <text:span text:style-name="Source_20_Text">valid?</text:span> method, which returns <text:span text:style-name="Source_20_Text">false</text:span> when the object fails one or more validations, and <text:span text:style-name="Source_20_Text">true</text:span> when all validations pass. (Recall from <text:a xlink:type="simple" xlink:href="http://railstutorial.org/chapters/rails-flavored-ruby?version=2.3#sec:objects_and_message_passing">Section 4.2.3</text:a> that Ruby uses a question mark to indicate such true/false <text:span text:style-name="Emphasis">boolean</text:span> methods.) In this case, we only have one validation, so we know which one failed, but it can still be helpful to check using the <text:span text:style-name="Source_20_Text">errors</text:span> object generated on failure:</text:p>
        <text:p text:style-name="Preformatted_20_Text">&gt;&gt; user.errors.full_messages</text:p>
        <text:p text:style-name="P8">=&gt; ["Name can't be blank"]</text:p>
        <text:p text:style-name="Text_20_body">(The error message is a hint that Rails validates the presence of an attribute using the <text:span text:style-name="Source_20_Text">blank?</text:span> method, which we saw at the end of <text:a xlink:type="simple" xlink:href="http://railstutorial.org/chapters/rails-flavored-ruby?version=2.3#sec:a_class_of_our_own">Section 4.4.2</text:a>.)</text:p>
        <text:p text:style-name="Text_20_body">Now for the failing test. To ensure that our incipient test will fail, let’s comment out the validation at <text:soft-page-break/>this point (<text:a xlink:type="simple" xlink:href="http://railstutorial.org/chapters/modeling-and-viewing-users-one?version=2.3#code:commented_out_validation">Listing 6.7</text:a>).</text:p>
        <text:section text:style-name="Sect1" text:name="code:commented_out_validation">
          <text:p text:style-name="Text_20_body"/>
        </text:section>
        <text:p text:style-name="Text_20_body">Listing 6.7. Commenting out a validation to ensure a failing test. <text:line-break/><text:span text:style-name="Source_20_Text">app/models/user.rb</text:span> <draw:frame draw:name="clippy" text:anchor-type="as-char" svg:width="1.1457in" svg:height="0.1457in" draw:z-index="9"><draw:plugin xlink:href="http://railstutorial.org/flash/clippy.swf" xlink:type="simple" xlink:show="embed" xlink:actuate="onLoad" draw:mime-type="application/x-shockwave-flash"><draw:param draw:name="bgcolor" draw:value="#ffffff"/><draw:param draw:name="flashvars" draw:value="text=class%20User%20%3C%20ActiveRecord::Base%20%0A%20%20attr_accessible%20:name,%20:email%0A%0A%20%20%23%20validates_presence_of%20:name%0Aend%0A"/><draw:param draw:name="pluginspage" draw:value="http://www.macromedia.com/go/getflashplayer"/><draw:param draw:name="allowscriptaccess" draw:value="always"/><draw:param draw:name="quality" draw:value="high"/></draw:plugin></draw:frame> </text:p>
        <text:p text:style-name="Preformatted_20_Text">class User &lt; ActiveRecord::Base </text:p>
        <text:p text:style-name="Preformatted_20_Text"><text:s text:c="2"/>attr_accessible :name, :email</text:p>
        <text:p text:style-name="Preformatted_20_Text"/>
        <text:p text:style-name="Preformatted_20_Text"><text:s text:c="2"/># validates_presence_of :name</text:p>
        <text:p text:style-name="P8">end</text:p>
        <text:p text:style-name="Text_20_body">As in the case of controller generation (e.g., <text:a xlink:type="simple" xlink:href="http://railstutorial.org/chapters/filling-in-the-layout?version=2.3#code:generate_users_controller">Listing 5.22</text:a>), the model generate command in <text:a xlink:type="simple" xlink:href="http://railstutorial.org/chapters/modeling-and-viewing-users-one?version=2.3#code:generate_user_model">Listing 6.1</text:a> produces an initial spec for testing users. I’ve modified the default a bit to produce the initial tests shown in <text:a xlink:type="simple" xlink:href="http://railstutorial.org/chapters/modeling-and-viewing-users-one?version=2.3#code:raw_user_spec">Listing 6.8</text:a>.</text:p>
        <text:section text:style-name="Sect1" text:name="code:raw_user_spec">
          <text:p text:style-name="Text_20_body"/>
        </text:section>
        <text:p text:style-name="Text_20_body">Listing 6.8. The initial user spec (modified slightly from the default). <text:line-break/><text:span text:style-name="Source_20_Text">spec/models/user_spec.rb</text:span> <draw:frame draw:name="clippy" text:anchor-type="as-char" svg:width="1.1457in" svg:height="0.1457in" draw:z-index="10"><draw:plugin xlink:href="http://railstutorial.org/flash/clippy.swf" xlink:type="simple" xlink:show="embed" xlink:actuate="onLoad" draw:mime-type="application/x-shockwave-flash"><draw:param draw:name="bgcolor" draw:value="#ffffff"/><draw:param draw:name="flashvars" draw:value="text=require%20'spec_helper'%0A%0Adescribe%20User%20do%0A%0A%20%20before(:each)%20do%0A%20%20%20%20@attr%20=%20%7B%20:name%20=%3E%20%22Example%20User%22,%20:email%20=%3E%20%22user@example.com%22%20%7D%0A%20%20end%0A%0A%20%20it%20%22should%20create%20a%20new%20instance%20given%20valid%20attributes%22%20do%0A%20%20%20%20User.create!(@attr)%0A%20%20end%0A%20%20%0A%20%20it%20%22should%20require%20a%20name%22%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 do</text:p>
        <text:p text:style-name="Preformatted_20_Text"/>
        <text:p text:style-name="Preformatted_20_Text"><text:s text:c="2"/>before(:each) do</text:p>
        <text:p text:style-name="Preformatted_20_Text"><text:s text:c="4"/>@attr = { :name =&gt; "Example User", :email =&gt; "user@example.com" }</text:p>
        <text:p text:style-name="Preformatted_20_Text"><text:s text:c="2"/>end</text:p>
        <text:p text:style-name="Preformatted_20_Text"/>
        <text:p text:style-name="Preformatted_20_Text"><text:s text:c="2"/>it "should create a new instance given valid attributes" do</text:p>
        <text:p text:style-name="Preformatted_20_Text"><text:s text:c="4"/>User.create!(@attr)</text:p>
        <text:p text:style-name="Preformatted_20_Text"><text:s text:c="2"/>end</text:p>
        <text:p text:style-name="Preformatted_20_Text"/>
        <text:p text:style-name="Preformatted_20_Text"><text:s text:c="2"/>it "should require a name"</text:p>
        <text:p text:style-name="P8">end</text:p>
        <text:p text:style-name="Text_20_body">We’ve seen <text:span text:style-name="Source_20_Text">require</text:span> and <text:span text:style-name="Source_20_Text">describe</text:span> before, most recently in <text:a xlink:type="simple" xlink:href="http://railstutorial.org/chapters/filling-in-the-layout?version=2.3#code:user_signup_spec">Listing 5.27</text:a>. The next line is a <text:span text:style-name="Source_20_Text">before(:each)</text:span> block; this was covered briefly in an exercise (<text:a xlink:type="simple" xlink:href="http://railstutorial.org/chapters/static-pages?version=2.3#code:pages_controller_spec_exercise">Listing 3.25</text:a>), and all it does is run the block before each test, in this case setting the <text:span text:style-name="Source_20_Text">@attr</text:span> instance variable to an initialization hash.</text:p>
        <text:p text:style-name="Text_20_body">The first test is just a sanity check, verifying that the User model is basically working. It uses <text:span text:style-name="Source_20_Text">User.create!</text:span> (read “create bang”), which works just like the <text:span text:style-name="Source_20_Text">create</text:span> method we saw in <text:a xlink:type="simple" xlink:href="http://railstutorial.org/chapters/modeling-and-viewing-users-one?version=2.3#sec:creating_user_objects">Section 6.1.3</text:a> except that it raises an <text:span text:style-name="Source_20_Text">ActiveRecord::RecordInvalid</text:span> exception if the creation fails (similar to the <text:span text:style-name="Source_20_Text">ActiveRecord::RecordNotFound</text:span> exception we saw in <text:a xlink:type="simple" xlink:href="http://railstutorial.org/chapters/modeling-and-viewing-users-one?version=2.3#sec:finding_user_objects">Section 6.1.4</text:a>). As long as the attributes are valid, it won’t raise any exceptions, and the test will pass.</text:p>
        <text:p text:style-name="Text_20_body">The final line is the test for the presence of the <text:span text:style-name="Source_20_Text">name</text:span> attribute—or rather, it <text:span text:style-name="Emphasis">would</text:span> be the actual test, if it had anything in it. Instead, the test is just a stub, but a useful stub it is: it’s a <text:span text:style-name="Emphasis">pending spec</text:span>, which is a way to write a description of the application’s behavior without worrying yet about the implementation. Pending specs are handled well by programs for running specs, as seen for Autotest in <text:a xlink:type="simple" xlink:href="http://railstutorial.org/chapters/modeling-and-viewing-users-one?version=2.3#fig:autospec_pending_spec">Figure 6.5</text:a>. (The output of <text:span text:style-name="Source_20_Text">spec spec/</text:span> is similarly useful.)</text:p>
        <text:section text:style-name="Sect1" text:name="fig:autospec_pending_spec">
          <text:p text:style-name="Text_20_body"/>
        </text:section>
        <text:p text:style-name="P4"><draw:frame draw:style-name="fr1" draw:name="graphics5" text:anchor-type="as-char" svg:width="0.7862in" svg:height="0.3929in" draw:z-index="11"><draw:image xlink:href="http://railstutorial.org/images/figures/autospec_pending_spec.png" xlink:type="simple" xlink:show="embed" xlink:actuate="onLoad"/><svg:title>autospec_pending_spec</svg:title></draw:frame></text:p>
        <text:p text:style-name="Text_20_body"><text:soft-page-break/>Figure 6.5: Autotest (via <text:span text:style-name="Source_20_Text">autospec</text:span>) with a pending User spec. <text:a xlink:type="simple" xlink:href="http://www.railstutorial.org/images/figures/autospec_pending_spec-full.png">(full size)</text:a></text:p>
        <text:p text:style-name="Text_20_body">In order to fill in the pending spec, we need a way to make an attributes hash with an invalid name. (The <text:span text:style-name="Source_20_Text">@attr</text:span> hash is valid by construction, with a non-blank <text:span text:style-name="Source_20_Text">name</text:span> attribute.) The <text:span text:style-name="Source_20_Text">Hash</text:span> method <text:span text:style-name="Source_20_Text">merge</text:span> does the trick, as we can see with <text:span text:style-name="Source_20_Text">script/console</text:span>:</text:p>
        <text:p text:style-name="Preformatted_20_Text">&gt;&gt; @attr = { :name =&gt; "Example User", :email =&gt; "user@example.com" }</text:p>
        <text:p text:style-name="Preformatted_20_Text">=&gt; {:name =&gt; "Example User", :email =&gt; "user@example.com"}</text:p>
        <text:p text:style-name="Preformatted_20_Text">&gt;&gt; @attr.merge(:name =&gt; "")</text:p>
        <text:p text:style-name="P8">=&gt; {:name =&gt; "", :email =&gt; "user@example.com"}</text:p>
        <text:p text:style-name="Text_20_body">With <text:span text:style-name="Source_20_Text">merge</text:span> in hand, we’re ready to make the new spec (using a trick I’ll explain momentarily), as seen in <text:a xlink:type="simple" xlink:href="http://railstutorial.org/chapters/modeling-and-viewing-users-one?version=2.3#code:failing_validates_name_spec">Listing 6.9</text:a>.</text:p>
        <text:section text:style-name="Sect1" text:name="code:failing_validates_name_spec">
          <text:p text:style-name="Text_20_body"/>
        </text:section>
        <text:p text:style-name="Text_20_body">Listing 6.9. A failing test for validation of the <text:span text:style-name="Source_20_Text">name</text:span> attribute. <text:line-break/><text:span text:style-name="Source_20_Text">spec/models/user_spec.rb</text:span> <draw:frame draw:name="clippy" text:anchor-type="as-char" svg:width="1.1457in" svg:height="0.1457in" draw:z-index="12"><draw:plugin xlink:href="http://railstutorial.org/flash/clippy.swf" xlink:type="simple" xlink:show="embed" xlink:actuate="onLoad" draw:mime-type="application/x-shockwave-flash"><draw:param draw:name="bgcolor" draw:value="#ffffff"/><draw:param draw:name="flashvars" draw:value="text=describe%20User%20do%0A%0A%20%20before(:each)%20do%0A%20%20%20%20@attr%20=%20%7B%20:name%20=%3E%20%22Example%20User%22,%20:email%20=%3E%20%22user@example.com%22%20%7D%0A%20%20end%0A%20%20.%0A%20%20.%0A%20%20.%0A%20%20it%20%22should%20require%20a%20name%22%20do%0A%20%20%20%20no_name_user%20=%20User.new(@attr.merge(:name%20=%3E%20%22%22))%0A%20%20%20%20no_name_user.should_not%20be_vali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
        <text:p text:style-name="Preformatted_20_Text"><text:s text:c="2"/>before(:each) do</text:p>
        <text:p text:style-name="Preformatted_20_Text"><text:s text:c="4"/>@attr = { :name =&gt; "Example User", :email =&gt; "user@example.com" }</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it "should require a name" do</text:p>
        <text:p text:style-name="Preformatted_20_Text"><text:s text:c="4"/>no_name_user = User.new(@attr.merge(:name =&gt; ""))</text:p>
        <text:p text:style-name="Preformatted_20_Text"><text:s text:c="4"/>no_name_user.should_not be_valid</text:p>
        <text:p text:style-name="Preformatted_20_Text"><text:s text:c="2"/>end</text:p>
        <text:p text:style-name="P8">end</text:p>
        <text:p text:style-name="Text_20_body">Here we use <text:span text:style-name="Source_20_Text">merge</text:span> to make a new user called <text:span text:style-name="Source_20_Text">no_name_user</text:span> with a blank name. The second line then uses the RSpec <text:span text:style-name="Source_20_Text">should_not</text:span> method to verify that the resulting user is <text:span text:style-name="Emphasis">not</text:span> valid. The trick I alluded to above is related to <text:span text:style-name="Source_20_Text">be_valid</text:span>: we know from earlier in this section that a User object responds to the <text:span text:style-name="Source_20_Text">valid?</text:span> boolean method. RSpec adopts the useful convention of allowing us to test <text:span text:style-name="Emphasis">any</text:span> boolean method by dropping the question mark and prepending <text:span text:style-name="Source_20_Text">be_</text:span>. In other words,</text:p>
        <text:p text:style-name="P8">no_name_user.should_not be_valid</text:p>
        <text:p text:style-name="Text_20_body">is equivalent to</text:p>
        <text:p text:style-name="P8">no_name_user.valid?.should_not == true</text:p>
        <text:p text:style-name="Text_20_body">Since it sounds more like natural language, writing <text:span text:style-name="Source_20_Text">should_not be_valid</text:span> is definitely more idiomatically correct RSpec.</text:p>
        <text:p text:style-name="Text_20_body">With that, our new test should fail, which we can verify with Autotest or by running the <text:span text:style-name="Source_20_Text">user_spec.rb</text:span> file using the <text:span text:style-name="Source_20_Text">spec</text:span> script:</text:p>
        <text:p text:style-name="Preformatted_20_Text">$ spec spec/models/user_spec.rb</text:p>
        <text:p text:style-name="Preformatted_20_Text">.F</text:p>
        <text:p text:style-name="Preformatted_20_Text"/>
        <text:p text:style-name="Preformatted_20_Text">1)</text:p>
        <text:p text:style-name="Preformatted_20_Text">'User should require a name' FAILED</text:p>
        <text:p text:style-name="Preformatted_20_Text">expected valid? to return false, got true</text:p>
        <text:p text:style-name="Preformatted_20_Text"><text:soft-page-break/>./spec/models/user_spec.rb:14:</text:p>
        <text:p text:style-name="Preformatted_20_Text"/>
        <text:p text:style-name="P8">2 examples, 1 failure</text:p>
        <text:p text:style-name="Text_20_body">Now uncomment the validation (i.e., revert <text:a xlink:type="simple" xlink:href="http://railstutorial.org/chapters/modeling-and-viewing-users-one?version=2.3#code:commented_out_validation">Listing 6.7</text:a> back to <text:a xlink:type="simple" xlink:href="http://railstutorial.org/chapters/modeling-and-viewing-users-one?version=2.3#code:validates_presence_of_name">Listing 6.6</text:a>) to get the test to pass:</text:p>
        <text:p text:style-name="Preformatted_20_Text">$ spec spec/models/user_spec.rb</text:p>
        <text:p text:style-name="Preformatted_20_Text">..</text:p>
        <text:p text:style-name="Preformatted_20_Text"/>
        <text:p text:style-name="P8">2 examples, 0 failures</text:p>
        <text:p text:style-name="Text_20_body">Of course, we also want to validate the presence of email addresses. The test (<text:a xlink:type="simple" xlink:href="http://railstutorial.org/chapters/modeling-and-viewing-users-one?version=2.3#code:validates_email_spec">Listing 6.10</text:a>) is analogous to the one for the <text:span text:style-name="Source_20_Text">name</text:span> attribute.</text:p>
        <text:section text:style-name="Sect1" text:name="code:validates_email_spec">
          <text:p text:style-name="Text_20_body"/>
        </text:section>
        <text:p text:style-name="Text_20_body">Listing 6.10. A test for presence of the <text:span text:style-name="Source_20_Text">email</text:span> attribute. <text:line-break/><text:span text:style-name="Source_20_Text">spec/models/user_spec.rb</text:span> <draw:frame draw:name="clippy" text:anchor-type="as-char" svg:width="1.1457in" svg:height="0.1457in" draw:z-index="13"><draw:plugin xlink:href="http://railstutorial.org/flash/clippy.swf" xlink:type="simple" xlink:show="embed" xlink:actuate="onLoad" draw:mime-type="application/x-shockwave-flash"><draw:param draw:name="bgcolor" draw:value="#ffffff"/><draw:param draw:name="flashvars" draw:value="text=describe%20User%20do%0A%0A%20%20before(:each)%20do%0A%20%20%20%20@attr%20=%20%7B%20:name%20=%3E%20%22Example%20User%22,%20:email%20=%3E%20%22user@example.com%22%20%7D%0A%20%20end%0A%20%20.%0A%20%20.%0A%20%20.%0A%20%20it%20%22should%20require%20an%20email%20address%22%20do%0A%20%20%20%20no_email_user%20=%20User.new(@attr.merge(:email%20=%3E%20%22%22))%0A%20%20%20%20no_email_user.should_not%20be_vali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
        <text:p text:style-name="Preformatted_20_Text"><text:s text:c="2"/>before(:each) do</text:p>
        <text:p text:style-name="Preformatted_20_Text"><text:s text:c="4"/>@attr = { :name =&gt; "Example User", :email =&gt; "user@example.com" }</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it "should require an email address" do</text:p>
        <text:p text:style-name="Preformatted_20_Text"><text:s text:c="4"/>no_email_user = User.new(@attr.merge(:email =&gt; ""))</text:p>
        <text:p text:style-name="Preformatted_20_Text"><text:s text:c="4"/>no_email_user.should_not be_valid</text:p>
        <text:p text:style-name="Preformatted_20_Text"><text:s text:c="2"/>end</text:p>
        <text:p text:style-name="P8">end</text:p>
        <text:p text:style-name="Text_20_body">The only trick to the implementation is knowing that <text:span text:style-name="Source_20_Text">validates_presence_of</text:span> (like <text:span text:style-name="Source_20_Text">attr_accessible</text:span>) can take multiple arguments, as seen in <text:a xlink:type="simple" xlink:href="http://railstutorial.org/chapters/modeling-and-viewing-users-one?version=2.3#code:validates_presence_of_email">Listing 6.11</text:a>.</text:p>
        <text:section text:style-name="Sect1" text:name="code:validates_presence_of_email">
          <text:p text:style-name="Text_20_body"/>
        </text:section>
        <text:p text:style-name="Text_20_body">Listing 6.11. Validating the presence of the <text:span text:style-name="Source_20_Text">name</text:span> and <text:span text:style-name="Source_20_Text">email</text:span> attributes. <text:line-break/><text:span text:style-name="Source_20_Text">app/models/user.rb</text:span> <draw:frame draw:name="clippy" text:anchor-type="as-char" svg:width="1.1457in" svg:height="0.1457in" draw:z-index="14"><draw:plugin xlink:href="http://railstutorial.org/flash/clippy.swf" xlink:type="simple" xlink:show="embed" xlink:actuate="onLoad" draw:mime-type="application/x-shockwave-flash"><draw:param draw:name="bgcolor" draw:value="#ffffff"/><draw:param draw:name="flashvars" draw:value="text=class%20User%20%3C%20ActiveRecord::Base%20%0A%20%20attr_accessible%20:name,%20:email%0A%0A%20%20validates_presence_of%20:name,%20:email%0Aend%0A"/><draw:param draw:name="pluginspage" draw:value="http://www.macromedia.com/go/getflashplayer"/><draw:param draw:name="allowscriptaccess" draw:value="always"/><draw:param draw:name="quality" draw:value="high"/></draw:plugin></draw:frame> </text:p>
        <text:p text:style-name="Preformatted_20_Text">class User &lt; ActiveRecord::Base </text:p>
        <text:p text:style-name="Preformatted_20_Text"><text:s text:c="2"/>attr_accessible :name, :email</text:p>
        <text:p text:style-name="Preformatted_20_Text"/>
        <text:p text:style-name="Preformatted_20_Text"><text:s text:c="2"/>validates_presence_of :name, :email</text:p>
        <text:p text:style-name="P8">end</text:p>
        <text:p text:style-name="Text_20_body">Now all the tests should pass, and the “presence of” validations are complete.</text:p>
        <text:section text:style-name="Sect1" text:name="sec:length_validation">
          <text:p text:style-name="Text_20_body"/>
        </text:section>
        <text:h text:style-name="Heading_20_3" text:outline-level="3"><text:bookmark text:name="sec:6.2.2"/><text:a xlink:type="simple" xlink:href="http://railstutorial.org/chapters/modeling-and-viewing-users-one?version=2.3#sec:length_validation">6.2.2 Length validation</text:a></text:h>
        <text:p text:style-name="Text_20_body">We’ve constrained our User model to require a name for each user, but we should go further: the user’s names will be displayed on the sample site, so we should enforce some limit on their length. With all the work we did in <text:a xlink:type="simple" xlink:href="http://railstutorial.org/chapters/modeling-and-viewing-users-one?version=2.3#sec:presence_validation">Section 6.2.1</text:a>, this step is easy.</text:p>
        <text:p text:style-name="Text_20_body">We start with a test. There’s no science to picking a maximum length; we’ll just pull <text:span text:style-name="Source_20_Text">50</text:span> out of thin air <text:soft-page-break/>as a reasonable upper bound, which means verifying that names of <text:span text:style-name="Source_20_Text">51</text:span> characters are too long (<text:a xlink:type="simple" xlink:href="http://railstutorial.org/chapters/modeling-and-viewing-users-one?version=2.3#code:length_validation_test">Listing 6.12</text:a>).</text:p>
        <text:section text:style-name="Sect1" text:name="code:length_validation_test">
          <text:p text:style-name="Text_20_body"/>
        </text:section>
        <text:p text:style-name="Text_20_body">Listing 6.12. A test for <text:span text:style-name="Source_20_Text">name</text:span> length validation. <text:line-break/><text:span text:style-name="Source_20_Text">spec/models/user_spec.rb</text:span> <draw:frame draw:name="clippy" text:anchor-type="as-char" svg:width="1.1457in" svg:height="0.1457in" draw:z-index="15"><draw:plugin xlink:href="http://railstutorial.org/flash/clippy.swf" xlink:type="simple" xlink:show="embed" xlink:actuate="onLoad" draw:mime-type="application/x-shockwave-flash"><draw:param draw:name="bgcolor" draw:value="#ffffff"/><draw:param draw:name="flashvars" draw:value="text=describe%20User%20do%0A%0A%20%20before(:each)%20do%0A%20%20%20%20@attr%20=%20%7B%20:name%20=%3E%20%22Example%20User%22,%20:email%20=%3E%20%22user@example.com%22%20%7D%0A%20%20end%0A%20%20.%0A%20%20.%0A%20%20.%0A%20%20it%20%22should%20reject%20names%20that%20are%20too%20long%22%20do%0A%20%20%20%20long_name%20=%20%22a%22%20*%2051%0A%20%20%20%20long_name_user%20=%20User.new(@attr.merge(:name%20=%3E%20long_name))%0A%20%20%20%20long_name_user.should_not%20be_vali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
        <text:p text:style-name="Preformatted_20_Text"><text:s text:c="2"/>before(:each) do</text:p>
        <text:p text:style-name="Preformatted_20_Text"><text:s text:c="4"/>@attr = { :name =&gt; "Example User", :email =&gt; "user@example.com" }</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it "should reject names that are too long" do</text:p>
        <text:p text:style-name="Preformatted_20_Text"><text:s text:c="4"/>long_name = "a" * 51</text:p>
        <text:p text:style-name="Preformatted_20_Text"><text:s text:c="4"/>long_name_user = User.new(@attr.merge(:name =&gt; long_name))</text:p>
        <text:p text:style-name="Preformatted_20_Text"><text:s text:c="4"/>long_name_user.should_not be_valid</text:p>
        <text:p text:style-name="Preformatted_20_Text"><text:s text:c="2"/>end</text:p>
        <text:p text:style-name="P8">end</text:p>
        <text:p text:style-name="Text_20_body">For convenience, we’ve used “string multiplication” in <text:a xlink:type="simple" xlink:href="http://railstutorial.org/chapters/modeling-and-viewing-users-one?version=2.3#code:length_validation_test">Listing 6.12</text:a> to make a string 51 characters long. We can see how this works using the console:</text:p>
        <text:p text:style-name="Preformatted_20_Text">&gt;&gt; s = "a" * 51</text:p>
        <text:p text:style-name="Preformatted_20_Text">=&gt; "aaaaaaaaaaaaaaaaaaaaaaaaaaaaaaaaaaaaaaaaaaaaaaaaaaa"</text:p>
        <text:p text:style-name="Preformatted_20_Text">&gt;&gt; s.length</text:p>
        <text:p text:style-name="P8">=&gt; 51</text:p>
        <text:p text:style-name="Text_20_body">The test in <text:a xlink:type="simple" xlink:href="http://railstutorial.org/chapters/modeling-and-viewing-users-one?version=2.3#code:length_validation_test">Listing 6.12</text:a> should fail. To get it to pass, we need to know about the validation to constrain length, <text:span text:style-name="Source_20_Text">validates_length_of</text:span>; in this case, we use a <text:span text:style-name="Source_20_Text">:maximum</text:span> parameter to enforce the upper bound (<text:a xlink:type="simple" xlink:href="http://railstutorial.org/chapters/modeling-and-viewing-users-one?version=2.3#code:length_validation">Listing 6.13</text:a>). (This is a one-element <text:span text:style-name="Emphasis">options hash</text:span>; recall from <text:a xlink:type="simple" xlink:href="http://railstutorial.org/chapters/rails-flavored-ruby?version=2.3#sec:css_revisited">Section 4.3.4</text:a> that curly braces are optional when passing hashes as the final argument in a method. As noted in <text:a xlink:type="simple" xlink:href="http://railstutorial.org/chapters/filling-in-the-layout?version=2.3#sec:adding_to_the_layout">Section 5.1.1</text:a>, the use of options hashes is a recurring theme in Rails.)</text:p>
        <text:section text:style-name="Sect1" text:name="code:length_validation">
          <text:p text:style-name="Text_20_body"/>
        </text:section>
        <text:p text:style-name="Text_20_body">Listing 6.13. Adding length validation for the <text:span text:style-name="Source_20_Text">name</text:span> attribute. <text:line-break/><text:span text:style-name="Source_20_Text">app/models/user.rb</text:span> <draw:frame draw:name="clippy" text:anchor-type="as-char" svg:width="1.1457in" svg:height="0.1457in" draw:z-index="16"><draw:plugin xlink:href="http://railstutorial.org/flash/clippy.swf" xlink:type="simple" xlink:show="embed" xlink:actuate="onLoad" draw:mime-type="application/x-shockwave-flash"><draw:param draw:name="bgcolor" draw:value="#ffffff"/><draw:param draw:name="flashvars" draw:value="text=class%20User%20%3C%20ActiveRecord::Base%20%0A%20%20attr_accessible%20:name,%20:email%0A%0A%20%20validates_presence_of%20:name,%20:email%0A%20%20validates_length_of%20%20%20:name,%20:maximum%20=%3E%2050%0Aend%0A"/><draw:param draw:name="pluginspage" draw:value="http://www.macromedia.com/go/getflashplayer"/><draw:param draw:name="allowscriptaccess" draw:value="always"/><draw:param draw:name="quality" draw:value="high"/></draw:plugin></draw:frame> </text:p>
        <text:p text:style-name="Preformatted_20_Text">class User &lt; ActiveRecord::Base </text:p>
        <text:p text:style-name="Preformatted_20_Text"><text:s text:c="2"/>attr_accessible :name, :email</text:p>
        <text:p text:style-name="Preformatted_20_Text"/>
        <text:p text:style-name="Preformatted_20_Text"><text:s text:c="2"/>validates_presence_of :name, :email</text:p>
        <text:p text:style-name="Preformatted_20_Text"><text:s text:c="2"/>validates_length_of <text:s text:c="2"/>:name, :maximum =&gt; 50</text:p>
        <text:p text:style-name="P8">end</text:p>
        <text:p text:style-name="Text_20_body">With our test suite passing again, we can move on to a more challenging validation: email format.</text:p>
        <text:section text:style-name="Sect1" text:name="sec:format_validation">
          <text:p text:style-name="Text_20_body"/>
        </text:section>
        <text:h text:style-name="Heading_20_3" text:outline-level="3"><text:bookmark text:name="sec:6.2.3"/><text:a xlink:type="simple" xlink:href="http://railstutorial.org/chapters/modeling-and-viewing-users-one?version=2.3#sec:format_validation">6.2.3 Format validation</text:a></text:h>
        <text:p text:style-name="Text_20_body">Our validations for the <text:span text:style-name="Source_20_Text">name</text:span> attribute enforce only minimal constraints—any non-blank name under 51 characters will do—but of course the <text:span text:style-name="Source_20_Text">email</text:span> attribute must satisfy more stringent requirements. So <text:soft-page-break/>far we’ve only rejected blank email addresses; in this section, we’ll require email addresses to conform to the familiar pattern <text:span text:style-name="Source_20_Text">user@example.com</text:span>.</text:p>
        <text:p text:style-name="Text_20_body">Neither the tests nor the validation will be exhaustive, just good enough to accept most valid email addresses and reject most invalid ones. We’ll start with a couple tests involving collections of valid and invalid addresses. To make these collections, it’s worth knowing about a useful method for making arrays of strings, as seen in this console session:</text:p>
        <text:p text:style-name="Preformatted_20_Text">&gt;&gt; %w[foo bar baz]</text:p>
        <text:p text:style-name="Preformatted_20_Text">=&gt; ["foo", "bar", "baz"]</text:p>
        <text:p text:style-name="Preformatted_20_Text">&gt;&gt; addresses = %w[user@foo.com THE_USER@foo.bar.org first.last@foo.jp]</text:p>
        <text:p text:style-name="Preformatted_20_Text">=&gt; ["user@foo.com", "THE_USER@foo.bar.org", "first.last@foo.jp"]</text:p>
        <text:p text:style-name="Preformatted_20_Text">&gt;&gt; addresses.each do |address|</text:p>
        <text:p text:style-name="Preformatted_20_Text">?&gt; <text:s text:c="2"/>puts address</text:p>
        <text:p text:style-name="Preformatted_20_Text">&gt;&gt; end</text:p>
        <text:p text:style-name="Preformatted_20_Text">user@foo.com</text:p>
        <text:p text:style-name="Preformatted_20_Text">THE_USER@foo.bar.org</text:p>
        <text:p text:style-name="P8">first.last@foo.jp</text:p>
        <text:p text:style-name="Text_20_body">Here we’ve iterated over the elements of the <text:span text:style-name="Source_20_Text">addresses</text:span> array using the <text:span text:style-name="Source_20_Text">each</text:span> method (<text:a xlink:type="simple" xlink:href="http://railstutorial.org/chapters/rails-flavored-ruby?version=2.3#sec:blocks">Section 4.3.2</text:a>). With this technique in hand, we’re ready to write some basic email format validation tests (<text:a xlink:type="simple" xlink:href="http://railstutorial.org/chapters/modeling-and-viewing-users-one?version=2.3#code:email_format_validation_tests">Listing 6.14</text:a>).</text:p>
        <text:section text:style-name="Sect1" text:name="code:email_format_validation_tests">
          <text:p text:style-name="Text_20_body"/>
        </text:section>
        <text:p text:style-name="Text_20_body">Listing 6.14. Tests for email format validation. <text:line-break/><text:span text:style-name="Source_20_Text">spec/models/user_spec.rb</text:span> <draw:frame draw:name="clippy" text:anchor-type="as-char" svg:width="1.1457in" svg:height="0.1457in" draw:z-index="17"><draw:plugin xlink:href="http://railstutorial.org/flash/clippy.swf" xlink:type="simple" xlink:show="embed" xlink:actuate="onLoad" draw:mime-type="application/x-shockwave-flash"><draw:param draw:name="bgcolor" draw:value="#ffffff"/><draw:param draw:name="flashvars" draw:value="text=describe%20User%20do%0A%0A%20%20before(:each)%20do%0A%20%20%20%20@attr%20=%20%7B%20:name%20=%3E%20%22Example%20User%22,%20:email%20=%3E%20%22user@example.com%22%20%7D%0A%20%20end%0A%20%20.%0A%20%20.%0A%20%20.%0A%20%20it%20%22should%20accept%20valid%20email%20addresses%22%20do%0A%20%20%20%20addresses%20=%20%25w[user@foo.com%20THE_USER@foo.bar.org%20first.last@foo.jp]%0A%20%20%20%20addresses.each%20do%20%7Caddress%7C%0A%20%20%20%20%20%20valid_email_user%20=%20User.new(@attr.merge(:email%20=%3E%20address))%0A%20%20%20%20%20%20valid_email_user.should%20be_valid%0A%20%20%20%20end%0A%20%20end%0A%20%20%0A%20%20it%20%22should%20reject%20invalid%20email%20addresses%22%20do%0A%20%20%20%20addresses%20=%20%25w[user@foo,com%20user_at_foo.org%20example.user@foo.]%0A%20%20%20%20addresses.each%20do%20%7Caddress%7C%0A%20%20%20%20%20%20invalid_email_user%20=%20User.new(@attr.merge(:email%20=%3E%20address))%0A%20%20%20%20%20%20invalid_email_user.should_not%20be_valid%0A%20%20%20%20en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
        <text:p text:style-name="Preformatted_20_Text"><text:s text:c="2"/>before(:each) do</text:p>
        <text:p text:style-name="Preformatted_20_Text"><text:s text:c="4"/>@attr = { :name =&gt; "Example User", :email =&gt; "user@example.com" }</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it "should accept valid email addresses" do</text:p>
        <text:p text:style-name="Preformatted_20_Text"><text:s text:c="4"/>addresses = %w[user@foo.com THE_USER@foo.bar.org first.last@foo.jp]</text:p>
        <text:p text:style-name="Preformatted_20_Text"><text:s text:c="4"/>addresses.each do |address|</text:p>
        <text:p text:style-name="Preformatted_20_Text"><text:s text:c="6"/>valid_email_user = User.new(@attr.merge(:email =&gt; address))</text:p>
        <text:p text:style-name="Preformatted_20_Text"><text:s text:c="6"/>valid_email_user.should be_valid</text:p>
        <text:p text:style-name="Preformatted_20_Text"><text:s text:c="4"/>end</text:p>
        <text:p text:style-name="Preformatted_20_Text"><text:s text:c="2"/>end</text:p>
        <text:p text:style-name="Preformatted_20_Text"/>
        <text:p text:style-name="Preformatted_20_Text"><text:s text:c="2"/>it "should reject invalid email addresses" do</text:p>
        <text:p text:style-name="Preformatted_20_Text"><text:s text:c="4"/>addresses = %w[user@foo,com user_at_foo.org example.user@foo.]</text:p>
        <text:p text:style-name="Preformatted_20_Text"><text:s text:c="4"/>addresses.each do |address|</text:p>
        <text:p text:style-name="Preformatted_20_Text"><text:s text:c="6"/>invalid_email_user = User.new(@attr.merge(:email =&gt; address))</text:p>
        <text:p text:style-name="Preformatted_20_Text"><text:s text:c="6"/>invalid_email_user.should_not be_valid</text:p>
        <text:p text:style-name="Preformatted_20_Text"><text:s text:c="4"/>end</text:p>
        <text:p text:style-name="Preformatted_20_Text"><text:s text:c="2"/>end</text:p>
        <text:p text:style-name="P8">end</text:p>
        <text:p text:style-name="Text_20_body">As noted above, these are far from exhaustive, but we do check the common valid email forms <text:span text:style-name="Source_20_Text">user@foo.com</text:span>, <text:span text:style-name="Source_20_Text">THE_USER@foo.bar.org </text:span>(uppercase, underscores, and compound domains), and <text:span text:style-name="Source_20_Text">first.last@foo.jp</text:span> (the standard corporate username <text:span text:style-name="Source_20_Text">first.last</text:span>, with a two-letter top-level domain <text:span text:style-name="Source_20_Text">jp</text:span>), along with several invalid forms.</text:p>
        <text:p text:style-name="Text_20_body"><text:soft-page-break/>The application code for email format validation uses a <text:span text:style-name="Emphasis">regular expression</text:span> (covered briefly in <text:a xlink:type="simple" xlink:href="http://railstutorial.org/chapters/filling-in-the-layout?version=2.3#sec:users_controller">Section 5.3.1</text:a>) to define the format, along with the Rails <text:span text:style-name="Source_20_Text">validates_format_of</text:span> method (<text:a xlink:type="simple" xlink:href="http://railstutorial.org/chapters/modeling-and-viewing-users-one?version=2.3#code:validates_format_of_email">Listing 6.15</text:a>).</text:p>
        <text:section text:style-name="Sect1" text:name="code:validates_format_of_email">
          <text:p text:style-name="Text_20_body"/>
        </text:section>
        <text:p text:style-name="Text_20_body">Listing 6.15. Validating the email format with a regular expression. <text:line-break/><text:span text:style-name="Source_20_Text">app/models/user.rb</text:span> <draw:frame draw:name="clippy" text:anchor-type="as-char" svg:width="1.1457in" svg:height="0.1457in" draw:z-index="18"><draw:plugin xlink:href="http://railstutorial.org/flash/clippy.swf" xlink:type="simple" xlink:show="embed" xlink:actuate="onLoad" draw:mime-type="application/x-shockwave-flash"><draw:param draw:name="bgcolor" draw:value="#ffffff"/><draw:param draw:name="flashvars" draw:value="text=class%20User%20%3C%20ActiveRecord::Base%0A%20%20attr_accessible%20:name,%20:email%0A%0A%20%20EmailRegex%20=%20/%5CA[%5Cw%2B%5C%2D.]%2B@[a%2Dz%5Cd%5C%2D.]%2B%5C.[a%2Dz]%2B%5Cz/i%0A%20%20%0A%20%20validates_presence_of%20:name,%20:email%0A%20%20validates_length_of%20%20%20:name,%20:maximum%20=%3E%2050%0A%20%20validates_format_of%20%20%20:email,%20:with%20=%3E%20EmailRegex%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attr_accessible :name, :email</text:p>
        <text:p text:style-name="Preformatted_20_Text"/>
        <text:p text:style-name="Preformatted_20_Text"><text:s text:c="2"/>EmailRegex = /\A[\w+\-.]+@[a-z\d\-.]+\.[a-z]+\z/i</text:p>
        <text:p text:style-name="Preformatted_20_Text"/>
        <text:p text:style-name="Preformatted_20_Text"><text:s text:c="2"/>validates_presence_of :name, :email</text:p>
        <text:p text:style-name="Preformatted_20_Text"><text:s text:c="2"/>validates_length_of <text:s text:c="2"/>:name, :maximum =&gt; 50</text:p>
        <text:p text:style-name="Preformatted_20_Text"><text:s text:c="2"/>validates_format_of <text:s text:c="2"/>:email, :with =&gt; EmailRegex</text:p>
        <text:p text:style-name="P8">end</text:p>
        <text:p text:style-name="Text_20_body">Here <text:span text:style-name="Source_20_Text">EmailRegex</text:span> is a Ruby <text:span text:style-name="Emphasis">constant</text:span>, as indicated by the leading capital letter.<text:bookmark text:name="fnref:6.16"/><text:a xlink:type="simple" xlink:href="http://railstutorial.org/chapters/modeling-and-viewing-users-one?version=2.3#fn:6.16">16</text:a> (Using a constant is simply conventional in this context; we could have used a variable, too.) The value of <text:span text:style-name="Source_20_Text">EmailRegex</text:span> is a <text:span text:style-name="Emphasis">regular expression</text:span>, also known as a <text:span text:style-name="Emphasis">regex</text:span>. The code</text:p>
        <text:p text:style-name="Preformatted_20_Text"><text:s text:c="2"/>EmailRegex = /\A[\w+\-.]+@[a-z\d\-.]+\.[a-z]+\z/i</text:p>
        <text:p text:style-name="Preformatted_20_Text"><text:s text:c="2"/>.</text:p>
        <text:p text:style-name="Preformatted_20_Text"><text:s text:c="2"/>.</text:p>
        <text:p text:style-name="Preformatted_20_Text"><text:s text:c="2"/>.</text:p>
        <text:p text:style-name="P8"><text:s text:c="2"/>validates_format_of :email, :with =&gt; EmailRegex</text:p>
        <text:p text:style-name="Text_20_body">ensures that only email addresses that match the pattern will be valid.</text:p>
        <text:p text:style-name="Text_20_body">So, what of the pattern? Regular expressions consist of a terse (some would say <text:a xlink:type="simple" xlink:href="http://catb.org/jargon/html/L/line-noise.html">unreadable</text:a>) language for matching text patterns; learning to construct regexes is an art, and to get you started I’ve broken <text:span text:style-name="Source_20_Text">EmailRegex</text:span> into bite-sized pieces (<text:a xlink:type="simple" xlink:href="http://railstutorial.org/chapters/modeling-and-viewing-users-one?version=2.3#table:email_regex">Table 6.1</text:a>).<text:bookmark text:name="fnref:6.17"/><text:a xlink:type="simple" xlink:href="http://railstutorial.org/chapters/modeling-and-viewing-users-one?version=2.3#fn:6.17">17</text:a> To really learn about regular expressions, though, I consider the amazing <text:a xlink:type="simple" xlink:href="http://www.rubular.com/">Rubular</text:a> regular expression editor (<text:a xlink:type="simple" xlink:href="http://railstutorial.org/chapters/modeling-and-viewing-users-one?version=2.3#fig:rubular">Figure 6.6</text:a>) to be simply essential.<text:bookmark text:name="fnref:6.18"/><text:a xlink:type="simple" xlink:href="http://railstutorial.org/chapters/modeling-and-viewing-users-one?version=2.3#fn:6.18">18</text:a> The Rubular website has a beautiful interactive interface for making regular expressions, along with a handy regex quick reference. I encourage you to study <text:a xlink:type="simple" xlink:href="http://railstutorial.org/chapters/modeling-and-viewing-users-one?version=2.3#table:email_regex">Table 6.1</text:a> with a browser window open to Rubular—no amount of reading about regular expressions can replace a couple of hours playing with Rubular. (Video is a better format than print for understanding regexes, and I plan to cover them in more depth in the <text:a xlink:type="simple" xlink:href="http://www.railstutorial.org/screencasts">Rails Tutorial screencasts</text:a>.)</text:p>
        <text:section text:style-name="Sect1" text:name="table:email_regex">
          <text:p text:style-name="Text_20_body"/>
        </text:section>
        <table:table table:name="Table1" table:style-name="Table1">
          <table:table-column table:style-name="Table1.A"/>
          <table:table-column table:style-name="Table1.B"/>
          <table:table-row>
            <table:table-cell table:style-name="Table1.A1" office:value-type="string">
              <text:p text:style-name="Table_20_Heading"><text:span text:style-name="Strong_20_Emphasis">Expression</text:span></text:p>
            </table:table-cell>
            <table:table-cell table:style-name="Table1.A1" office:value-type="string">
              <text:p text:style-name="Table_20_Heading"><text:span text:style-name="Strong_20_Emphasis">Meaning</text:span></text:p>
            </table:table-cell>
          </table:table-row>
          <table:table-row>
            <table:table-cell table:style-name="Table1.A1" office:value-type="string">
              <text:p text:style-name="Table_20_Contents"><text:span text:style-name="Teletype">/\A[\w+\-.]+@[a-z\d\-.]+\.[a-z]+\z/i</text:span></text:p>
            </table:table-cell>
            <table:table-cell table:style-name="Table1.A1" office:value-type="string">
              <text:p text:style-name="Table_20_Contents">full regex</text:p>
            </table:table-cell>
          </table:table-row>
          <table:table-row>
            <table:table-cell table:style-name="Table1.A1" office:value-type="string">
              <text:p text:style-name="Table_20_Contents"><text:span text:style-name="Teletype">/</text:span></text:p>
            </table:table-cell>
            <table:table-cell table:style-name="Table1.A1" office:value-type="string">
              <text:p text:style-name="Table_20_Contents">start of regex</text:p>
            </table:table-cell>
          </table:table-row>
          <table:table-row>
            <table:table-cell table:style-name="Table1.A1" office:value-type="string">
              <text:p text:style-name="Table_20_Contents"><text:span text:style-name="Teletype">\A</text:span></text:p>
            </table:table-cell>
            <table:table-cell table:style-name="Table1.A1" office:value-type="string">
              <text:p text:style-name="Table_20_Contents">match start of a string</text:p>
            </table:table-cell>
          </table:table-row>
          <table:table-row>
            <table:table-cell table:style-name="Table1.A1" office:value-type="string">
              <text:p text:style-name="Table_20_Contents"><text:span text:style-name="Teletype">[\w+\-.]+</text:span></text:p>
            </table:table-cell>
            <table:table-cell table:style-name="Table1.A1" office:value-type="string">
              <text:p text:style-name="Table_20_Contents">at least one word character, plus, hyphen, or dot</text:p>
            </table:table-cell>
          </table:table-row>
          <table:table-row>
            <table:table-cell table:style-name="Table1.A1" office:value-type="string">
              <text:p text:style-name="Table_20_Contents"><text:span text:style-name="Teletype">@</text:span></text:p>
            </table:table-cell>
            <table:table-cell table:style-name="Table1.A1" office:value-type="string">
              <text:p text:style-name="Table_20_Contents">literal “at sign”</text:p>
            </table:table-cell>
          </table:table-row>
          <table:table-row>
            <table:table-cell table:style-name="Table1.A1" office:value-type="string">
              <text:p text:style-name="Table_20_Contents"><text:span text:style-name="Teletype">[a-z\d\-.]+</text:span></text:p>
            </table:table-cell>
            <table:table-cell table:style-name="Table1.A1" office:value-type="string">
              <text:p text:style-name="Table_20_Contents">at least one letter, digit, hyphen, or dot</text:p>
            </table:table-cell>
          </table:table-row>
          <table:table-row>
            <table:table-cell table:style-name="Table1.A1" office:value-type="string">
              <text:p text:style-name="Table_20_Contents"><text:span text:style-name="Teletype">\.</text:span></text:p>
            </table:table-cell>
            <table:table-cell table:style-name="Table1.A1" office:value-type="string">
              <text:p text:style-name="Table_20_Contents">literal dot</text:p>
            </table:table-cell>
          </table:table-row>
          <table:table-row>
            <table:table-cell table:style-name="Table1.A1" office:value-type="string">
              <text:p text:style-name="Table_20_Contents"><text:span text:style-name="Teletype">[a-z]+</text:span></text:p>
            </table:table-cell>
            <table:table-cell table:style-name="Table1.A1" office:value-type="string">
              <text:p text:style-name="Table_20_Contents">at least one letter</text:p>
            </table:table-cell>
          </table:table-row>
          <table:table-row>
            <table:table-cell table:style-name="Table1.A1" office:value-type="string">
              <text:p text:style-name="Table_20_Contents"><text:span text:style-name="Teletype">\z</text:span></text:p>
            </table:table-cell>
            <table:table-cell table:style-name="Table1.A1" office:value-type="string">
              <text:p text:style-name="Table_20_Contents">match end of a string</text:p>
            </table:table-cell>
          </table:table-row>
          <text:soft-page-break/>
          <table:table-row>
            <table:table-cell table:style-name="Table1.A1" office:value-type="string">
              <text:p text:style-name="Table_20_Contents"><text:span text:style-name="Teletype">/</text:span></text:p>
            </table:table-cell>
            <table:table-cell table:style-name="Table1.A1" office:value-type="string">
              <text:p text:style-name="Table_20_Contents">end of regex</text:p>
            </table:table-cell>
          </table:table-row>
          <table:table-row>
            <table:table-cell table:style-name="Table1.A1" office:value-type="string">
              <text:p text:style-name="Table_20_Contents"><text:span text:style-name="Teletype">i</text:span></text:p>
            </table:table-cell>
            <table:table-cell table:style-name="Table1.A1" office:value-type="string">
              <text:p text:style-name="Table_20_Contents">case insensitive</text:p>
            </table:table-cell>
          </table:table-row>
        </table:table>
        <text:p text:style-name="Text_20_body">Table 6.1: Breaking down the email regex from <text:a xlink:type="simple" xlink:href="http://railstutorial.org/chapters/modeling-and-viewing-users-one?version=2.3#code:validates_format_of_email">Listing 6.15</text:a>.</text:p>
        <text:p text:style-name="Text_20_body">By the way, there actually exists a full regex for matching email addresses according to the official standard, but it’s really not worth the trouble. The one in <text:a xlink:type="simple" xlink:href="http://railstutorial.org/chapters/modeling-and-viewing-users-one?version=2.3#code:validates_format_of_email">Listing 6.15</text:a> is fine, maybe even better than the official one.<text:bookmark text:name="fnref:6.19"/><text:a xlink:type="simple" xlink:href="http://railstutorial.org/chapters/modeling-and-viewing-users-one?version=2.3#fn:6.19">19</text:a></text:p>
        <text:section text:style-name="Sect1" text:name="fig:rubular">
          <text:p text:style-name="Text_20_body"/>
        </text:section>
        <text:p text:style-name="P4"><draw:frame draw:style-name="fr1" draw:name="graphics6" text:anchor-type="as-char" svg:width="0.7862in" svg:height="0.3929in" draw:z-index="19"><draw:image xlink:href="http://railstutorial.org/images/figures/rubular.png" xlink:type="simple" xlink:show="embed" xlink:actuate="onLoad"/><svg:title>rubular</svg:title></draw:frame></text:p>
        <text:p text:style-name="Text_20_body">Figure 6.6: The awesome <text:a xlink:type="simple" xlink:href="http://www.rubular.com/">Rubular</text:a> regular expression editor. <text:a xlink:type="simple" xlink:href="http://www.railstutorial.org/images/figures/rubular-full.png">(full size)</text:a></text:p>
        <text:p text:style-name="Text_20_body">The tests should all be passing now. (In fact, the tests for valid email addresses should have been passing all along; since regexes are notoriously error-prone, the valid email tests are there mainly as a sanity check on <text:span text:style-name="Source_20_Text">EmailRegex</text:span>.) This means that there’s only one constraint left: enforcing the email addresses to be unique.</text:p>
        <text:section text:style-name="Sect1" text:name="sec:uniqueness_validation">
          <text:p text:style-name="Text_20_body"/>
        </text:section>
        <text:h text:style-name="Heading_20_3" text:outline-level="3"><text:bookmark text:name="sec:6.2.4"/><text:a xlink:type="simple" xlink:href="http://railstutorial.org/chapters/modeling-and-viewing-users-one?version=2.3#sec:uniqueness_validation">6.2.4 Uniqueness validation</text:a></text:h>
        <text:p text:style-name="Text_20_body">To enforce uniqueness of email addresses (so that we can use them as usernames), we’ll be using the method <text:span text:style-name="Source_20_Text">validates_uniqueness_of</text:span>. But be warned: there’s a <text:span text:style-name="Emphasis">major</text:span> caveat, so don’t just skim this section—read it carefully.</text:p>
        <text:p text:style-name="Text_20_body">We’ll start, as usual, with our tests. In our previous model tests, we’ve mainly used <text:span text:style-name="Source_20_Text">User.new</text:span>, which just creates a Ruby object in memory, but for uniqueness tests we actually need to put a record into the database.<text:bookmark text:name="fnref:6.20"/><text:a xlink:type="simple" xlink:href="http://railstutorial.org/chapters/modeling-and-viewing-users-one?version=2.3#fn:6.20">20</text:a> The (first) duplicate email test appears in <text:a xlink:type="simple" xlink:href="http://railstutorial.org/chapters/modeling-and-viewing-users-one?version=2.3#code:validates_uniqueness_of_email_test">Listing 6.16</text:a>.</text:p>
        <text:section text:style-name="Sect1" text:name="code:validates_uniqueness_of_email_test">
          <text:p text:style-name="Text_20_body"/>
        </text:section>
        <text:p text:style-name="Text_20_body">Listing 6.16. A test for the rejection of duplicate email addresses. <text:line-break/><text:span text:style-name="Source_20_Text">spec/models/user_spec.rb</text:span> <draw:frame draw:name="clippy" text:anchor-type="as-char" svg:width="1.1457in" svg:height="0.1457in" draw:z-index="20"><draw:plugin xlink:href="http://railstutorial.org/flash/clippy.swf" xlink:type="simple" xlink:show="embed" xlink:actuate="onLoad" draw:mime-type="application/x-shockwave-flash"><draw:param draw:name="bgcolor" draw:value="#ffffff"/><draw:param draw:name="flashvars" draw:value="text=describe%20User%20do%0A%0A%20%20before(:each)%20do%0A%20%20%20%20@attr%20=%20%7B%20:name%20=%3E%20%22Example%20User%22,%20:email%20=%3E%20%22user@example.com%22%20%7D%0A%20%20end%0A%20%20.%0A%20%20.%0A%20%20.%0A%20%20it%20%22should%20reject%20duplicate%20email%20addresses%22%20do%0A%20%20%20%20%23%20Put%20a%20user%20with%20given%20email%20address%20into%20the%20database.%0A%20%20%20%20User.create!(@attr)%0A%20%20%20%20user_with_duplicate_email%20=%20User.new(@attr)%0A%20%20%20%20user_with_duplicate_email.should_not%20be_vali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
        <text:p text:style-name="Preformatted_20_Text"><text:s text:c="2"/>before(:each) do</text:p>
        <text:p text:style-name="Preformatted_20_Text"><text:s text:c="4"/>@attr = { :name =&gt; "Example User", :email =&gt; "user@example.com" }</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it "should reject duplicate email addresses" do</text:p>
        <text:p text:style-name="Preformatted_20_Text"><text:s text:c="4"/># Put a user with given email address into the database.</text:p>
        <text:p text:style-name="Preformatted_20_Text"><text:s text:c="4"/>User.create!(@attr)</text:p>
        <text:p text:style-name="Preformatted_20_Text"><text:s text:c="4"/>user_with_duplicate_email = User.new(@attr)</text:p>
        <text:p text:style-name="Preformatted_20_Text"><text:s text:c="4"/>user_with_duplicate_email.should_not be_valid</text:p>
        <text:p text:style-name="Preformatted_20_Text"><text:s text:c="2"/>end</text:p>
        <text:p text:style-name="P8">end</text:p>
        <text:p text:style-name="Text_20_body">The method here is to create a user and then try to make another one with the same email address. (We use the noisy method <text:span text:style-name="Source_20_Text">create!</text:span>, first seen in <text:a xlink:type="simple" xlink:href="http://railstutorial.org/chapters/modeling-and-viewing-users-one?version=2.3#code:raw_user_spec">Listing 6.8</text:a>, so that it will raise an exception if anything goes wrong. Using <text:span text:style-name="Source_20_Text">create</text:span>, without the bang <text:span text:style-name="Source_20_Text">!</text:span>, risks having a silent error in our test, a potential source of elusive bugs.) We can get this test to pass with the code in <text:a xlink:type="simple" xlink:href="http://railstutorial.org/chapters/modeling-and-viewing-users-one?version=2.3#code:validates_uniqueness_of_email">Listing 6.17</text:a>.<text:bookmark text:name="fnref:6.21"/><text:a xlink:type="simple" xlink:href="http://railstutorial.org/chapters/modeling-and-viewing-users-one?version=2.3#fn:6.21">21</text:a></text:p>
        <text:section text:style-name="Sect1" text:name="code:validates_uniqueness_of_email">
          <text:p text:style-name="Text_20_body"><text:soft-page-break/></text:p>
        </text:section>
        <text:p text:style-name="Text_20_body">Listing 6.17. Validating the uniqueness of email addresses. <text:line-break/><text:span text:style-name="Source_20_Text">app/models/user.rb</text:span> <draw:frame draw:name="clippy" text:anchor-type="as-char" svg:width="1.1457in" svg:height="0.1457in" draw:z-index="21"><draw:plugin xlink:href="http://railstutorial.org/flash/clippy.swf" xlink:type="simple" xlink:show="embed" xlink:actuate="onLoad" draw:mime-type="application/x-shockwave-flash"><draw:param draw:name="bgcolor" draw:value="#ffffff"/><draw:param draw:name="flashvars" draw:value="text=class%20User%20%3C%20ActiveRecord::Base%0A%20%20.%0A%20%20.%0A%20%20.%0A%20%20validates_format_of%20%20%20%20%20:email,%20:with%20=%3E%20EmailRegex%0A%20%20validates_uniqueness_of%20:email%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text:p>
        <text:p text:style-name="Preformatted_20_Text"><text:s text:c="2"/>.</text:p>
        <text:p text:style-name="Preformatted_20_Text"><text:s text:c="2"/>.</text:p>
        <text:p text:style-name="Preformatted_20_Text"><text:s text:c="2"/>validates_format_of <text:s text:c="4"/>:email, :with =&gt; EmailRegex</text:p>
        <text:p text:style-name="Preformatted_20_Text"><text:s text:c="2"/>validates_uniqueness_of :email</text:p>
        <text:p text:style-name="P8">end</text:p>
        <text:p text:style-name="Text_20_body">We’re not quite done, though. Email addresses are case-insensitive—<text:span text:style-name="Source_20_Text">foo@bar.com</text:span> goes to the same place as <text:span text:style-name="Source_20_Text">FOO@BAR.COM</text:span> or <text:span text:style-name="Source_20_Text">FoO@BAr.coM</text:span>—so our validation should cover this case as well. We test for this with the code in <text:a xlink:type="simple" xlink:href="http://railstutorial.org/chapters/modeling-and-viewing-users-one?version=2.3#code:validates_uniqueness_of_email_case_insensitive_test">Listing 6.18</text:a>.</text:p>
        <text:section text:style-name="Sect1" text:name="code:validates_uniqueness_of_email_case_insensitive_test">
          <text:p text:style-name="Text_20_body"/>
        </text:section>
        <text:p text:style-name="Text_20_body">Listing 6.18. A test for the rejection of duplicate email addresses, insensitive to case. <text:line-break/><text:span text:style-name="Source_20_Text">spec/models/user_spec.rb</text:span> <draw:frame draw:name="clippy" text:anchor-type="as-char" svg:width="1.1457in" svg:height="0.1457in" draw:z-index="22"><draw:plugin xlink:href="http://railstutorial.org/flash/clippy.swf" xlink:type="simple" xlink:show="embed" xlink:actuate="onLoad" draw:mime-type="application/x-shockwave-flash"><draw:param draw:name="bgcolor" draw:value="#ffffff"/><draw:param draw:name="flashvars" draw:value="text=describe%20User%20do%0A%0A%20%20before(:each)%20do%0A%20%20%20%20@attr%20=%20%7B%20:name%20=%3E%20%22Example%20User%22,%20:email%20=%3E%20%22user@example.com%22%20%7D%0A%20%20end%0A%20%20.%0A%20%20.%0A%20%20.%0A%20%20it%20%22should%20reject%20email%20addresses%20identical%20up%20to%20case%22%20do%0A%20%20%20%20upcased_email%20=%20@attr[:email].upcase%0A%20%20%20%20User.create!(@attr.merge(:email%20=%3E%20upcased_email))%0A%20%20%20%20user_with_duplicate_email%20=%20User.new(@attr)%0A%20%20%20%20user_with_duplicate_email.should_not%20be_vali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
        <text:p text:style-name="Preformatted_20_Text"><text:s text:c="2"/>before(:each) do</text:p>
        <text:p text:style-name="Preformatted_20_Text"><text:s text:c="4"/>@attr = { :name =&gt; "Example User", :email =&gt; "user@example.com" }</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it "should reject email addresses identical up to case" do</text:p>
        <text:p text:style-name="Preformatted_20_Text"><text:s text:c="4"/>upcased_email = @attr[:email].upcase</text:p>
        <text:p text:style-name="Preformatted_20_Text"><text:s text:c="4"/>User.create!(@attr.merge(:email =&gt; upcased_email))</text:p>
        <text:p text:style-name="Preformatted_20_Text"><text:s text:c="4"/>user_with_duplicate_email = User.new(@attr)</text:p>
        <text:p text:style-name="Preformatted_20_Text"><text:s text:c="4"/>user_with_duplicate_email.should_not be_valid</text:p>
        <text:p text:style-name="Preformatted_20_Text"><text:s text:c="2"/>end</text:p>
        <text:p text:style-name="P8">end</text:p>
        <text:p text:style-name="Text_20_body">Here we are using the <text:span text:style-name="Source_20_Text">upcase</text:span> method on strings (seen briefly in <text:a xlink:type="simple" xlink:href="http://railstutorial.org/chapters/rails-flavored-ruby?version=2.3#sec:blocks">Section 4.3.2</text:a>). This test does the same thing as the first duplicate email test, but with an upper-case email address instead. If this test feels a little abstract, go ahead and fire up the console:</text:p>
        <text:p text:style-name="Preformatted_20_Text">$ script/console --sandbox</text:p>
        <text:p text:style-name="Preformatted_20_Text">&gt;&gt; @attr = { :name =&gt; "Example User", :email =&gt; "user@example.com" }</text:p>
        <text:p text:style-name="Preformatted_20_Text">=&gt; {:name =&gt; "Example User", :email =&gt; "user@example.com"}</text:p>
        <text:p text:style-name="Preformatted_20_Text">&gt;&gt; upcased_email = @attr[:email].upcase</text:p>
        <text:p text:style-name="Preformatted_20_Text">=&gt; "USER@EXAMPLE.COM"</text:p>
        <text:p text:style-name="Preformatted_20_Text">&gt;&gt; User.create!(@attr.merge(:email =&gt; upcased_email))</text:p>
        <text:p text:style-name="Preformatted_20_Text">&gt;&gt; user_with_duplicate_email = User.new(@attr)</text:p>
        <text:p text:style-name="Preformatted_20_Text">&gt;&gt; user_with_duplicate_email.valid?</text:p>
        <text:p text:style-name="P8">=&gt; true</text:p>
        <text:p text:style-name="Text_20_body">Of course, currently <text:span text:style-name="Source_20_Text">user_with_duplicate_email.valid?</text:span> is <text:span text:style-name="Source_20_Text">true</text:span>, since this is a failing test, but we want it to be <text:span text:style-name="Source_20_Text">false</text:span>. Fortunately, <text:span text:style-name="Source_20_Text">validates_uniqueness_of</text:span> accepts an option, <text:span text:style-name="Source_20_Text">:case_sensitive</text:span>, for just this purpose (<text:a xlink:type="simple" xlink:href="http://railstutorial.org/chapters/modeling-and-viewing-users-one?version=2.3#code:validates_uniqueness_of_email_case_insensitive">Listing 6.19</text:a>).</text:p>
        <text:section text:style-name="Sect1" text:name="code:validates_uniqueness_of_email_case_insensitive">
          <text:p text:style-name="Text_20_body"/>
        </text:section>
        <text:p text:style-name="Text_20_body"><text:soft-page-break/>Listing 6.19. Validating the uniqueness of email addresses, ignoring case. <text:line-break/><text:span text:style-name="Source_20_Text">app/models/user.rb</text:span> <draw:frame draw:name="clippy" text:anchor-type="as-char" svg:width="1.1457in" svg:height="0.1457in" draw:z-index="23"><draw:plugin xlink:href="http://railstutorial.org/flash/clippy.swf" xlink:type="simple" xlink:show="embed" xlink:actuate="onLoad" draw:mime-type="application/x-shockwave-flash"><draw:param draw:name="bgcolor" draw:value="#ffffff"/><draw:param draw:name="flashvars" draw:value="text=class%20User%20%3C%20ActiveRecord::Base%0A%20%20.%0A%20%20.%0A%20%20.%0A%20%20validates_format_of%20%20%20%20%20:email,%20:with%20=%3E%20EmailRegex%0A%20%20validates_uniqueness_of%20:email,%20:case_sensitive%20=%3E%20false%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text:p>
        <text:p text:style-name="Preformatted_20_Text"><text:s text:c="2"/>.</text:p>
        <text:p text:style-name="Preformatted_20_Text"><text:s text:c="2"/>.</text:p>
        <text:p text:style-name="Preformatted_20_Text"><text:s text:c="2"/>validates_format_of <text:s text:c="4"/>:email, :with =&gt; EmailRegex</text:p>
        <text:p text:style-name="Preformatted_20_Text"><text:s text:c="2"/>validates_uniqueness_of :email, :case_sensitive =&gt; false</text:p>
        <text:p text:style-name="P8">end</text:p>
        <text:p text:style-name="Text_20_body">With that, our tests pass, and email uniqueness is validated.</text:p>
        <text:section text:style-name="Sect1" text:name="sec:the_caveat">
          <text:p text:style-name="Text_20_body"/>
        </text:section>
        <text:h text:style-name="Heading_20_4" text:outline-level="4"><text:bookmark text:name="sec:6.2.4.1"/><text:a xlink:type="simple" xlink:href="http://railstutorial.org/chapters/modeling-and-viewing-users-one?version=2.3#sec:the_caveat">The uniqueness caveat</text:a></text:h>
        <text:p text:style-name="Text_20_body">There’s just one small problem, the caveat alluded to above:</text:p>
        <text:p text:style-name="Text_20_body"><text:span text:style-name="Strong_20_Emphasis">Using </text:span><text:span text:style-name="Strong_20_Emphasis"><text:span text:style-name="Source_20_Text">validates_uniqueness_of</text:span></text:span><text:span text:style-name="Strong_20_Emphasis"> does not guarantee uniqueness.</text:span></text:p>
        <text:p text:style-name="Text_20_body">D’oh! But what can go wrong? Here’s what:</text:p>
        <text:list xml:id="list1784708802" text:style-name="L1">
          <text:list-item>
            <text:p text:style-name="P5">Alice signs up for the sample app, with address <text:span text:style-name="Source_20_Text">alice@wonderland.com</text:span>. </text:p>
          </text:list-item>
          <text:list-item>
            <text:p text:style-name="P5">Alice accidentally clicks on “Submit” <text:span text:style-name="Emphasis">twice</text:span>, sending two requests in quick succession. </text:p>
          </text:list-item>
          <text:list-item>
            <text:p text:style-name="P5">The following sequence occurs: request 1 creates a user in memory that passes validation, request 2 does the same, request 1’s user gets saved, request 2’s user gets saved. </text:p>
          </text:list-item>
          <text:list-item>
            <text:p text:style-name="P1">Result: two user records with the exact same email address, despite the uniqueness validation. </text:p>
          </text:list-item>
        </text:list>
        <text:p text:style-name="Text_20_body">If the above sequence seems implausible, believe me, it isn’t: it happens on any Rails website with significant traffic.<text:bookmark text:name="fnref:6.22"/><text:a xlink:type="simple" xlink:href="http://railstutorial.org/chapters/modeling-and-viewing-users-one?version=2.3#fn:6.22">22</text:a> Luckily, the solution is straightforward to implement; we just need to enforce uniqueness at the database level as well. Our method is to create a database <text:span text:style-name="Emphasis">index</text:span> on the email column, and then require that the index be unique.</text:p>
        <text:p text:style-name="Text_20_body">The email index represents an update to our data modeling requirements, which (as discussed in <text:a xlink:type="simple" xlink:href="http://railstutorial.org/chapters/modeling-and-viewing-users-one?version=2.3#sec:database_migrations">Section 6.1.1</text:a>) is handled in Rails using migrations. We saw in <text:a xlink:type="simple" xlink:href="http://railstutorial.org/chapters/modeling-and-viewing-users-one?version=2.3#sec:database_migrations">Section 6.1.1</text:a> that generating the User model automatically created a new migration (<text:a xlink:type="simple" xlink:href="http://railstutorial.org/chapters/modeling-and-viewing-users-one?version=2.3#code:users_migration">Listing 6.2</text:a>); in the present case, we are adding structure to an existing model, so we need to create a migration directly using the <text:span text:style-name="Source_20_Text">migration</text:span> generator:</text:p>
        <text:p text:style-name="P8">$ script/generate migration add_email_uniqueness_index</text:p>
        <text:p text:style-name="Text_20_body">Unlike the migration for users, the email uniqueness migration is not pre-defined, so we need to fill in its contents with <text:a xlink:type="simple" xlink:href="http://railstutorial.org/chapters/modeling-and-viewing-users-one?version=2.3#code:email_uniqueness_index">Listing 6.20</text:a>.<text:bookmark text:name="fnref:6.23"/><text:a xlink:type="simple" xlink:href="http://railstutorial.org/chapters/modeling-and-viewing-users-one?version=2.3#fn:6.23">23</text:a></text:p>
        <text:section text:style-name="Sect1" text:name="code:email_uniqueness_index">
          <text:p text:style-name="Text_20_body"/>
        </text:section>
        <text:p text:style-name="Text_20_body">Listing 6.20. The migration for enforcing email uniqueness. <text:line-break/><text:span text:style-name="Source_20_Text">db/migrate/&lt;timestamp&gt;_add_email_uniqueness_index.rb</text:span> <draw:frame draw:name="clippy" text:anchor-type="as-char" svg:width="1.1457in" svg:height="0.1457in" draw:z-index="24"><draw:plugin xlink:href="http://railstutorial.org/flash/clippy.swf" xlink:type="simple" xlink:show="embed" xlink:actuate="onLoad" draw:mime-type="application/x-shockwave-flash"><draw:param draw:name="bgcolor" draw:value="#ffffff"/><draw:param draw:name="flashvars" draw:value="text=class%20AddEmailUniquenessIndex%20%3C%20ActiveRecord::Migration%0A%20%20def%20self.up%0A%20%20%20%20add_index%20:users,%20:email,%20:unique%20=%3E%20true%0A%20%20end%0A%0A%20%20def%20self.down%0A%20%20%20%20remove_index%20:users,%20:email%0A%20%20end%0Aend%0A"/><draw:param draw:name="pluginspage" draw:value="http://www.macromedia.com/go/getflashplayer"/><draw:param draw:name="allowscriptaccess" draw:value="always"/><draw:param draw:name="quality" draw:value="high"/></draw:plugin></draw:frame> </text:p>
        <text:p text:style-name="Preformatted_20_Text">class AddEmailUniquenessIndex &lt; ActiveRecord::Migration</text:p>
        <text:p text:style-name="Preformatted_20_Text"><text:s text:c="2"/>def self.up</text:p>
        <text:p text:style-name="Preformatted_20_Text"><text:s text:c="4"/>add_index :users, :email, :unique =&gt; true</text:p>
        <text:p text:style-name="Preformatted_20_Text"><text:s text:c="2"/>end</text:p>
        <text:p text:style-name="Preformatted_20_Text"/>
        <text:p text:style-name="Preformatted_20_Text"><text:s text:c="2"/>def self.down</text:p>
        <text:p text:style-name="Preformatted_20_Text"><text:s text:c="4"/>remove_index :users, :email</text:p>
        <text:p text:style-name="Preformatted_20_Text"><text:s text:c="2"/>end</text:p>
        <text:p text:style-name="P8">end</text:p>
        <text:p text:style-name="Text_20_body"><text:soft-page-break/>This uses a Rails method called <text:span text:style-name="Source_20_Text">add_index</text:span> to add an index on the <text:span text:style-name="Source_20_Text">email</text:span> column of the <text:span text:style-name="Source_20_Text">users</text:span> table. The index by itself doesn’t enforce uniqueness, but the option <text:span text:style-name="Source_20_Text">:unique =&gt; true</text:span> does.</text:p>
        <text:p text:style-name="Text_20_body">The final step is to migrate the database:</text:p>
        <text:p text:style-name="P8">$ rake db:migrate</text:p>
        <text:p text:style-name="Text_20_body">Now the Alice scenario above will work fine: the database will save a user record based on the first request, and will reject the second save for violating the uniqueness constraint. (An error will appear in the Rails log, but that doesn’t do any harm. You can actually catch the <text:span text:style-name="Source_20_Text">ActiveRecord::StatementInvalid</text:span> exception that gets raised—see <text:a xlink:type="simple" xlink:href="http://github.com/insoshi/insoshi/blob/master/app/controllers/people_controller.rb">here</text:a> for an example—but in this tutorial we won’t bother with this step.) Adding this index on the email attribute accomplishes a second goal, alluded to briefly in <text:a xlink:type="simple" xlink:href="http://railstutorial.org/chapters/modeling-and-viewing-users-one?version=2.3#sec:finding_user_objects">Section 6.1.4</text:a>: it fixes an efficiency problem in <text:span text:style-name="Source_20_Text">find_by_email</text:span> (<text:a xlink:type="simple" xlink:href="http://railstutorial.org/chapters/modeling-and-viewing-users-one?version=2.3#sidebar:database_indices">Box 6.2</text:a>).</text:p>
        <text:section text:style-name="Sect1" text:name="sidebar:database_indices">
          <text:p text:style-name="Text_20_body"/>
        </text:section>
        <text:p text:style-name="Text_20_body">Box 6.2.Database indices </text:p>
        <text:p text:style-name="Text_20_body">When creating a column in a database, it is important to consider if we will need to <text:span text:style-name="Emphasis">find</text:span> records by that column. Consider, for example, the <text:span text:style-name="Source_20_Text">email</text:span> attribute created by the migration in <text:a xlink:type="simple" xlink:href="http://railstutorial.org/chapters/modeling-and-viewing-users-one?version=2.3#code:users_migration">Listing 6.2</text:a>. When we allow users to sign in to the sample app starting in <text:a xlink:type="simple" xlink:href="http://railstutorial.org/chapters/sign-up?version=2.3#top">Chapter 8</text:a>, we will need to find the user record corresponding to the submitted email address; unfortunately, based on the naïve data model, the only way to find a user by email address is to look through <text:span text:style-name="Emphasis">each</text:span> user row in the database and compare its email attribute to the given email. This is known in the database business as a <text:span text:style-name="Emphasis">full-table scan</text:span>, and for a real site with thousands of users it is a <text:a xlink:type="simple" xlink:href="http://catb.org/jargon/html/B/Bad-Thing.html">Bad Thing</text:a>.</text:p>
        <text:p text:style-name="Text_20_body">Putting an index on the email column fixes the problem. To understand a database index, it’s helpful to consider the analogy of a book index. In a book, to find all the occurrences of a given string, say “foobar”, you would have to scan each page for “foobar”. With a book index, on the other hand, you can just look up “foobar” in the index to see all the pages containing “foobar”. (Of course, with <text:span text:style-name="Emphasis">this</text:span> book you can always just search it electronically.) A database index works essentially the same way.</text:p>
        <text:section text:style-name="Sect1" text:name="sec:viewing_users">
          <text:p text:style-name="Text_20_body"/>
        </text:section>
        <text:h text:style-name="Heading_20_2" text:outline-level="2"><text:bookmark text:name="sec:6.3"/><text:a xlink:type="simple" xlink:href="http://railstutorial.org/chapters/modeling-and-viewing-users-one?version=2.3#sec:viewing_users">6.3 Viewing users</text:a></text:h>
        <text:p text:style-name="Text_20_body">We’re not quite done with the basic user model—we need to add passwords, a task for <text:a xlink:type="simple" xlink:href="http://railstutorial.org/chapters/modeling-and-viewing-users-two?version=2.3#top">Chapter 7</text:a>—but we do have enough in place to make a minimalist page for showing user information. This will allow a gentle introduction to the REST style of organizing the actions for our site’s users. Since this is just a rough demonstration for now, there are no tests in this section; we’ll add tests when we flesh out the user view in <text:a xlink:type="simple" xlink:href="http://railstutorial.org/chapters/modeling-and-viewing-users-two?version=2.3#sec:better_user_views">Section 7.3</text:a>.</text:p>
        <text:section text:style-name="Sect1" text:name="sec:rails_environments">
          <text:p text:style-name="Text_20_body"/>
        </text:section>
        <text:h text:style-name="Heading_20_3" text:outline-level="3"><text:bookmark text:name="sec:6.3.1"/><text:a xlink:type="simple" xlink:href="http://railstutorial.org/chapters/modeling-and-viewing-users-one?version=2.3#sec:rails_environments">6.3.1 Debug and Rails environments</text:a></text:h>
        <text:p text:style-name="Text_20_body">As preparation for adding dynamic pages to our sample application, now is a good time to add some debug information to our site layout (<text:a xlink:type="simple" xlink:href="http://railstutorial.org/chapters/modeling-and-viewing-users-one?version=2.3#code:rails_debug">Listing 6.21</text:a>). This displays some useful information about each page using the built-in <text:span text:style-name="Source_20_Text">debug</text:span> method and <text:span text:style-name="Source_20_Text">params</text:span> variable (which we’ll learn more about in <text:a xlink:type="simple" xlink:href="http://railstutorial.org/chapters/modeling-and-viewing-users-one?version=2.3#sec:users_show">Section 6.3.2</text:a>), as seen in <text:a xlink:type="simple" xlink:href="http://railstutorial.org/chapters/modeling-and-viewing-users-one?version=2.3#fig:home_page_with_debug">Figure 6.7</text:a>.</text:p>
        <text:section text:style-name="Sect1" text:name="code:rails_debug">
          <text:p text:style-name="Text_20_body"/>
        </text:section>
        <text:p text:style-name="Text_20_body"><text:soft-page-break/>Listing 6.21. Adding some debug information to the site layout. <text:line-break/><text:span text:style-name="Source_20_Text">app/views/layouts/application.html.erb</text:span> <draw:frame draw:name="clippy" text:anchor-type="as-char" svg:width="1.1457in" svg:height="0.1457in" draw:z-index="25"><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20lang=%22en%22%20xml:lang=%22en%22%20xmlns=%22http://www.w3.org/1999/xhtml%22%3E%0A%20%20.%0A%20%20.%0A%20%20.%0A%20%20%3Cbody%3E%0A%20%20%20%20%3Cdiv%20class=%22container%22%3E%0A%20%20%20%20%20%20.%0A%20%20%20%20%20%20.%0A%20%20%20%20%20%20.%0A%20%20%20%20%20%20%3C%25=%20render%20'layouts/footer'%20%25%3E%0A%20%20%20%20%20%20%3C%25=%20debug(params)%20if%20Rails.env.development?%20%25%3E%0A%20%20%20%20%3C/div%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text:p>
        <text:p text:style-name="Preformatted_20_Text"><text:s text:c="2"/>.</text:p>
        <text:p text:style-name="Preformatted_20_Text"><text:s text:c="2"/>.</text:p>
        <text:p text:style-name="Preformatted_20_Text"><text:s text:c="2"/>&lt;body&gt;</text:p>
        <text:p text:style-name="Preformatted_20_Text"><text:s text:c="4"/>&lt;div class="container"&gt;</text:p>
        <text:p text:style-name="Preformatted_20_Text"><text:s text:c="6"/>.</text:p>
        <text:p text:style-name="Preformatted_20_Text"><text:s text:c="6"/>.</text:p>
        <text:p text:style-name="Preformatted_20_Text"><text:s text:c="6"/>.</text:p>
        <text:p text:style-name="Preformatted_20_Text"><text:s text:c="6"/>&lt;%= render 'layouts/footer' %&gt;</text:p>
        <text:p text:style-name="Preformatted_20_Text"><text:s text:c="6"/>&lt;%= debug(params) if Rails.env.development? %&gt;</text:p>
        <text:p text:style-name="Preformatted_20_Text"><text:s text:c="4"/>&lt;/div&gt;</text:p>
        <text:p text:style-name="Preformatted_20_Text"><text:s text:c="2"/>&lt;/body&gt;</text:p>
        <text:p text:style-name="P8">&lt;/html&gt;</text:p>
        <text:p text:style-name="Text_20_body">Since we don’t want to display debug information to users of a deployed application, we use</text:p>
        <text:p text:style-name="P8">if Rails.env.development?</text:p>
        <text:p text:style-name="Text_20_body">to restrict the debug information to the <text:span text:style-name="Emphasis">development environment</text:span>. Though we’ve seen evidence of Rails environments before (most recently in <text:a xlink:type="simple" xlink:href="http://railstutorial.org/chapters/modeling-and-viewing-users-one?version=2.3#sec:creating_user_objects">Section 6.1.3</text:a>), this is the first time it has mattered to us.</text:p>
        <text:section text:style-name="Sect1" text:name="fig:home_page_with_debug">
          <text:p text:style-name="Text_20_body"/>
        </text:section>
        <text:p text:style-name="P4"><draw:frame draw:style-name="fr1" draw:name="graphics7" text:anchor-type="as-char" svg:width="0.7862in" svg:height="0.3929in" draw:z-index="26"><draw:image xlink:href="http://railstutorial.org/images/figures/home_page_with_debug.png" xlink:type="simple" xlink:show="embed" xlink:actuate="onLoad"/><svg:title>home_page_with_debug</svg:title></draw:frame></text:p>
        <text:p text:style-name="Text_20_body">Figure 6.7: The sample application Home page (<text:a xlink:type="simple" xlink:href="http://localhost:3000/"><text:span text:style-name="Teletype">/</text:span></text:a>) with debug information at the bottom. <text:a xlink:type="simple" xlink:href="http://www.railstutorial.org/images/figures/home_page_with_debug-full.png">(full size)</text:a></text:p>
        <text:p text:style-name="Text_20_body">Rails comes equipped with three environments: <text:span text:style-name="Source_20_Text">test</text:span>, <text:span text:style-name="Source_20_Text">development</text:span>, and <text:span text:style-name="Source_20_Text">production</text:span>.<text:bookmark text:name="fnref:6.24"/><text:a xlink:type="simple" xlink:href="http://railstutorial.org/chapters/modeling-and-viewing-users-one?version=2.3#fn:6.24">24</text:a> The default environment for the Rails console is <text:span text:style-name="Source_20_Text">development</text:span>:</text:p>
        <text:p text:style-name="Preformatted_20_Text">$ script/console </text:p>
        <text:p text:style-name="Preformatted_20_Text">Loading development environment (Rails 2.3.8)</text:p>
        <text:p text:style-name="Preformatted_20_Text">&gt;&gt; Rails.env</text:p>
        <text:p text:style-name="Preformatted_20_Text">=&gt; "development"</text:p>
        <text:p text:style-name="Preformatted_20_Text">&gt;&gt; Rails.env.development?</text:p>
        <text:p text:style-name="Preformatted_20_Text">=&gt; true</text:p>
        <text:p text:style-name="Preformatted_20_Text">&gt;&gt; Rails.env.test?</text:p>
        <text:p text:style-name="P8">=&gt; false</text:p>
        <text:p text:style-name="Text_20_body">As you can see, Rails provides a <text:span text:style-name="Source_20_Text">Rails</text:span> object with an <text:span text:style-name="Source_20_Text">env</text:span> attribute and associated environment boolean methods. In particular, <text:span text:style-name="Source_20_Text">Rails.env.development?</text:span> is <text:span text:style-name="Source_20_Text">true</text:span> only in a development environment, so the Embedded Ruby</text:p>
        <text:p text:style-name="P8">&lt;%= debug(params) if Rails.env.development? %&gt;</text:p>
        <text:p text:style-name="Text_20_body">won’t be inserted into production applications or tests. (Inserting the debug information into tests probably doesn’t do any harm, but it probably doesn’t do any good, either, so it’s best to restrict the debug display to development only.)</text:p>
        <text:p text:style-name="Text_20_body">If you ever need to run a console in a different environment (to debug a test, for example), you can pass the environment as a parameter to the <text:span text:style-name="Source_20_Text">console</text:span> script:</text:p>
        <text:p text:style-name="Preformatted_20_Text"><text:soft-page-break/>$ script/console test</text:p>
        <text:p text:style-name="Preformatted_20_Text">Loading test environment (Rails 2.3.8)</text:p>
        <text:p text:style-name="Preformatted_20_Text">&gt;&gt; Rails.env</text:p>
        <text:p text:style-name="P8">=&gt; "test"</text:p>
        <text:p text:style-name="Text_20_body">As with the console, <text:span text:style-name="Source_20_Text">development</text:span> is the default environment for the local Rails server, but you can also run it in a different environment:</text:p>
        <text:p text:style-name="P8">$ script/server --environment production</text:p>
        <text:p text:style-name="Text_20_body">If you view your app running in production, it won’t work without a production database, which we can create by running <text:span text:style-name="Source_20_Text">rake db:migrate</text:span> in production:</text:p>
        <text:p text:style-name="P8">$ rake db:migrate RAILS_ENV=production</text:p>
        <text:p text:style-name="Text_20_body">(I find it confusing that the console, server, and migrate commands specify non-default environments in three mutually incompatible ways, which is why I bothered showing all three.)</text:p>
        <text:p text:style-name="Text_20_body">By the way, if you have deployed your sample app to Heroku, you can see its environment using the <text:span text:style-name="Source_20_Text">heroku</text:span> gem, which provides its own (remote) console:</text:p>
        <text:p text:style-name="Preformatted_20_Text">$ heroku console</text:p>
        <text:p text:style-name="Preformatted_20_Text">Ruby console for yourapp.heroku.com</text:p>
        <text:p text:style-name="Preformatted_20_Text">&gt;&gt; Rails.env</text:p>
        <text:p text:style-name="Preformatted_20_Text">=&gt; "production"</text:p>
        <text:p text:style-name="Preformatted_20_Text">&gt;&gt; Rails.env.production?</text:p>
        <text:p text:style-name="P8">=&gt; true</text:p>
        <text:p text:style-name="Text_20_body">Naturally, since Heroku is a platform for production sites, it runs each application in a production environment.</text:p>
        <text:section text:style-name="Sect1" text:name="sec:users_show">
          <text:p text:style-name="Text_20_body"/>
        </text:section>
        <text:h text:style-name="Heading_20_3" text:outline-level="3"><text:bookmark text:name="sec:6.3.2"/><text:a xlink:type="simple" xlink:href="http://railstutorial.org/chapters/modeling-and-viewing-users-one?version=2.3#sec:users_show">6.3.2 User model, view, controller</text:a></text:h>
        <text:p text:style-name="Text_20_body">In order to make a page to view a user, we’ll use the User <text:span text:style-name="Emphasis">model</text:span> to put a user into the database, make a <text:span text:style-name="Emphasis">view</text:span> to display some user information, and then add an action to the Users <text:span text:style-name="Emphasis">controller</text:span> to handle the browser request. In other words, for the first time in this tutorial, we’ll see in one place all three elements of the model-view-controller architecture first discussed in <text:a xlink:type="simple" xlink:href="http://railstutorial.org/chapters/beginning?version=2.3#sec:mvc">Section 1.2.4</text:a>.</text:p>
        <text:p text:style-name="Text_20_body">Our first step is to create a user using the console, which we’ll take care <text:span text:style-name="Emphasis">not</text:span> to start in a sandbox since this time the whole point is to save a record to the database:</text:p>
        <text:p text:style-name="Preformatted_20_Text">$ script/console</text:p>
        <text:p text:style-name="Preformatted_20_Text">Loading development environment (Rails 2.3.8)</text:p>
        <text:p text:style-name="Preformatted_20_Text">&gt;&gt; User.create!(:name =&gt; "Michael Hartl", :email =&gt; "mhartl@example.com")</text:p>
        <text:p text:style-name="Preformatted_20_Text">=&gt; #&lt;User id: 1, name: "Michael Hartl", email: "mhartl@example.com",</text:p>
        <text:p text:style-name="P8">created_at: "2010-01-07 23:05:14", updated_at: "2010-01-07 23:05:14"&gt;</text:p>
        <text:p text:style-name="Text_20_body">To double-check that this worked, let’s look at the row in the development database using the SQLite Database Browser (<text:a xlink:type="simple" xlink:href="http://railstutorial.org/chapters/modeling-and-viewing-users-one?version=2.3#fig:sqlite_user_row">Figure 6.8</text:a>). Note that the columns correspond to the attributes of the data model defined in <text:a xlink:type="simple" xlink:href="http://railstutorial.org/chapters/modeling-and-viewing-users-one?version=2.3#sec:user_model">Section 6.1</text:a>.</text:p>
        <text:section text:style-name="Sect1" text:name="fig:sqlite_user_row">
          <text:p text:style-name="Text_20_body"/>
        </text:section>
        <text:p text:style-name="P4"><text:soft-page-break/><draw:frame draw:style-name="fr1" draw:name="graphics8" text:anchor-type="as-char" svg:width="0.7862in" svg:height="0.3929in" draw:z-index="27"><draw:image xlink:href="http://railstutorial.org/images/figures/sqlite_user_row.png" xlink:type="simple" xlink:show="embed" xlink:actuate="onLoad"/><svg:title>sqlite_user_row</svg:title></draw:frame></text:p>
        <text:p text:style-name="Text_20_body">Figure 6.8: A user row in the SQLite database <text:span text:style-name="Source_20_Text">db/development.sqlite3</text:span>. <text:a xlink:type="simple" xlink:href="http://www.railstutorial.org/images/figures/sqlite_user_row-full.png">(full size)</text:a></text:p>
        <text:p text:style-name="Text_20_body">Next comes the view, which is minimalist to emphasize that this is just a demonstration (<text:a xlink:type="simple" xlink:href="http://railstutorial.org/chapters/modeling-and-viewing-users-one?version=2.3#code:stub_user_view">Listing 6.22</text:a>). We use the standard Rails location for showing a user, <text:span text:style-name="Source_20_Text">app/views/users/show.html.erb</text:span>; unlike the <text:span text:style-name="Source_20_Text">new.html.erb</text:span> view, which we created with the generator in <text:a xlink:type="simple" xlink:href="http://railstutorial.org/chapters/filling-in-the-layout?version=2.3#code:generate_users_controller">Listing 5.22</text:a>, the <text:span text:style-name="Source_20_Text">show.html.erb</text:span> file doesn’t currently exist, so you’ll have to create it by hand.</text:p>
        <text:section text:style-name="Sect1" text:name="code:stub_user_view">
          <text:p text:style-name="Text_20_body"/>
        </text:section>
        <text:p text:style-name="Text_20_body">Listing 6.22. A stub view for showing user information. <text:line-break/><text:span text:style-name="Source_20_Text">app/views/users/show.html.erb</text:span> <draw:frame draw:name="clippy" text:anchor-type="as-char" svg:width="1.1457in" svg:height="0.1457in" draw:z-index="28"><draw:plugin xlink:href="http://railstutorial.org/flash/clippy.swf" xlink:type="simple" xlink:show="embed" xlink:actuate="onLoad" draw:mime-type="application/x-shockwave-flash"><draw:param draw:name="bgcolor" draw:value="#ffffff"/><draw:param draw:name="flashvars" draw:value="text=%3C%25=%20@user.name%20%25%3E,%20%3C%25=%20@user.email%20%25%3E%0A"/><draw:param draw:name="pluginspage" draw:value="http://www.macromedia.com/go/getflashplayer"/><draw:param draw:name="allowscriptaccess" draw:value="always"/><draw:param draw:name="quality" draw:value="high"/></draw:plugin></draw:frame> </text:p>
        <text:p text:style-name="P8">&lt;%= @user.name %&gt;, &lt;%= @user.email %&gt;</text:p>
        <text:p text:style-name="Text_20_body">This view uses Embedded Ruby to display the user’s name and email address, assuming the existence of an instance variable called <text:span text:style-name="Source_20_Text">@user</text:span>. Of course, eventually the real user show page will look very different, and won’t display the email address publicly.</text:p>
        <text:p text:style-name="Text_20_body">Finally, we’ll add the <text:span text:style-name="Source_20_Text">show</text:span> action to the Users controller (corresponding to the <text:span text:style-name="Source_20_Text">show.html.erb</text:span> view) with the code in <text:a xlink:type="simple" xlink:href="http://railstutorial.org/chapters/modeling-and-viewing-users-one?version=2.3#code:user_show_action">Listing 6.23</text:a>, which defines the <text:span text:style-name="Source_20_Text">@user</text:span> instance variable needed by the view.</text:p>
        <text:section text:style-name="Sect1" text:name="code:user_show_action">
          <text:p text:style-name="Text_20_body"/>
        </text:section>
        <text:p text:style-name="Text_20_body">Listing 6.23. The Users controller with a <text:span text:style-name="Source_20_Text">show</text:span> action. <text:line-break/><text:span text:style-name="Source_20_Text">app/controllers/users_controller.rb</text:span> <draw:frame draw:name="clippy" text:anchor-type="as-char" svg:width="1.1457in" svg:height="0.1457in" draw:z-index="29"><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def%20show%0A%20%20%20%20@user%20=%20User.find(params[:id])%0A%20%20end%0A%0A%20%20def%20new%0A%20%20%20%20@title%20=%20%22Sign%20up%22%0A%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
        <text:p text:style-name="Preformatted_20_Text"><text:s text:c="2"/>def show</text:p>
        <text:p text:style-name="Preformatted_20_Text"><text:s text:c="4"/>@user = User.find(params[:id])</text:p>
        <text:p text:style-name="Preformatted_20_Text"><text:s text:c="2"/>end</text:p>
        <text:p text:style-name="Preformatted_20_Text"/>
        <text:p text:style-name="Preformatted_20_Text"><text:s text:c="2"/>def new</text:p>
        <text:p text:style-name="Preformatted_20_Text"><text:s text:c="4"/>@title = "Sign up"</text:p>
        <text:p text:style-name="Preformatted_20_Text"><text:s text:c="2"/>end</text:p>
        <text:p text:style-name="P8">end</text:p>
        <text:p text:style-name="Text_20_body">Here we’ve gotten a little ahead of ourselves by using the standard Rails <text:span text:style-name="Source_20_Text">params</text:span> object to retrieve the user id. When we make the appropriate request to the Users controller, <text:span text:style-name="Source_20_Text">params[:id]</text:span> will be the user id <text:span text:style-name="Source_20_Text">1</text:span>, so the effect is the same as the <text:span text:style-name="Source_20_Text">find</text:span> command</text:p>
        <text:p text:style-name="P8">User.find(1)</text:p>
        <text:p text:style-name="Text_20_body">we saw in <text:a xlink:type="simple" xlink:href="http://railstutorial.org/chapters/modeling-and-viewing-users-one?version=2.3#sec:finding_user_objects">Section 6.1.4</text:a>.</text:p>
        <text:p text:style-name="Text_20_body">With the <text:span text:style-name="Source_20_Text">show</text:span> action defined as in <text:a xlink:type="simple" xlink:href="http://railstutorial.org/chapters/modeling-and-viewing-users-one?version=2.3#code:user_show_action">Listing 6.23</text:a>, we can view the user show page at the url <text:a xlink:type="simple" xlink:href="http://localhost:3000/users/show/1"><text:span text:style-name="Teletype">/users/show/1</text:span></text:a> (<text:a xlink:type="simple" xlink:href="http://railstutorial.org/chapters/modeling-and-viewing-users-one?version=2.3#fig:user_show_non_rest">Figure 6.9</text:a>), which adds <text:span text:style-name="Source_20_Text">id</text:span> to the traditional <text:span text:style-name="Teletype">/controller/action/id</text:span> pattern we first encountered in <text:a xlink:type="simple" xlink:href="http://railstutorial.org/chapters/static-pages?version=2.3#sec:static_pages_with_rails">Section 3.1.2</text:a>.</text:p>
        <text:section text:style-name="Sect1" text:name="fig:user_show_non_rest">
          <text:p text:style-name="Text_20_body"/>
        </text:section>
        <text:p text:style-name="P4"><draw:frame draw:style-name="fr1" draw:name="graphics9" text:anchor-type="as-char" svg:width="0.7862in" svg:height="0.3929in" draw:z-index="30"><draw:image xlink:href="http://railstutorial.org/images/figures/user_show_non_rest.png" xlink:type="simple" xlink:show="embed" xlink:actuate="onLoad"/><svg:title>user_show_non_rest</svg:title></draw:frame></text:p>
        <text:p text:style-name="Text_20_body">Figure 6.9: The user show page at <text:a xlink:type="simple" xlink:href="http://localhost:3000/users/show/1"><text:span text:style-name="Teletype">/users/show/1</text:span></text:a>. <text:a xlink:type="simple" xlink:href="http://www.railstutorial.org/images/figures/user_show_non_rest-full.png">(full size)</text:a></text:p>
        <text:p text:style-name="Text_20_body"><text:soft-page-break/>If you look closely at the debug information in <text:a xlink:type="simple" xlink:href="http://railstutorial.org/chapters/modeling-and-viewing-users-one?version=2.3#fig:user_show_non_rest">Figure 6.9</text:a>, you’ll see the following:<text:bookmark text:name="fnref:6.25"/><text:a xlink:type="simple" xlink:href="http://railstutorial.org/chapters/modeling-and-viewing-users-one?version=2.3#fn:6.25">25</text:a></text:p>
        <text:p text:style-name="Preformatted_20_Text">--- !map:HashWithIndifferentAccess </text:p>
        <text:p text:style-name="Preformatted_20_Text">action: show</text:p>
        <text:p text:style-name="Preformatted_20_Text">id: "1"</text:p>
        <text:p text:style-name="P8">controller: users</text:p>
        <text:p text:style-name="Text_20_body">This is a representation of <text:span text:style-name="Source_20_Text">params</text:span> (which is basically a hash), and we see that its <text:span text:style-name="Source_20_Text">id</text:span> attribute is <text:span text:style-name="Source_20_Text">"1"</text:span>. This is why</text:p>
        <text:p text:style-name="P8">User.find(params[:id])</text:p>
        <text:p text:style-name="Text_20_body">finds the user with id <text:span text:style-name="Source_20_Text">1</text:span>. (The <text:span text:style-name="Source_20_Text">find</text:span> method knows how to convert the string <text:span text:style-name="Source_20_Text">"1"</text:span> into the integer <text:span text:style-name="Source_20_Text">1</text:span>.)</text:p>
        <text:section text:style-name="Sect1" text:name="sec:a_users_resource">
          <text:p text:style-name="Text_20_body"/>
        </text:section>
        <text:h text:style-name="Heading_20_3" text:outline-level="3"><text:bookmark text:name="sec:6.3.3"/><text:a xlink:type="simple" xlink:href="http://railstutorial.org/chapters/modeling-and-viewing-users-one?version=2.3#sec:a_users_resource">6.3.3 A Users resource</text:a></text:h>
        <text:p text:style-name="Text_20_body">Although the user show URL in <text:a xlink:type="simple" xlink:href="http://railstutorial.org/chapters/modeling-and-viewing-users-one?version=2.3#sec:users_show">Section 6.3.2</text:a> works fine for now, it doesn’t fit in well with the REST architecture favored in Rails applications. This style is based on the ideas of <text:span text:style-name="Emphasis">representational state transfer</text:span> identified and named by computer scientist <text:a xlink:type="simple" xlink:href="http://en.wikipedia.org/wiki/Roy_Fielding">Roy Fielding</text:a> in his doctoral dissertation <text:span text:style-name="Emphasis">Architectural Styles and the Design of Network-based Software Architectures</text:span>.<text:bookmark text:name="fnref:6.26"/><text:a xlink:type="simple" xlink:href="http://railstutorial.org/chapters/modeling-and-viewing-users-one?version=2.3#fn:6.26">26</text:a> The REST design style emphasizes representing data as <text:span text:style-name="Emphasis">resources</text:span> that can be created, shown, updated, or destroyed—four actions corresponding to the four fundamental operations <text:span text:style-name="Teletype">POST</text:span>, <text:span text:style-name="Teletype">GET</text:span>, <text:span text:style-name="Teletype">PUT</text:span>, and <text:span text:style-name="Teletype">DELETE</text:span> defined by the <text:a xlink:type="simple" xlink:href="http://en.wikipedia.org/wiki/Hypertext_Transfer_Protocol">HTTP standard</text:a> (<text:a xlink:type="simple" xlink:href="http://railstutorial.org/chapters/static-pages?version=2.3#sidebar:get_etc">Box 3.1</text:a>).</text:p>
        <text:p text:style-name="Text_20_body">When following REST principles, resources are typically referenced using the resource name and a unique identifier. What this means in the context of users—which we’re now thinking of as a Users <text:span text:style-name="Emphasis">resource</text:span>—is that we should view the user with id <text:span text:style-name="Source_20_Text">1</text:span> by issuing a <text:span text:style-name="Teletype">GET</text:span> request to the URL <text:span text:style-name="Teletype">/users/1</text:span>. Here the <text:span text:style-name="Source_20_Text">show</text:span> action is <text:span text:style-name="Emphasis">implicit</text:span> in the type of request—when Rails’ REST features are activated, <text:span text:style-name="Teletype">GET</text:span> requests are <text:span text:style-name="Emphasis">automatically</text:span> handled by the <text:span text:style-name="Source_20_Text">show</text:span> action.</text:p>
        <text:p text:style-name="Text_20_body">Unfortunately, the URL <text:a xlink:type="simple" xlink:href="http://localhost:3000/users/1"><text:span text:style-name="Teletype">/users/1</text:span></text:a> doesn’t work quite yet (<text:a xlink:type="simple" xlink:href="http://railstutorial.org/chapters/modeling-and-viewing-users-one?version=2.3#fig:user_show_unknown_action">Figure 6.10</text:a>). By default, Rails only recognizes the <text:span text:style-name="Teletype">/controller/action/id</text:span> pattern, but recall that Rails URLs are determined by a routes file (<text:a xlink:type="simple" xlink:href="http://railstutorial.org/chapters/filling-in-the-layout?version=2.3#sec:rails_routes">Section 5.2.2</text:a>). We can get the REST-style Users URL to work by adding users as a resource to <text:span text:style-name="Source_20_Text">config/routes.rb</text:span> (<text:a xlink:type="simple" xlink:href="http://railstutorial.org/chapters/modeling-and-viewing-users-one?version=2.3#code:users_resource">Listing 6.24</text:a>).</text:p>
        <text:section text:style-name="Sect1" text:name="fig:user_show_unknown_action">
          <text:p text:style-name="Text_20_body"/>
        </text:section>
        <text:p text:style-name="P4"><draw:frame draw:style-name="fr1" draw:name="graphics10" text:anchor-type="as-char" svg:width="0.7862in" svg:height="0.3929in" draw:z-index="31"><draw:image xlink:href="http://railstutorial.org/images/figures/user_show_unknown_action.png" xlink:type="simple" xlink:show="embed" xlink:actuate="onLoad"/><svg:title>user_show_unknown_action</svg:title></draw:frame></text:p>
        <text:p text:style-name="P4">Figure 6.10: The initial effect of hitting <text:a xlink:type="simple" xlink:href="http://localhost:3000/users/1"><text:span text:style-name="Teletype">/users/1</text:span></text:a>. <text:a xlink:type="simple" xlink:href="http://www.railstutorial.org/images/figures/user_show_unknown_action-full.png">(full size)</text:a></text:p>
        <text:section text:style-name="Sect1" text:name="code:users_resource">
          <text:p text:style-name="P4"/>
        </text:section>
        <text:p text:style-name="Text_20_body">Listing 6.24. Adding a Users resource to the routes file. <text:line-break/><text:span text:style-name="Source_20_Text">config/routes.rb</text:span> <draw:frame draw:name="clippy" text:anchor-type="as-char" svg:width="1.1457in" svg:height="0.1457in" draw:z-index="32"><draw:plugin xlink:href="http://railstutorial.org/flash/clippy.swf" xlink:type="simple" xlink:show="embed" xlink:actuate="onLoad" draw:mime-type="application/x-shockwave-flash"><draw:param draw:name="bgcolor" draw:value="#ffffff"/><draw:param draw:name="flashvars" draw:value="text=ActionController::Routing::Routes.draw%20do%20%7Cmap%7C%0A%20%20map.resources%20:users%0A%20%20.%0A%20%20.%0A%20%20.%0Aend%0A"/><draw:param draw:name="pluginspage" draw:value="http://www.macromedia.com/go/getflashplayer"/><draw:param draw:name="allowscriptaccess" draw:value="always"/><draw:param draw:name="quality" draw:value="high"/></draw:plugin></draw:frame> </text:p>
        <text:p text:style-name="Preformatted_20_Text">ActionController::Routing::Routes.draw do |map|</text:p>
        <text:p text:style-name="Preformatted_20_Text"><text:s text:c="2"/>map.resources :users</text:p>
        <text:p text:style-name="Preformatted_20_Text"><text:s text:c="2"/>.</text:p>
        <text:p text:style-name="Preformatted_20_Text"><text:s text:c="2"/>.</text:p>
        <text:p text:style-name="Preformatted_20_Text"><text:s text:c="2"/>.</text:p>
        <text:p text:style-name="P8">end</text:p>
        <text:p text:style-name="Text_20_body">Now that we’ve added the Users resource, the URL <text:a xlink:type="simple" xlink:href="http://localhost:3000/users/1"><text:span text:style-name="Teletype">/users/1</text:span></text:a> works perfectly (<text:a xlink:type="simple" xlink:href="http://railstutorial.org/chapters/modeling-and-viewing-users-one?version=2.3#fig:user_show">Figure 6.11</text:a>).</text:p>
        <text:section text:style-name="Sect1" text:name="fig:user_show">
          <text:p text:style-name="Text_20_body"><text:soft-page-break/></text:p>
        </text:section>
        <text:p text:style-name="P4"><draw:frame draw:style-name="fr1" draw:name="graphics11" text:anchor-type="as-char" svg:width="0.7862in" svg:height="0.3929in" draw:z-index="33"><draw:image xlink:href="http://railstutorial.org/images/figures/user_show.png" xlink:type="simple" xlink:show="embed" xlink:actuate="onLoad"/><svg:title>user_show</svg:title></draw:frame></text:p>
        <text:p text:style-name="Text_20_body">Figure 6.11: The user show page at <text:a xlink:type="simple" xlink:href="http://localhost:3000/users/1"><text:span text:style-name="Teletype">/users/1</text:span></text:a> after adding a Users resource. <text:a xlink:type="simple" xlink:href="http://www.railstutorial.org/images/figures/user_show-full.png">(full size)</text:a></text:p>
        <text:p text:style-name="Text_20_body">The one additional resource line in <text:a xlink:type="simple" xlink:href="http://railstutorial.org/chapters/modeling-and-viewing-users-one?version=2.3#code:users_resource">Listing 6.24</text:a> doesn’t just add a working <text:span text:style-name="Teletype">/users/1</text:span> URL; it endows our sample application with all the actions needed for a RESTful Users resource,<text:bookmark text:name="fnref:6.27"/><text:a xlink:type="simple" xlink:href="http://railstutorial.org/chapters/modeling-and-viewing-users-one?version=2.3#fn:6.27">27</text:a> along with a large number of named routes (<text:a xlink:type="simple" xlink:href="http://railstutorial.org/chapters/filling-in-the-layout?version=2.3#sec:named_routes">Section 5.2.3</text:a>) for generating user URLs. The resulting correspondence of URLs, actions, and named routes is shown in <text:a xlink:type="simple" xlink:href="http://railstutorial.org/chapters/modeling-and-viewing-users-one?version=2.3#table:RESTful_users">Table 6.2</text:a>. (Compare to <text:a xlink:type="simple" xlink:href="http://railstutorial.org/chapters/a-demo-app?version=2.3#table:demo_RESTful_users">Table 2.2</text:a>.) Over the course of the next three chapters, we’ll cover all of the other entries in <text:a xlink:type="simple" xlink:href="http://railstutorial.org/chapters/modeling-and-viewing-users-one?version=2.3#table:RESTful_users">Table 6.2</text:a> as we fill in all the actions necessary to make users a fully RESTful resource.<text:bookmark text:name="fnref:6.28"/><text:a xlink:type="simple" xlink:href="http://railstutorial.org/chapters/modeling-and-viewing-users-one?version=2.3#fn:6.28">28</text:a></text:p>
        <text:section text:style-name="Sect1" text:name="table:RESTful_users">
          <text:p text:style-name="Text_20_body"/>
        </text:section>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text:span text:style-name="Strong_20_Emphasis">HTTP request</text:span></text:p>
            </table:table-cell>
            <table:table-cell table:style-name="Table2.A1" office:value-type="string">
              <text:p text:style-name="Table_20_Heading"><text:span text:style-name="Strong_20_Emphasis">URL</text:span></text:p>
            </table:table-cell>
            <table:table-cell table:style-name="Table2.A1" office:value-type="string">
              <text:p text:style-name="Table_20_Heading"><text:span text:style-name="Strong_20_Emphasis">Action</text:span></text:p>
            </table:table-cell>
            <table:table-cell table:style-name="Table2.A1" office:value-type="string">
              <text:p text:style-name="Table_20_Heading"><text:span text:style-name="Strong_20_Emphasis">Named route</text:span></text:p>
            </table:table-cell>
            <table:table-cell table:style-name="Table2.A1" office:value-type="string">
              <text:p text:style-name="Table_20_Heading"><text:span text:style-name="Strong_20_Emphasis">Purpose</text:span></text:p>
            </table:table-cell>
          </table:table-row>
          <table:table-row>
            <table:table-cell table:style-name="Table2.A1" office:value-type="string">
              <text:p text:style-name="Table_20_Contents"><text:span text:style-name="Teletype">GET</text:span></text:p>
            </table:table-cell>
            <table:table-cell table:style-name="Table2.A1" office:value-type="string">
              <text:p text:style-name="Table_20_Contents"><text:span text:style-name="Teletype">/users</text:span></text:p>
            </table:table-cell>
            <table:table-cell table:style-name="Table2.A1" office:value-type="string">
              <text:p text:style-name="Table_20_Contents"><text:span text:style-name="Source_20_Text">index</text:span></text:p>
            </table:table-cell>
            <table:table-cell table:style-name="Table2.A1" office:value-type="string">
              <text:p text:style-name="Table_20_Contents"><text:span text:style-name="Source_20_Text">users_path</text:span></text:p>
            </table:table-cell>
            <table:table-cell table:style-name="Table2.A1" office:value-type="string">
              <text:p text:style-name="Table_20_Contents">page to list all users</text:p>
            </table:table-cell>
          </table:table-row>
          <table:table-row>
            <table:table-cell table:style-name="Table2.A1" office:value-type="string">
              <text:p text:style-name="Table_20_Contents"><text:span text:style-name="Teletype">GET</text:span></text:p>
            </table:table-cell>
            <table:table-cell table:style-name="Table2.A1" office:value-type="string">
              <text:p text:style-name="Table_20_Contents"><text:span text:style-name="Teletype">/users/1</text:span></text:p>
            </table:table-cell>
            <table:table-cell table:style-name="Table2.A1" office:value-type="string">
              <text:p text:style-name="Table_20_Contents"><text:span text:style-name="Source_20_Text">show</text:span></text:p>
            </table:table-cell>
            <table:table-cell table:style-name="Table2.A1" office:value-type="string">
              <text:p text:style-name="Table_20_Contents"><text:span text:style-name="Source_20_Text">user_path(1)</text:span></text:p>
            </table:table-cell>
            <table:table-cell table:style-name="Table2.A1" office:value-type="string">
              <text:p text:style-name="Table_20_Contents">page to show user with id <text:span text:style-name="Source_20_Text">1</text:span></text:p>
            </table:table-cell>
          </table:table-row>
          <table:table-row>
            <table:table-cell table:style-name="Table2.A1" office:value-type="string">
              <text:p text:style-name="Table_20_Contents"><text:span text:style-name="Teletype">GET</text:span></text:p>
            </table:table-cell>
            <table:table-cell table:style-name="Table2.A1" office:value-type="string">
              <text:p text:style-name="Table_20_Contents"><text:span text:style-name="Teletype">/users/new</text:span></text:p>
            </table:table-cell>
            <table:table-cell table:style-name="Table2.A1" office:value-type="string">
              <text:p text:style-name="Table_20_Contents"><text:span text:style-name="Source_20_Text">new</text:span></text:p>
            </table:table-cell>
            <table:table-cell table:style-name="Table2.A1" office:value-type="string">
              <text:p text:style-name="Table_20_Contents"><text:span text:style-name="Source_20_Text">new_user_path</text:span></text:p>
            </table:table-cell>
            <table:table-cell table:style-name="Table2.A1" office:value-type="string">
              <text:p text:style-name="Table_20_Contents">page to make a new user (signup)</text:p>
            </table:table-cell>
          </table:table-row>
          <table:table-row>
            <table:table-cell table:style-name="Table2.A1" office:value-type="string">
              <text:p text:style-name="Table_20_Contents"><text:span text:style-name="Teletype">POST</text:span></text:p>
            </table:table-cell>
            <table:table-cell table:style-name="Table2.A1" office:value-type="string">
              <text:p text:style-name="Table_20_Contents"><text:span text:style-name="Teletype">/users</text:span></text:p>
            </table:table-cell>
            <table:table-cell table:style-name="Table2.A1" office:value-type="string">
              <text:p text:style-name="Table_20_Contents"><text:span text:style-name="Source_20_Text">create</text:span></text:p>
            </table:table-cell>
            <table:table-cell table:style-name="Table2.A1" office:value-type="string">
              <text:p text:style-name="Table_20_Contents"><text:span text:style-name="Source_20_Text">users_path</text:span></text:p>
            </table:table-cell>
            <table:table-cell table:style-name="Table2.A1" office:value-type="string">
              <text:p text:style-name="Table_20_Contents">create a new user</text:p>
            </table:table-cell>
          </table:table-row>
          <table:table-row>
            <table:table-cell table:style-name="Table2.A1" office:value-type="string">
              <text:p text:style-name="Table_20_Contents"><text:span text:style-name="Teletype">GET</text:span></text:p>
            </table:table-cell>
            <table:table-cell table:style-name="Table2.A1" office:value-type="string">
              <text:p text:style-name="Table_20_Contents"><text:span text:style-name="Teletype">/users/1/edit</text:span></text:p>
            </table:table-cell>
            <table:table-cell table:style-name="Table2.A1" office:value-type="string">
              <text:p text:style-name="Table_20_Contents"><text:span text:style-name="Source_20_Text">edit</text:span></text:p>
            </table:table-cell>
            <table:table-cell table:style-name="Table2.A1" office:value-type="string">
              <text:p text:style-name="Table_20_Contents"><text:span text:style-name="Source_20_Text">edit_user_path(1)</text:span></text:p>
            </table:table-cell>
            <table:table-cell table:style-name="Table2.A1" office:value-type="string">
              <text:p text:style-name="Table_20_Contents">page to edit user with id <text:span text:style-name="Source_20_Text">1</text:span></text:p>
            </table:table-cell>
          </table:table-row>
          <table:table-row>
            <table:table-cell table:style-name="Table2.A1" office:value-type="string">
              <text:p text:style-name="Table_20_Contents"><text:span text:style-name="Teletype">PUT</text:span></text:p>
            </table:table-cell>
            <table:table-cell table:style-name="Table2.A1" office:value-type="string">
              <text:p text:style-name="Table_20_Contents"><text:span text:style-name="Teletype">/users/1</text:span></text:p>
            </table:table-cell>
            <table:table-cell table:style-name="Table2.A1" office:value-type="string">
              <text:p text:style-name="Table_20_Contents"><text:span text:style-name="Source_20_Text">update</text:span></text:p>
            </table:table-cell>
            <table:table-cell table:style-name="Table2.A1" office:value-type="string">
              <text:p text:style-name="Table_20_Contents"><text:span text:style-name="Source_20_Text">user_path(1)</text:span></text:p>
            </table:table-cell>
            <table:table-cell table:style-name="Table2.A1" office:value-type="string">
              <text:p text:style-name="Table_20_Contents">update user with id <text:span text:style-name="Source_20_Text">1</text:span></text:p>
            </table:table-cell>
          </table:table-row>
          <table:table-row>
            <table:table-cell table:style-name="Table2.A1" office:value-type="string">
              <text:p text:style-name="Table_20_Contents"><text:span text:style-name="Teletype">DELETE</text:span></text:p>
            </table:table-cell>
            <table:table-cell table:style-name="Table2.A1" office:value-type="string">
              <text:p text:style-name="Table_20_Contents"><text:span text:style-name="Teletype">/users/1</text:span></text:p>
            </table:table-cell>
            <table:table-cell table:style-name="Table2.A1" office:value-type="string">
              <text:p text:style-name="Table_20_Contents"><text:span text:style-name="Source_20_Text">destroy</text:span></text:p>
            </table:table-cell>
            <table:table-cell table:style-name="Table2.A1" office:value-type="string">
              <text:p text:style-name="Table_20_Contents"><text:span text:style-name="Source_20_Text">user_path(1)</text:span></text:p>
            </table:table-cell>
            <table:table-cell table:style-name="Table2.A1" office:value-type="string">
              <text:p text:style-name="Table_20_Contents">delete user with id <text:span text:style-name="Source_20_Text">1</text:span></text:p>
            </table:table-cell>
          </table:table-row>
        </table:table>
        <text:p text:style-name="Text_20_body">Table 6.2: RESTful routes provided by the Users resource in <text:a xlink:type="simple" xlink:href="http://railstutorial.org/chapters/modeling-and-viewing-users-one?version=2.3#code:users_resource">Listing 6.24</text:a>.</text:p>
        <text:h text:style-name="Heading_20_2" text:outline-level="2"><text:bookmark text:name="sec:6.4"/><text:a xlink:type="simple" xlink:href="http://railstutorial.org/chapters/modeling-and-viewing-users-one?version=2.3#sec:6.4">6.4 Conclusion</text:a></text:h>
        <text:p text:style-name="Text_20_body">This chapter is the first half of the two-step process of creating a working User model. Our users now have <text:span text:style-name="Source_20_Text">name</text:span> and <text:span text:style-name="Source_20_Text">email</text:span> attributes, together with validations enforcing several important constraints on their values. We’ve also taken a first small step toward a working user show page and a Users resource based on the principles of representational state transfer (REST). In <text:a xlink:type="simple" xlink:href="http://railstutorial.org/chapters/modeling-and-viewing-users-two?version=2.3#top">Chapter 7</text:a>, we’ll complete the process by adding user passwords and a more useful user view.</text:p>
        <text:p text:style-name="Text_20_body">If you’re using Git, now would be a good time to commit if you haven’t done so in a while:</text:p>
        <text:p text:style-name="Preformatted_20_Text">$ git add .</text:p>
        <text:p text:style-name="P8">$ git commit -am "Finished first cut of the User model"</text:p>
        <text:h text:style-name="Heading_20_2" text:outline-level="2"><text:bookmark text:name="sec:6.5"/><text:a xlink:type="simple" xlink:href="http://railstutorial.org/chapters/modeling-and-viewing-users-one?version=2.3#sec:6.5">6.5 Exercises</text:a></text:h>
        <text:list xml:id="list232859840" text:style-name="L2">
          <text:list-item>
            <text:p text:style-name="P6">Read through the <text:a xlink:type="simple" xlink:href="http://www.railsbrain.com/api/rails-2.3.2/doc/index.html?a=C00000783&amp;name=ActiveRecord::Base">Rails API entry for </text:a><text:a xlink:type="simple" xlink:href="http://www.railsbrain.com/api/rails-2.3.2/doc/index.html?a=C00000783&amp;name=ActiveRecord::Base"><text:span text:style-name="Source_20_Text">ActiveRecord::Base</text:span></text:a> to get a sense of its capabilities. </text:p>
          </text:list-item>
          <text:list-item>
            <text:p text:style-name="P6">Study the entries in the Rails API for each of the <text:span text:style-name="Source_20_Text">validates_</text:span> methods in this chapter to learn more about their capabilities and options. </text:p>
          </text:list-item>
          <text:list-item>
            <text:p text:style-name="P2">Spend a couple hours playing with <text:a xlink:type="simple" xlink:href="http://www.rubular.com/">Rubular</text:a>. </text:p>
          </text:list-item>
        </text:list>
        <text:p text:style-name="Text_20_body"><text:a xlink:type="simple" xlink:href="http://railstutorial.org/chapters/filling-in-the-layout?version=2.3#top">« Chapter 5 Filling in the layout </text:a><text:a xlink:type="simple" xlink:href="http://railstutorial.org/chapters/modeling-and-viewing-users-two?version=2.3#top">Chapter 7 Modeling and viewing users, part II » </text:a></text:p>
        <text:list xml:id="list927475812" text:style-name="L3">
          <text:list-item>
            <text:p text:style-name="P7"><text:bookmark text:name="fn:6.1"/><text:soft-page-break/><text:a xlink:type="simple" xlink:href="http://gomockingbird.com/">Mockingbird</text:a> doesn’t support custom images like the profile photo in <text:a xlink:type="simple" xlink:href="http://railstutorial.org/chapters/modeling-and-viewing-users-one?version=2.3#fig:profile_mockup">Figure 6.1</text:a>; I put that in by hand using <text:a xlink:type="simple" xlink:href="http://www.adobe.com/products/fireworks/">Adobe Fireworks</text:a>. The hippo here is from <text:a xlink:type="simple" xlink:href="http://www.flickr.com/photos/43803060@N00/24308857/">http://www.flickr.com/photos/43803060@N00/24308857/</text:a>. <text:a xlink:type="simple" xlink:href="http://railstutorial.org/chapters/modeling-and-viewing-users-one?version=2.3#fnref:6.1">↑</text:a> </text:p>
          </text:list-item>
          <text:list-item>
            <text:p text:style-name="P7"><text:bookmark text:name="fn:6.2"/>The name comes from the “<text:a xlink:type="simple" xlink:href="http://en.wikipedia.org/wiki/Active_record_pattern">active record pattern</text:a>”, identified and named in <text:span text:style-name="Emphasis">Patterns of Enterprise Application Architecture</text:span> by Martin Fowler. <text:a xlink:type="simple" xlink:href="http://railstutorial.org/chapters/modeling-and-viewing-users-one?version=2.3#fnref:6.2">↑</text:a> </text:p>
          </text:list-item>
          <text:list-item>
            <text:p text:style-name="P7"><text:bookmark text:name="fn:6.3"/>Pronounced “ess-cue-ell”, though the alternate pronunciation “sequel” is also common. <text:a xlink:type="simple" xlink:href="http://railstutorial.org/chapters/modeling-and-viewing-users-one?version=2.3#fnref:6.3">↑</text:a> </text:p>
          </text:list-item>
          <text:list-item>
            <text:p text:style-name="P7"><text:bookmark text:name="fn:6.4"/>In its earliest incarnations, Rails did require knowledge of an SQL DDL. Even after Rails added migrations, setting up the old default database (MySQL) was quite involved. Happily, as noted in <text:a xlink:type="simple" xlink:href="http://railstutorial.org/chapters/beginning?version=2.3#sec:script_server">Section 1.2.5</text:a>, Rails now uses SQLite by default, which stores its data as a simple file—no setup required. <text:a xlink:type="simple" xlink:href="http://railstutorial.org/chapters/modeling-and-viewing-users-one?version=2.3#fnref:6.4">↑</text:a> </text:p>
          </text:list-item>
          <text:list-item>
            <text:p text:style-name="P7"><text:bookmark text:name="fn:6.5"/>Occasionally, it is necessary to pierce this abstraction layer, but one design goal of this tutorial is to make all the code database-independent. (Indeed, this is a worthy goal in general.) In case you ever do need to write database-specific code to deploy on Heroku, you should know that they use the excellent <text:a xlink:type="simple" xlink:href="http://www.postgresql.org/">PostgreSQL</text:a> (“post-gres-cue-ell”) database. PostgreSQL is free, open-source, and cross-platform; if you develop PostgreSQL-specific applications, you can install it locally, and configure Rails to use it in development by editing the <text:span text:style-name="Source_20_Text">config/database.yml</text:span> file. Such configuration is beyond the scope of this tutorial, but there are lots of resources on the web; use a search engine to find the most up-to-date information for your platform. <text:a xlink:type="simple" xlink:href="http://railstutorial.org/chapters/modeling-and-viewing-users-one?version=2.3#fnref:6.5">↑</text:a> </text:p>
          </text:list-item>
          <text:list-item>
            <text:p text:style-name="P7"><text:bookmark text:name="fn:6.6"/>By using an email address as the username, we open the theoretical possibility of communicating with our users at a future date. <text:a xlink:type="simple" xlink:href="http://railstutorial.org/chapters/modeling-and-viewing-users-one?version=2.3#fnref:6.6">↑</text:a> </text:p>
          </text:list-item>
          <text:list-item>
            <text:p text:style-name="P7"><text:bookmark text:name="fn:6.7"/>Don’t worry about exactly how the <text:span text:style-name="Source_20_Text">t</text:span> object manages to do this; the beauty of <text:span text:style-name="Emphasis">abstraction layers</text:span> is that we don’t have to know. We can just trust the <text:span text:style-name="Source_20_Text">t</text:span> object to do its job. <text:a xlink:type="simple" xlink:href="http://railstutorial.org/chapters/modeling-and-viewing-users-one?version=2.3#fnref:6.7">↑</text:a> </text:p>
          </text:list-item>
          <text:list-item>
            <text:p text:style-name="P7"><text:bookmark text:name="fn:6.8"/>We’ll see how to migrate up on a remote Heroku server in <text:a xlink:type="simple" xlink:href="http://railstutorial.org/chapters/modeling-and-viewing-users-two?version=2.3#sec:heroku_deploy">Section 7.4.2</text:a>. <text:a xlink:type="simple" xlink:href="http://railstutorial.org/chapters/modeling-and-viewing-users-one?version=2.3#fnref:6.8">↑</text:a> </text:p>
          </text:list-item>
          <text:list-item>
            <text:p text:style-name="P7"><text:bookmark text:name="fn:6.9"/>Officially pronounced “ess-cue-ell-ite”, although the (mis)pronunciation “sequel-ite” is also common. <text:a xlink:type="simple" xlink:href="http://railstutorial.org/chapters/modeling-and-viewing-users-one?version=2.3#fnref:6.9">↑</text:a> </text:p>
          </text:list-item>
          <text:list-item>
            <text:p text:style-name="P7"><text:bookmark text:name="fn:6.10"/>In case you’re curious about <text:span text:style-name="Source_20_Text">"2010-01-05 00:57:46"</text:span>, I’m not writing this after midnight; the timestamps are recorded in <text:a xlink:type="simple" xlink:href="http://en.wikipedia.org/wiki/Coordinated_Universal_Time">Coordinated Universal Time</text:a> (UTC), which for most practical purposes is the same as <text:a xlink:type="simple" xlink:href="http://en.wikipedia.org/wiki/Greenwich_Mean_Time">Greenwich Mean Time</text:a>. From the <text:a xlink:type="simple" xlink:href="http://tf.nist.gov/general/misc.htm">NIST Time and Frequency FAQ</text:a>: <text:span text:style-name="Strong_20_Emphasis">Q:</text:span> Why is UTC used as the acronym for Coordinated Universal Time instead of CUT? <text:span text:style-name="Strong_20_Emphasis">A:</text:span> In 1970 the Coordinated Universal Time system was devised by an international advisory group of technical experts within the International Telecommunication Union (ITU). The ITU felt it was best to designate a single abbreviation for use in all languages in order to minimize confusion. Since unanimous agreement could not be achieved on using either the English word order, CUT, or the French word order, TUC, the acronym UTC was chosen as a compromise. <text:a xlink:type="simple" xlink:href="http://railstutorial.org/chapters/modeling-and-viewing-users-one?version=2.3#fnref:6.10">↑</text:a> </text:p>
          </text:list-item>
          <text:list-item>
            <text:p text:style-name="P7"><text:bookmark text:name="fn:6.11"/>Note the value of <text:span text:style-name="Source_20_Text">user.updated_at</text:span>. Told you the timestamp was in UTC. <text:a xlink:type="simple" xlink:href="http://railstutorial.org/chapters/modeling-and-viewing-users-one?version=2.3#fnref:6.11">↑</text:a> </text:p>
          </text:list-item>
          <text:list-item>
            <text:p text:style-name="P7"><text:bookmark text:name="fn:6.12"/>Exceptions and exception handling are somewhat advanced Ruby subjects, and we won’t need them much in this book. They are important, though, and I suggest learning about them using one of the Ruby books recommended in <text:a xlink:type="simple" xlink:href="http://railstutorial.org/chapters/beginning?version=2.3#sec:comments_for_various_readers">Section 1.1.1</text:a>. <text:a xlink:type="simple" xlink:href="http://railstutorial.org/chapters/modeling-and-viewing-users-one?version=2.3#fnref:6.12">↑</text:a> </text:p>
          </text:list-item>
          <text:list-item>
            <text:p text:style-name="P7"><text:bookmark text:name="fn:6.13"/>To those worried that <text:span text:style-name="Source_20_Text">find_by_email</text:span> will be inefficient if there are a large number of users, you’re ahead of the game. We’ll cover this issue, and its solution via database indices, in <text:a xlink:type="simple" xlink:href="http://railstutorial.org/chapters/modeling-and-viewing-users-one?version=2.3#sec:uniqueness_validation">Section 6.2.4</text:a>. <text:a xlink:type="simple" xlink:href="http://railstutorial.org/chapters/modeling-and-viewing-users-one?version=2.3#fnref:6.13">↑</text:a> </text:p>
          </text:list-item>
          <text:list-item>
            <text:p text:style-name="P7"><text:bookmark text:name="fn:6.14"/>and written <text:a xlink:type="simple" xlink:href="http://railstutorial.org/chapters/modeling-and-viewing-users-one?version=2.3#fnref:6.14">↑</text:a> </text:p>
          </text:list-item>
          <text:list-item>
            <text:p text:style-name="P7"><text:bookmark text:name="fn:6.15"/>I’ll omit the output of console commands when they are not particularly instructive—for example, the results of <text:span text:style-name="Source_20_Text">User.new</text:span>. <text:a xlink:type="simple" xlink:href="http://railstutorial.org/chapters/modeling-and-viewing-users-one?version=2.3#fnref:6.15">↑</text:a> </text:p>
          </text:list-item>
          <text:list-item>
            <text:p text:style-name="P7"><text:bookmark text:name="fn:6.16"/>It’s not a coincidence that it looks like a <text:span text:style-name="Source_20_Text">ClassName</text:span>—class names are constants, too. <text:a xlink:type="simple" xlink:href="http://railstutorial.org/chapters/modeling-and-viewing-users-one?version=2.3#fnref:6.16">↑</text:a> </text:p>
          </text:list-item>
          <text:list-item>
            <text:p text:style-name="P7"><text:bookmark text:name="fn:6.17"/>Note that, in <text:a xlink:type="simple" xlink:href="http://railstutorial.org/chapters/modeling-and-viewing-users-one?version=2.3#table:email_regex">Table 6.1</text:a>, “letter” really means “lower-case letter”, but the <text:span text:style-name="Source_20_Text">i</text:span> at the end of the regex enforces case-insensitive matching. <text:a xlink:type="simple" xlink:href="http://railstutorial.org/chapters/modeling-and-viewing-users-one?version=2.3#fnref:6.17">↑</text:a> </text:p>
          </text:list-item>
          <text:list-item>
            <text:p text:style-name="P7"><text:bookmark text:name="fn:6.18"/>If you find it as useful as I do, I encourage you to <text:a xlink:type="simple" xlink:href="http://bit.ly/donate-to-rubular">donate to Rubular</text:a> to reward developer <text:a xlink:type="simple" xlink:href="http://lovitt.net/">Michael Lovitt</text:a> for his wonderful work. <text:a xlink:type="simple" xlink:href="http://railstutorial.org/chapters/modeling-and-viewing-users-one?version=2.3#fnref:6.18">↑</text:a> </text:p>
          </text:list-item>
          <text:list-item>
            <text:p text:style-name="P7"><text:bookmark text:name="fn:6.19"/><text:soft-page-break/>Did you know that <text:span text:style-name="Source_20_Text">"Michael Hartl"@example.com</text:span>, with quotation marks and a space in the middle, is a valid email address according to the standard? Incredibly, it is—but it’s absurd. If you don’t have an email address that contains only letters, numbers, underscores, and dots, then get one. N.B. The regex in <text:a xlink:type="simple" xlink:href="http://railstutorial.org/chapters/modeling-and-viewing-users-one?version=2.3#code:validates_format_of_email">Listing 6.15</text:a> allows plus signs, too, because Gmail (and possibly other email services) does something useful with them: for example, to filter orders from Amazon, you can use <text:span text:style-name="Teletype">username+amazon@gmail.com</text:span>, which will go to the Gmail address <text:span text:style-name="Teletype">username@gmail.com</text:span>, allowing you to filter on the string <text:span text:style-name="Teletype">amazon</text:span>. <text:a xlink:type="simple" xlink:href="http://railstutorial.org/chapters/modeling-and-viewing-users-one?version=2.3#fnref:6.19">↑</text:a> </text:p>
          </text:list-item>
          <text:list-item>
            <text:p text:style-name="P7"><text:bookmark text:name="fn:6.20"/>As noted briefly in the introduction to this section, there is a dedicated test database, <text:span text:style-name="Source_20_Text">db/test.sqlite3</text:span>, for this purpose. <text:a xlink:type="simple" xlink:href="http://railstutorial.org/chapters/modeling-and-viewing-users-one?version=2.3#fnref:6.20">↑</text:a> </text:p>
          </text:list-item>
          <text:list-item>
            <text:p text:style-name="P7"><text:bookmark text:name="fn:6.21"/>If you’re wondering why the <text:span text:style-name="Source_20_Text">create!</text:span> line in <text:a xlink:type="simple" xlink:href="http://railstutorial.org/chapters/modeling-and-viewing-users-one?version=2.3#code:raw_user_spec">Listing 6.8</text:a> doesn’t cause this to fail by creating a duplicate user, it’s because Rails tests are <text:span text:style-name="Emphasis">transactional</text:span>: each test is wrapped in a <text:a xlink:type="simple" xlink:href="http://en.wikipedia.org/wiki/Database_transaction">transaction</text:a>, which <text:span text:style-name="Emphasis">rolls back</text:span> the database after the test executes. This way, each test runs against a fresh database. <text:a xlink:type="simple" xlink:href="http://railstutorial.org/chapters/modeling-and-viewing-users-one?version=2.3#fnref:6.21">↑</text:a> </text:p>
          </text:list-item>
          <text:list-item>
            <text:p text:style-name="P7"><text:bookmark text:name="fn:6.22"/>Yes, it happened to me. How do you think I found out about this issue? <text:a xlink:type="simple" xlink:href="http://railstutorial.org/chapters/modeling-and-viewing-users-one?version=2.3#fnref:6.22">↑</text:a> </text:p>
          </text:list-item>
          <text:list-item>
            <text:p text:style-name="P7"><text:bookmark text:name="fn:6.23"/>Of course, we could just edit the migration file for the <text:span text:style-name="Source_20_Text">users</text:span> table in <text:a xlink:type="simple" xlink:href="http://railstutorial.org/chapters/modeling-and-viewing-users-one?version=2.3#code:users_migration">Listing 6.2</text:a> but that would require rolling back and then migrating back up. The Rails Way is to use migrations every time we discover that our data model needs to change. <text:a xlink:type="simple" xlink:href="http://railstutorial.org/chapters/modeling-and-viewing-users-one?version=2.3#fnref:6.23">↑</text:a> </text:p>
          </text:list-item>
          <text:list-item>
            <text:p text:style-name="P7"><text:bookmark text:name="fn:6.24"/>You can define your own custom environments as well; see the <text:a xlink:type="simple" xlink:href="http://railscasts.com/episodes/72-adding-an-environment">Railscast on adding an environment</text:a> for details. <text:a xlink:type="simple" xlink:href="http://railstutorial.org/chapters/modeling-and-viewing-users-one?version=2.3#fnref:6.24">↑</text:a> </text:p>
          </text:list-item>
          <text:list-item>
            <text:p text:style-name="P7"><text:bookmark text:name="fn:6.25"/>The Rails <text:span text:style-name="Source_20_Text">debug</text:span> information is shown as <text:a xlink:type="simple" xlink:href="http://www.yaml.org/">YAML</text:a> (a <text:a xlink:type="simple" xlink:href="http://catb.org/jargon/html/R/recursive-acronym.html">recursive acronym</text:a> standing for “YAML Ain’t Markup Language”), which is a friendly data format designed to be both machine- <text:span text:style-name="Emphasis">and</text:span> human-readable. <text:a xlink:type="simple" xlink:href="http://railstutorial.org/chapters/modeling-and-viewing-users-one?version=2.3#fnref:6.25">↑</text:a> </text:p>
          </text:list-item>
          <text:list-item>
            <text:p text:style-name="P7"><text:bookmark text:name="fn:6.26"/>Fielding, Roy Thomas. <text:span text:style-name="Emphasis">Architectural Styles and the Design of Network-based Software Architectures</text:span>. Doctoral dissertation, University of California, Irvine, 2000. <text:a xlink:type="simple" xlink:href="http://railstutorial.org/chapters/modeling-and-viewing-users-one?version=2.3#fnref:6.26">↑</text:a> </text:p>
          </text:list-item>
          <text:list-item>
            <text:p text:style-name="P7"><text:bookmark text:name="fn:6.27"/>This means that the <text:span text:style-name="Emphasis">routing</text:span> works, but the corresponding pages don’t necessarily work at this point. For example, <text:span text:style-name="Teletype">/users/1/edit</text:span> gets routed properly to the <text:span text:style-name="Source_20_Text">edit</text:span> action of the Users controller, but since the <text:span text:style-name="Source_20_Text">edit</text:span> action doesn’t exist yet actually hitting that URL will return an error. <text:a xlink:type="simple" xlink:href="http://railstutorial.org/chapters/modeling-and-viewing-users-one?version=2.3#fnref:6.27">↑</text:a> </text:p>
          </text:list-item>
          <text:list-item>
            <text:p text:style-name="P3"><text:bookmark text:name="fn:6.28"/>Note that <text:a xlink:type="simple" xlink:href="http://railstutorial.org/chapters/modeling-and-viewing-users-one?version=2.3#table:RESTful_users">Table 6.2</text:a> includes the URL <text:span text:style-name="Teletype">/users/new</text:span>, which actually worked fine in <text:a xlink:type="simple" xlink:href="http://railstutorial.org/chapters/filling-in-the-layout?version=2.3#sec:users_controller">Section 5.3.1</text:a>. This is because <text:span text:style-name="Teletype">/users/new</text:span> matches both the <text:span text:style-name="Teletype">/controller/action</text:span> pattern and the RESTful routes pattern. <text:a xlink:type="simple" xlink:href="http://railstutorial.org/chapters/modeling-and-viewing-users-one?version=2.3#fnref:6.28">↑</text:a> </text:p>
          </text:list-item>
        </text:list>
      </text:section>
      <text:section text:style-name="Sect1" text:name="book_bottom">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Source_20_Text" style:display-name="Source Text"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obab </meta:initial-creator>
    <meta:creation-date>2011-02-04T11:51:16</meta:creation-date>
    <meta:document-statistic meta:table-count="2" meta:image-count="11" meta:object-count="23" meta:page-count="28" meta:paragraph-count="720" meta:word-count="10084" meta:character-count="63249"/>
    <dc:date>2011-02-04T11:52:50</dc:date>
    <dc:creator>baobab </dc:creator>
    <meta:editing-duration>PT00H01M37S</meta:editing-duration>
    <meta:editing-cycles>1</meta:editing-cycles>
    <meta:generator>OpenOffice.org/3.2$Linux OpenOffice.org_project/320m12$Build-9483</meta:generator>
  </office:meta>
</office:document-meta>
</file>